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8.426cm"/>
    </style:style>
    <style:style style:name="co6" style:family="table-column">
      <style:table-column-properties fo:break-before="auto" style:column-width="13.286cm"/>
    </style:style>
    <style:style style:name="co7" style:family="table-column">
      <style:table-column-properties fo:break-before="auto" style:column-width="6.431cm"/>
    </style:style>
    <style:style style:name="co8" style:family="table-column">
      <style:table-column-properties fo:break-before="auto" style:column-width="6.281cm"/>
    </style:style>
    <style:style style:name="co9" style:family="table-column">
      <style:table-column-properties fo:break-before="auto" style:column-width="9.402cm"/>
    </style:style>
    <style:style style:name="co10" style:family="table-column">
      <style:table-column-properties fo:break-before="auto" style:column-width="12.247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4.817cm"/>
    </style:style>
    <style:style style:name="co13" style:family="table-column">
      <style:table-column-properties fo:break-before="auto" style:column-width="4.032cm"/>
    </style:style>
    <style:style style:name="co14" style:family="table-column">
      <style:table-column-properties fo:break-before="auto" style:column-width="5.071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439cm"/>
    </style:style>
    <style:style style:name="co17" style:family="table-column">
      <style:table-column-properties fo:break-before="auto" style:column-width="4.096cm"/>
    </style:style>
    <style:style style:name="co18" style:family="table-column">
      <style:table-column-properties fo:break-before="auto" style:column-width="8.405cm"/>
    </style:style>
    <style:style style:name="co19" style:family="table-column">
      <style:table-column-properties fo:break-before="auto" style:column-width="14.496cm"/>
    </style:style>
    <style:style style:name="co20" style:family="table-column">
      <style:table-column-properties fo:break-before="auto" style:column-width="7.343cm"/>
    </style:style>
    <style:style style:name="co21" style:family="table-column">
      <style:table-column-properties fo:break-before="auto" style:column-width="7.153cm"/>
    </style:style>
    <style:style style:name="co22" style:family="table-column">
      <style:table-column-properties fo:break-before="auto" style:column-width="8.595cm"/>
    </style:style>
    <style:style style:name="co23" style:family="table-column">
      <style:table-column-properties fo:break-before="auto" style:column-width="11.439cm"/>
    </style:style>
    <style:style style:name="co24" style:family="table-column">
      <style:table-column-properties fo:break-before="auto" style:column-width="4.413cm"/>
    </style:style>
    <style:style style:name="co25" style:family="table-column">
      <style:table-column-properties fo:break-before="auto" style:column-width="3.99cm"/>
    </style:style>
    <style:style style:name="co26" style:family="table-column">
      <style:table-column-properties fo:break-before="auto" style:column-width="5.05cm"/>
    </style:style>
    <style:style style:name="co27" style:family="table-column">
      <style:table-column-properties fo:break-before="auto" style:column-width="2.843cm"/>
    </style:style>
    <style:style style:name="co28" style:family="table-column">
      <style:table-column-properties fo:break-before="auto" style:column-width="5.454cm"/>
    </style:style>
    <style:style style:name="co29" style:family="table-column">
      <style:table-column-properties fo:break-before="auto" style:column-width="7.068cm"/>
    </style:style>
    <style:style style:name="co30" style:family="table-column">
      <style:table-column-properties fo:break-before="auto" style:column-width="17.489cm"/>
    </style:style>
    <style:style style:name="co31" style:family="table-column">
      <style:table-column-properties fo:break-before="auto" style:column-width="8.807cm"/>
    </style:style>
    <style:style style:name="co32" style:family="table-column">
      <style:table-column-properties fo:break-before="auto" style:column-width="2.228cm"/>
    </style:style>
    <style:style style:name="co33" style:family="table-column">
      <style:table-column-properties fo:break-before="auto" style:column-width="10.208cm"/>
    </style:style>
    <style:style style:name="co34" style:family="table-column">
      <style:table-column-properties fo:break-before="auto" style:column-width="16.194cm"/>
    </style:style>
    <style:style style:name="co35" style:family="table-column">
      <style:table-column-properties fo:break-before="auto" style:column-width="15.005cm"/>
    </style:style>
    <style:style style:name="co36" style:family="table-column">
      <style:table-column-properties fo:break-before="auto" style:column-width="4.542cm"/>
    </style:style>
    <style:style style:name="co37" style:family="table-column">
      <style:table-column-properties fo:break-before="auto" style:column-width="4.434cm"/>
    </style:style>
    <style:style style:name="co38" style:family="table-column">
      <style:table-column-properties fo:break-before="auto" style:column-width="4.477cm"/>
    </style:style>
    <style:style style:name="co39" style:family="table-column">
      <style:table-column-properties fo:break-before="auto" style:column-width="4.902cm"/>
    </style:style>
    <style:style style:name="co40" style:family="table-column">
      <style:table-column-properties fo:break-before="auto" style:column-width="7.47cm"/>
    </style:style>
    <style:style style:name="co41" style:family="table-column">
      <style:table-column-properties fo:break-before="auto" style:column-width="17.552cm"/>
    </style:style>
    <style:style style:name="co42" style:family="table-column">
      <style:table-column-properties fo:break-before="auto" style:column-width="9.465cm"/>
    </style:style>
    <style:style style:name="co43" style:family="table-column">
      <style:table-column-properties fo:break-before="auto" style:column-width="2.249cm"/>
    </style:style>
    <style:style style:name="co44" style:family="table-column">
      <style:table-column-properties fo:break-before="auto" style:column-width="9.636cm"/>
    </style:style>
    <style:style style:name="co45" style:family="table-column">
      <style:table-column-properties fo:break-before="auto" style:column-width="15.685cm"/>
    </style:style>
    <style:style style:name="co46" style:family="table-column">
      <style:table-column-properties fo:break-before="auto" style:column-width="14.963cm"/>
    </style:style>
    <style:style style:name="co47" style:family="table-column">
      <style:table-column-properties fo:break-before="auto" style:column-width="4.987cm"/>
    </style:style>
    <style:style style:name="co48" style:family="table-column">
      <style:table-column-properties fo:break-before="auto" style:column-width="4.5cm"/>
    </style:style>
    <style:style style:name="co49" style:family="table-column">
      <style:table-column-properties fo:break-before="auto" style:column-width="5.2cm"/>
    </style:style>
    <style:style style:name="co50" style:family="table-column">
      <style:table-column-properties fo:break-before="auto" style:column-width="3.798cm"/>
    </style:style>
    <style:style style:name="co51" style:family="table-column">
      <style:table-column-properties fo:break-before="auto" style:column-width="17.785cm"/>
    </style:style>
    <style:style style:name="co52" style:family="table-column">
      <style:table-column-properties fo:break-before="auto" style:column-width="9.296cm"/>
    </style:style>
    <style:style style:name="co53" style:family="table-column">
      <style:table-column-properties fo:break-before="auto" style:column-width="6.495cm"/>
    </style:style>
    <style:style style:name="co54" style:family="table-column">
      <style:table-column-properties fo:break-before="auto" style:column-width="9.338cm"/>
    </style:style>
    <style:style style:name="co55" style:family="table-column">
      <style:table-column-properties fo:break-before="auto" style:column-width="14.113cm"/>
    </style:style>
    <style:style style:name="co56" style:family="table-column">
      <style:table-column-properties fo:break-before="auto" style:column-width="14.199cm"/>
    </style:style>
    <style:style style:name="co57" style:family="table-column">
      <style:table-column-properties fo:break-before="auto" style:column-width="4.733cm"/>
    </style:style>
    <style:style style:name="co58" style:family="table-column">
      <style:table-column-properties fo:break-before="auto" style:column-width="4.838cm"/>
    </style:style>
    <style:style style:name="co59" style:family="table-column">
      <style:table-column-properties fo:break-before="auto" style:column-width="5.221cm"/>
    </style:style>
    <style:style style:name="ro1" style:family="table-row">
      <style:table-row-properties style:row-height="1.125cm" fo:break-before="auto" style:use-optimal-row-height="false"/>
    </style:style>
    <style:style style:name="ro2" style:family="table-row">
      <style:table-row-properties style:row-height="1.593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2.443cm" fo:break-before="auto" style:use-optimal-row-height="false"/>
    </style:style>
    <style:style style:name="ro5" style:family="table-row">
      <style:table-row-properties style:row-height="1.231cm" fo:break-before="auto" style:use-optimal-row-height="false"/>
    </style:style>
    <style:style style:name="ro6" style:family="table-row">
      <style:table-row-properties style:row-height="2.039cm" fo:break-before="auto" style:use-optimal-row-height="false"/>
    </style:style>
    <style:style style:name="ro7" style:family="table-row">
      <style:table-row-properties style:row-height="1.635cm" fo:break-before="auto" style:use-optimal-row-height="false"/>
    </style:style>
    <style:style style:name="ro8" style:family="table-row">
      <style:table-row-properties style:row-height="1.614cm" fo:break-before="auto" style:use-optimal-row-height="false"/>
    </style:style>
    <style:style style:name="ro9" style:family="table-row">
      <style:table-row-properties style:row-height="7.565cm" fo:break-before="auto" style:use-optimal-row-height="false"/>
    </style:style>
    <style:style style:name="ro10" style:family="table-row">
      <style:table-row-properties style:row-height="3.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8e86ae" style:text-align-source="fix" style:repeat-content="false" style:vertical-align="middle"/>
      <style:paragraph-properties fo:text-align="start" fo:margin-left="0cm"/>
      <style:text-properties style:font-name="Garamon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Garamond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Garamond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cm"/>
      <style:text-properties style:font-name="Garamond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Garamond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cm"/>
      <style:text-properties style:font-name="Garamond"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Garamond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Garamond"/>
    </style:style>
  </office:automatic-styles>
  <office:body>
    <office:spreadsheet>
      <table:calculation-settings table:automatic-find-labels="false" table:use-regular-expressions="false" table:use-wildcards="true"/>
      <table:table table:name="LoginPag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number-columns-repeated="16369" table:default-cell-style-name="ce5"/>
        <table:table-row table:style-name="ro1"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Application</text:p>
          </table:table-cell>
          <table:table-cell table:style-name="ce4" office:value-type="string" calcext:value-type="string">
            <text:p>Parent module</text:p>
          </table:table-cell>
          <table:table-cell table:style-name="ce4" office:value-type="string" calcext:value-type="string">
            <text:p>Sub module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Pre-requisites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Test case creation date</text:p>
          </table:table-cell>
          <table:table-cell table:style-name="ce4" office:value-type="string" calcext:value-type="string">
            <text:p>Manual Execution status</text:p>
          </table:table-cell>
          <table:table-cell table:style-name="ce4" office:value-type="string" calcext:value-type="string">
            <text:p>Script creation date</text:p>
          </table:table-cell>
          <table:table-cell table:style-name="ce4" office:value-type="string" calcext:value-type="string">
            <text:p>Automation Execution status</text:p>
          </table:table-cell>
          <table:table-cell table:number-columns-repeated="1636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To verify that “bebonet” logo is visible at the top centre on Login Page</text:p>
          </table:table-cell>
          <table:table-cell office:value-type="string" calcext:value-type="string">
            <text:p>Url should be known</text:p>
          </table:table-cell>
          <table:table-cell office:value-type="string" calcext:value-type="string">
            <text:p>Url=<text:a xlink:href="http://10.10.3.191/bebonet" xlink:type="simple">http://10.10.3.191/bebonet</text:a></text:p>
          </table:table-cell>
          <table:table-cell office:value-type="string" calcext:value-type="string">
            <text:p>1.Navigate to url</text:p>
            <text:p>2.Verify the visibility of bebonet logo</text:p>
          </table:table-cell>
          <table:table-cell office:value-type="string" calcext:value-type="string">
            <text:p>“bebonet” logo should be visible at the top centre on </text:p>
            <text:p>Login Page</text:p>
          </table:table-cell>
          <table:table-cell office:value-type="string" calcext:value-type="string">
            <text:p>“bebonet” logo is  visible at the top centre on </text:p>
            <text:p>Login Page</text:p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To verify that “Username” text field is visible below the bebonet logo on </text:p>
            <text:p>Login Page</text:p>
          </table:table-cell>
          <table:table-cell office:value-type="string" calcext:value-type="string">
            <text:p>Url should be known</text:p>
          </table:table-cell>
          <table:table-cell office:value-type="string" calcext:value-type="string">
            <text:p>Url=<text:a xlink:href="http://10.10.3.191/bebonet" xlink:type="simple">http://10.10.3.191/bebonet</text:a></text:p>
          </table:table-cell>
          <table:table-cell office:value-type="string" calcext:value-type="string">
            <text:p>1.Navigate to url</text:p>
            <text:p>2.Verify the visibility of Username text field</text:p>
          </table:table-cell>
          <table:table-cell office:value-type="string" calcext:value-type="string">
            <text:p><text:span text:style-name="T2">“Username” text field should be visible below the bebonet </text:span></text:p>
            <text:p><text:span text:style-name="T2">logo on Login Page</text:span></text:p>
          </table:table-cell>
          <table:table-cell office:value-type="string" calcext:value-type="string">
            <text:p>“Username” text field is  visible low the bebonet </text:p>
            <text:p>logo on Login Page</text:p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To verify that “Password” text field is visible below the Username text </text:p>
            <text:p>field on Login Page</text:p>
          </table:table-cell>
          <table:table-cell office:value-type="string" calcext:value-type="string">
            <text:p>Url should be known</text:p>
          </table:table-cell>
          <table:table-cell office:value-type="string" calcext:value-type="string">
            <text:p>Url=<text:a xlink:href="http://10.10.3.191/bebonet" xlink:type="simple">http://10.10.3.191/bebonet</text:a></text:p>
          </table:table-cell>
          <table:table-cell office:value-type="string" calcext:value-type="string">
            <text:p>1.Navigate to url</text:p>
            <text:p>2.Verify the visibility of Password text field</text:p>
          </table:table-cell>
          <table:table-cell office:value-type="string" calcext:value-type="string">
            <text:p><text:span text:style-name="T2">“Password” text field should be visible below the Username </text:span></text:p>
            <text:p><text:span text:style-name="T2">text field on Login Page</text:span></text:p>
          </table:table-cell>
          <table:table-cell office:value-type="string" calcext:value-type="string">
            <text:p>“Password” text field is  visible low the Username </text:p>
            <text:p>text field on Login Page</text:p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To verify that “Login” button is visible below the Password text </text:p>
            <text:p>field on Login Page</text:p>
          </table:table-cell>
          <table:table-cell office:value-type="string" calcext:value-type="string">
            <text:p>Url should be known</text:p>
          </table:table-cell>
          <table:table-cell office:value-type="string" calcext:value-type="string">
            <text:p>Url=<text:a xlink:href="http://10.10.3.191/bebonet" xlink:type="simple">http://10.10.3.191/bebonet</text:a></text:p>
          </table:table-cell>
          <table:table-cell office:value-type="string" calcext:value-type="string">
            <text:p>1.Navigate to url</text:p>
            <text:p>2.Verify the visibility of Login Button</text:p>
          </table:table-cell>
          <table:table-cell office:value-type="string" calcext:value-type="string">
            <text:p><text:span text:style-name="T2">“Login” button should be visible below the Password text </text:span></text:p>
            <text:p><text:span text:style-name="T2">field on Login Page</text:span></text:p>
          </table:table-cell>
          <table:table-cell office:value-type="string" calcext:value-type="string">
            <text:p>“Login” button is  visible low the Password text </text:p>
            <text:p>field on Login Page</text:p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To verify that “Forgot Password” link text is visible below the Login button </text:p>
            <text:p>On Login Page</text:p>
          </table:table-cell>
          <table:table-cell office:value-type="string" calcext:value-type="string">
            <text:p>Url should be known</text:p>
          </table:table-cell>
          <table:table-cell office:value-type="string" calcext:value-type="string">
            <text:p>Url=<text:a xlink:href="http://10.10.3.191/bebonet" xlink:type="simple">http://10.10.3.191/bebonet</text:a></text:p>
          </table:table-cell>
          <table:table-cell office:value-type="string" calcext:value-type="string">
            <text:p>1.Navigate to url</text:p>
            <text:p>2.Verify the visibility of Forgot Password Link text</text:p>
          </table:table-cell>
          <table:table-cell office:value-type="string" calcext:value-type="string">
            <text:p><text:span text:style-name="T2">“Forgot Password” link text should be visible below the Login button </text:span></text:p>
            <text:p><text:span text:style-name="T2">On Login Page</text:span></text:p>
          </table:table-cell>
          <table:table-cell office:value-type="string" calcext:value-type="string">
            <text:p>“Forgot Password” link text is  visible low the Login button </text:p>
            <text:p>On Login Page</text:p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To verify that “Copyright” header is visible below the Forgot Password </text:p>
            <text:p>Link text on Login Page</text:p>
          </table:table-cell>
          <table:table-cell office:value-type="string" calcext:value-type="string">
            <text:p>Url should be known</text:p>
          </table:table-cell>
          <table:table-cell office:value-type="string" calcext:value-type="string">
            <text:p>Url=<text:a xlink:href="http://10.10.3.191/bebonet" xlink:type="simple">http://10.10.3.191/bebonet</text:a></text:p>
          </table:table-cell>
          <table:table-cell office:value-type="string" calcext:value-type="string">
            <text:p>1.Navigate to url</text:p>
            <text:p>2.Verify the visibility of Copyright header</text:p>
          </table:table-cell>
          <table:table-cell office:value-type="string" calcext:value-type="string">
            <text:p><text:span text:style-name="T2"> “Copyright” header should be visible below the Forgot Password </text:span></text:p>
            <text:p><text:span text:style-name="T2">Link text on Login Page</text:span></text:p>
          </table:table-cell>
          <table:table-cell office:value-type="string" calcext:value-type="string">
            <text:p> “Copyright” header is  visible low the Forgot Password </text:p>
            <text:p>Link text on Login Page</text:p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To verify that “Username” text field accept username on Login Page</text:p>
          </table:table-cell>
          <table:table-cell office:value-type="string" calcext:value-type="string">
            <text:p>Login Credentials should be known</text:p>
          </table:table-cell>
          <table:table-cell office:value-type="string" calcext:value-type="string">
            <text:p>Username=Tanuja123</text:p>
          </table:table-cell>
          <table:table-cell office:value-type="string" calcext:value-type="string">
            <text:p>1.Enter Username in username text field</text:p>
          </table:table-cell>
          <table:table-cell table:style-name="ce6" office:value-type="string" calcext:value-type="string">
            <text:p><text:s/>“Username” text field should accept username on Login Page</text:p>
          </table:table-cell>
          <table:table-cell table:style-name="ce6" office:value-type="string" calcext:value-type="string">
            <text:p><text:s/>“Username” text field is accept username on Login Page</text:p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To verify that “Password” text field accept password on Login Page</text:p>
          </table:table-cell>
          <table:table-cell office:value-type="string" calcext:value-type="string">
            <text:p>Login Credentials should be known</text:p>
          </table:table-cell>
          <table:table-cell office:value-type="string" calcext:value-type="string">
            <text:p>Password=bebo123</text:p>
          </table:table-cell>
          <table:table-cell office:value-type="string" calcext:value-type="string">
            <text:p>1.Enter Password in password text field</text:p>
          </table:table-cell>
          <table:table-cell table:style-name="ce6" office:value-type="string" calcext:value-type="string">
            <text:p><text:s/>“Password” text field should accept password on Login Page</text:p>
          </table:table-cell>
          <table:table-cell table:style-name="ce6" office:value-type="string" calcext:value-type="string">
            <text:p><text:s/>“Password” text field is accept password on Login Page</text:p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To verify that “Password” text field is masked, The password is visible in </text:p>
            <text:p><text:span text:style-name="T1">asterisk when user entered it in password text field on Login Page</text:span></text:p>
          </table:table-cell>
          <table:table-cell office:value-type="string" calcext:value-type="string">
            <text:p>Login Credentials should be known</text:p>
          </table:table-cell>
          <table:table-cell office:value-type="string" calcext:value-type="string">
            <text:p>Password=bebo123</text:p>
          </table:table-cell>
          <table:table-cell office:value-type="string" calcext:value-type="string">
            <text:p>1.Enter Password in password text field</text:p>
          </table:table-cell>
          <table:table-cell office:value-type="string" calcext:value-type="string">
            <text:p><text:span text:style-name="T1">The password should be visible in asterisk when user entered it in </text:span></text:p>
            <text:p><text:span text:style-name="T1">Password text field on Login Page</text:span></text:p>
          </table:table-cell>
          <table:table-cell office:value-type="string" calcext:value-type="string">
            <text:p>The password is  visible in asterisk when user entered it in </text:p>
            <text:p>Password text field on Login Page</text:p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To verify the login functionality to ensure that a unregistered user is not </text:p>
            <text:p>allowed  To login with invalid credentials in the application</text:p>
          </table:table-cell>
          <table:table-cell office:value-type="string" calcext:value-type="string">
            <text:p>Login Credentials should be known</text:p>
          </table:table-cell>
          <table:table-cell office:value-type="string" calcext:value-type="string">
            <text:p><text:span text:style-name="T1">Username=tanu</text:span></text:p>
            <text:p><text:span text:style-name="T1">Password=123</text:span></text:p>
          </table:table-cell>
          <table:table-cell office:value-type="string" calcext:value-type="string">
            <text:p>1.Enter Username in username text field</text:p>
            <text:p><text:span text:style-name="T1">2.Enter Password in password text field</text:span></text:p>
            <text:p><text:span text:style-name="T1">3.Click on Login button</text:span></text:p>
          </table:table-cell>
          <table:table-cell office:value-type="string" calcext:value-type="string">
            <text:p><text:span text:style-name="T1">The unregistered user should not allowed  to login with invalid </text:span></text:p>
            <text:p><text:span text:style-name="T1">Credentials in the application</text:span></text:p>
          </table:table-cell>
          <table:table-cell office:value-type="string" calcext:value-type="string">
            <text:p>The unregistered user is not allowed  to login with invalid </text:p>
            <text:p>Credentials in the application</text:p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To verify the login functionality to ensure that a  user is not allowed  to </text:p>
            <text:p>login with blank password in the application, “Please enter Username and </text:p>
            <text:p>Password” message should be visible above the Username text field</text:p>
          </table:table-cell>
          <table:table-cell office:value-type="string" calcext:value-type="string">
            <text:p>Login Credentials should be known</text:p>
          </table:table-cell>
          <table:table-cell office:value-type="string" calcext:value-type="string">
            <text:p>Username=tanu</text:p>
          </table:table-cell>
          <table:table-cell office:value-type="string" calcext:value-type="string">
            <text:p><text:span text:style-name="T1">1.Enter U</text:span>sername in username text field</text:p>
            <text:p><text:span text:style-name="T1">2.Click on Login button</text:span></text:p>
          </table:table-cell>
          <table:table-cell office:value-type="string" calcext:value-type="string">
            <text:p><text:span text:style-name="T1">The user should not allowed  to login with blank password in the </text:span></text:p>
            <text:p><text:span text:style-name="T1">Application, “Please enter Username and Password” message </text:span></text:p>
            <text:p><text:span text:style-name="T1">Should be visible above the Username text field</text:span></text:p>
          </table:table-cell>
          <table:table-cell office:value-type="string" calcext:value-type="string">
            <text:p>The user is not allowed  to login with blank password in the </text:p>
            <text:p>Application, “Please enter Username and Password” message </text:p>
            <text:p>is  visible above the Username text field</text:p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To verify the login functionality to ensure that a  user is not allowed  to </text:p>
            <text:p>login with blank Username in the application, “Please enter Username and </text:p>
            <text:p>Password” message should be visible above the Username text field</text:p>
          </table:table-cell>
          <table:table-cell office:value-type="string" calcext:value-type="string">
            <text:p>Login Credentials should be known</text:p>
          </table:table-cell>
          <table:table-cell office:value-type="string" calcext:value-type="string">
            <text:p>Password=123</text:p>
          </table:table-cell>
          <table:table-cell office:value-type="string" calcext:value-type="string">
            <text:p><text:span text:style-name="T1">1.Enter Password in password text field</text:span></text:p>
            <text:p><text:span text:style-name="T1">2.Click on Login button</text:span></text:p>
          </table:table-cell>
          <table:table-cell office:value-type="string" calcext:value-type="string">
            <text:p><text:span text:style-name="T1">The user should not allowed  to login with blank username in the </text:span></text:p>
            <text:p><text:span text:style-name="T1">Application, “Please enter Username and Password” message </text:span></text:p>
            <text:p><text:span text:style-name="T1">Should be visible above the Username text field</text:span></text:p>
          </table:table-cell>
          <table:table-cell office:value-type="string" calcext:value-type="string">
            <text:p>The user is not allowed  to login with blank username in the </text:p>
            <text:p>Application, “Please enter Username and Password” message </text:p>
            <text:p>is  visible above the Username text field</text:p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To verify the login functionality to ensure that a  user is not allowed  to </text:p>
            <text:p>login with blank Username and blank password in the application, </text:p>
            <text:p>“Please enter Username and Password” message should be visible above </text:p>
            <text:p>the Username text field</text:p>
          </table:table-cell>
          <table:table-cell office:value-type="string" calcext:value-type="string">
            <text:p>Login page should be opened</text:p>
          </table:table-cell>
          <table:table-cell/>
          <table:table-cell office:value-type="string" calcext:value-type="string">
            <text:p>1.Click on Login button</text:p>
          </table:table-cell>
          <table:table-cell office:value-type="string" calcext:value-type="string">
            <text:p><text:span text:style-name="T1">The user should not allowed  to login with blank username and </text:span></text:p>
            <text:p><text:span text:style-name="T1">blank password in the Application, “Please enter Username and </text:span></text:p>
            <text:p><text:span text:style-name="T1">Password” message should be visible above the Username text field</text:span></text:p>
          </table:table-cell>
          <table:table-cell office:value-type="string" calcext:value-type="string">
            <text:p>The user is not allowed  to login with blank username and </text:p>
            <text:p>blank password in the Application, “Please enter Username and </text:p>
            <text:p>Password” message is  visible above the Username text field</text:p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Forgot Password Page</text:p>
          </table:table-cell>
          <table:table-cell office:value-type="string" calcext:value-type="string">
            <text:p>To verify that “Forgot Password” link text leads redirection to Forgot </text:p>
            <text:p>Password Page</text:p>
          </table:table-cell>
          <table:table-cell office:value-type="string" calcext:value-type="string">
            <text:p>Login page should be opened</text:p>
          </table:table-cell>
          <table:table-cell/>
          <table:table-cell office:value-type="string" calcext:value-type="string">
            <text:p>1.Click on forgot password link</text:p>
          </table:table-cell>
          <table:table-cell office:value-type="string" calcext:value-type="string">
            <text:p><text:span text:style-name="T1">“Forgot Password” link text should lead redirection to Forgot </text:span></text:p>
            <text:p><text:span text:style-name="T1">Password Page</text:span></text:p>
          </table:table-cell>
          <table:table-cell office:value-type="string" calcext:value-type="string">
            <text:p>“Forgot Password” link text is lead redirection to Forgot </text:p>
            <text:p>Password Page</text:p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Bebo technologies official Website Home Page</text:p>
          </table:table-cell>
          <table:table-cell office:value-type="string" calcext:value-type="string">
            <text:p>To verify that Copyright header “Bebo technologies” link text leads </text:p>
            <text:p><text:span text:style-name="T1">redirection to Bebo technologies official website</text:span> Home Page</text:p>
          </table:table-cell>
          <table:table-cell office:value-type="string" calcext:value-type="string">
            <text:p>Login page should be opened</text:p>
          </table:table-cell>
          <table:table-cell/>
          <table:table-cell office:value-type="string" calcext:value-type="string">
            <text:p>1.Click on Bebo technologies link text</text:p>
          </table:table-cell>
          <table:table-cell office:value-type="string" calcext:value-type="string">
            <text:p><text:span text:style-name="T1"> “Bebo technologies” link text should lead redirection to Bebo </text:span></text:p>
            <text:p><text:span text:style-name="T1">Technologies official website Home Page</text:span></text:p>
          </table:table-cell>
          <table:table-cell office:value-type="string" calcext:value-type="string">
            <text:p> “bebo technologies” link text is lead redirection to bebo </text:p>
            <text:p>Technologies official website Home Page</text:p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Bebonet Dashboard</text:p>
          </table:table-cell>
          <table:table-cell office:value-type="string" calcext:value-type="string">
            <text:p><text:span text:style-name="T1">To verify the login functionality to ensure that a Registered user is allowed </text:span></text:p>
            <text:p><text:span text:style-name="T1">To login with username and password on Login Page</text:span></text:p>
            <text:p/>
          </table:table-cell>
          <table:table-cell office:value-type="string" calcext:value-type="string">
            <text:p>Login Credentials should be known</text:p>
          </table:table-cell>
          <table:table-cell office:value-type="string" calcext:value-type="string">
            <text:p>Username=Tanuja123</text:p>
            <text:p><text:span text:style-name="T1">Password=bebo123</text:span></text:p>
          </table:table-cell>
          <table:table-cell office:value-type="string" calcext:value-type="string">
            <text:p>1.Enter Username in username text field</text:p>
            <text:p><text:span text:style-name="T1">2.Enter Password in password text field</text:span></text:p>
            <text:p><text:span text:style-name="T1">3.Click on Login button</text:span></text:p>
          </table:table-cell>
          <table:table-cell office:value-type="string" calcext:value-type="string">
            <text:p><text:span text:style-name="T1">The registered user should be allowed to login with username and </text:span></text:p>
            <text:p><text:span text:style-name="T1">Password and redirected to Bebonet Dashboard successfully</text:span></text:p>
            <text:p/>
          </table:table-cell>
          <table:table-cell office:value-type="string" calcext:value-type="string">
            <text:p>The registered user is  allowed to login with username and </text:p>
            <text:p>Password and redirected to bebonet Dashboard successfully</text:p>
            <text:p/>
          </table:table-cell>
          <table:table-cell office:value-type="string" calcext:value-type="string">
            <text:p>31 May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gotPasswordPage" table:style-name="ta1">
        <table:table-column table:style-name="co15" table:number-columns-repeated="2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number-columns-repeated="2" table:default-cell-style-name="ce5"/>
        <table:table-column table:style-name="co1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15" table:number-columns-repeated="16369" table:default-cell-style-name="ce5"/>
        <table:table-row table:style-name="ro3"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Application</text:p>
          </table:table-cell>
          <table:table-cell table:style-name="ce4" office:value-type="string" calcext:value-type="string">
            <text:p>Parent module</text:p>
          </table:table-cell>
          <table:table-cell table:style-name="ce4" office:value-type="string" calcext:value-type="string">
            <text:p>Sub module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Pre-requisites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Test case creation date</text:p>
          </table:table-cell>
          <table:table-cell table:style-name="ce4" office:value-type="string" calcext:value-type="string">
            <text:p>Manual Execution status</text:p>
          </table:table-cell>
          <table:table-cell table:style-name="ce4" office:value-type="string" calcext:value-type="string">
            <text:p>Script creation date</text:p>
          </table:table-cell>
          <table:table-cell table:style-name="ce4" office:value-type="string" calcext:value-type="string">
            <text:p>Automation Execution status</text:p>
          </table:table-cell>
          <table:table-cell table:number-columns-repeated="1636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Forgot Password Page</text:p>
          </table:table-cell>
          <table:table-cell/>
          <table:table-cell office:value-type="string" calcext:value-type="string">
            <text:p><text:span text:style-name="T1">To verify that “bebonet” logo is visible at the top centre on Forgot Password</text:span> Page</text:p>
          </table:table-cell>
          <table:table-cell office:value-type="string" calcext:value-type="string">
            <text:p>Forgot Password Page should be opened</text:p>
          </table:table-cell>
          <table:table-cell/>
          <table:table-cell office:value-type="string" calcext:value-type="string">
            <text:p>1.Verify the visibility of bebonet logo</text:p>
          </table:table-cell>
          <table:table-cell office:value-type="string" calcext:value-type="string">
            <text:p>“bebonet” logo should be visible at the top centre on </text:p>
            <text:p><text:span text:style-name="T3">Forgot Password</text:span> Page</text:p>
          </table:table-cell>
          <table:table-cell office:value-type="string" calcext:value-type="string">
            <text:p>“bebonet” logo is visible at the top centre on </text:p>
            <text:p>Forgot Password Page</text:p>
          </table:table-cell>
          <table:table-cell office:value-type="string" calcext:value-type="string">
            <text:p>01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Forgot Password Page</text:p>
          </table:table-cell>
          <table:table-cell/>
          <table:table-cell office:value-type="string" calcext:value-type="string">
            <text:p>To verify that “Username” text field is visible below the bebonet logo on </text:p>
            <text:p><text:span text:style-name="T1">Forgot Password</text:span> Page</text:p>
          </table:table-cell>
          <table:table-cell office:value-type="string" calcext:value-type="string">
            <text:p>Forgot Password Page should be opened</text:p>
          </table:table-cell>
          <table:table-cell/>
          <table:table-cell office:value-type="string" calcext:value-type="string">
            <text:p>1.Verify the visibility of Username text field</text:p>
          </table:table-cell>
          <table:table-cell office:value-type="string" calcext:value-type="string">
            <text:p><text:span text:style-name="T2">“Username” text field should be visible below the bebonet </text:span></text:p>
            <text:p><text:span text:style-name="T3">logo on Forgot Password</text:span><text:span text:style-name="T2"> Page</text:span></text:p>
          </table:table-cell>
          <table:table-cell office:value-type="string" calcext:value-type="string">
            <text:p>“Username” text field is visible below the bebonet </text:p>
            <text:p>logo on Forgot Password Page</text:p>
          </table:table-cell>
          <table:table-cell office:value-type="string" calcext:value-type="string">
            <text:p>01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Forgot Password Page</text:p>
          </table:table-cell>
          <table:table-cell/>
          <table:table-cell office:value-type="string" calcext:value-type="string">
            <text:p>To verify that “Submit” button is visible below the Username text </text:p>
            <text:p><text:span text:style-name="T1">field on Forgot Password</text:span> Page</text:p>
          </table:table-cell>
          <table:table-cell office:value-type="string" calcext:value-type="string">
            <text:p>Forgot Password Page should be opened</text:p>
          </table:table-cell>
          <table:table-cell/>
          <table:table-cell office:value-type="string" calcext:value-type="string">
            <text:p>1.Verify the visibility of Submit Button</text:p>
          </table:table-cell>
          <table:table-cell office:value-type="string" calcext:value-type="string">
            <text:p><text:span text:style-name="T3">“Submit” button should be visible below the Username text </text:span></text:p>
            <text:p><text:span text:style-name="T3">field on Forgot Password Page</text:span></text:p>
          </table:table-cell>
          <table:table-cell office:value-type="string" calcext:value-type="string">
            <text:p>“Submit” button is visible below the Username text </text:p>
            <text:p>field on Forgot Password Page</text:p>
          </table:table-cell>
          <table:table-cell office:value-type="string" calcext:value-type="string">
            <text:p>01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Forgot Password Page</text:p>
          </table:table-cell>
          <table:table-cell/>
          <table:table-cell office:value-type="string" calcext:value-type="string">
            <text:p>To verify that “Login to your account” link text is visible below the Submit button </text:p>
            <text:p><text:span text:style-name="T1">On Forgot Password Page</text:span></text:p>
          </table:table-cell>
          <table:table-cell office:value-type="string" calcext:value-type="string">
            <text:p>Forgot Password Page should be opened</text:p>
          </table:table-cell>
          <table:table-cell/>
          <table:table-cell office:value-type="string" calcext:value-type="string">
            <text:p>1..Verify the visibility of Login to your account </text:p>
            <text:p>Link text</text:p>
          </table:table-cell>
          <table:table-cell office:value-type="string" calcext:value-type="string">
            <text:p><text:span text:style-name="T3">“Login to your account” link text should be visible below the </text:span></text:p>
            <text:p><text:span text:style-name="T3">Submit button on Forgot Password Page</text:span></text:p>
          </table:table-cell>
          <table:table-cell office:value-type="string" calcext:value-type="string">
            <text:p>“Login to your account” link text is visible below the </text:p>
            <text:p>Submit button on Forgot Password Page</text:p>
          </table:table-cell>
          <table:table-cell office:value-type="string" calcext:value-type="string">
            <text:p>01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Forgot Password Page</text:p>
          </table:table-cell>
          <table:table-cell/>
          <table:table-cell office:value-type="string" calcext:value-type="string">
            <text:p>To verify that “Copyright” header is visible below the Login to your account </text:p>
            <text:p><text:span text:style-name="T1">Link text on Forgot Password Page</text:span></text:p>
          </table:table-cell>
          <table:table-cell office:value-type="string" calcext:value-type="string">
            <text:p>Forgot Password Page should be opened</text:p>
          </table:table-cell>
          <table:table-cell/>
          <table:table-cell office:value-type="string" calcext:value-type="string">
            <text:p>1.Verify the visibility of Copyright header</text:p>
          </table:table-cell>
          <table:table-cell office:value-type="string" calcext:value-type="string">
            <text:p><text:span text:style-name="T3"> “Copyright” header should be visible below the Login to your </text:span></text:p>
            <text:p><text:span text:style-name="T3">account Link text on Forgot Password Page</text:span></text:p>
          </table:table-cell>
          <table:table-cell office:value-type="string" calcext:value-type="string">
            <text:p> “Copyright” header is visible below the Login to your </text:p>
            <text:p>account Link text on Forgot Password Page</text:p>
          </table:table-cell>
          <table:table-cell office:value-type="string" calcext:value-type="string">
            <text:p>01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Forgot Password Page</text:p>
          </table:table-cell>
          <table:table-cell/>
          <table:table-cell office:value-type="string" calcext:value-type="string">
            <text:p>To verify that “Username” text field accept username on Forgot Password Page</text:p>
          </table:table-cell>
          <table:table-cell office:value-type="string" calcext:value-type="string">
            <text:p>Forgot Password Page should be opened</text:p>
          </table:table-cell>
          <table:table-cell office:value-type="string" calcext:value-type="string">
            <text:p>Username=Tanuja123</text:p>
          </table:table-cell>
          <table:table-cell office:value-type="string" calcext:value-type="string">
            <text:p>1.Enter Username in username text field</text:p>
          </table:table-cell>
          <table:table-cell table:style-name="ce6" office:value-type="string" calcext:value-type="string">
            <text:p><text:span text:style-name="T3"> “Username” text field should accept username on Forgot </text:span></text:p>
            <text:p><text:span text:style-name="T3">Password Page</text:span></text:p>
          </table:table-cell>
          <table:table-cell table:style-name="ce6" office:value-type="string" calcext:value-type="string">
            <text:p> “Username” text field is accept username on Forgot </text:p>
            <text:p>Password Page</text:p>
          </table:table-cell>
          <table:table-cell office:value-type="string" calcext:value-type="string">
            <text:p>01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Forgot Password Page</text:p>
          </table:table-cell>
          <table:table-cell/>
          <table:table-cell office:value-type="string" calcext:value-type="string">
            <text:p><text:span text:style-name="T1">To verify the submit functionality to ensure that a Registered user received the </text:span></text:p>
            <text:p><text:span text:style-name="T1">password reset mail on registered mail id with username on Forgot Password Page</text:span></text:p>
            <text:p/>
          </table:table-cell>
          <table:table-cell office:value-type="string" calcext:value-type="string">
            <text:p>Forgot Password Page should be opened</text:p>
          </table:table-cell>
          <table:table-cell office:value-type="string" calcext:value-type="string">
            <text:p>Username=Tanuja123</text:p>
          </table:table-cell>
          <table:table-cell office:value-type="string" calcext:value-type="string">
            <text:p>1.Enter Username in username text field</text:p>
            <text:p><text:span text:style-name="T1">2.Click on Submit button</text:span></text:p>
          </table:table-cell>
          <table:table-cell office:value-type="string" calcext:value-type="string">
            <text:p><text:span text:style-name="T1">The registered user should be received the password reset link </text:span></text:p>
            <text:p><text:span text:style-name="T1">On registered mail id successfully</text:span></text:p>
            <text:p/>
          </table:table-cell>
          <table:table-cell office:value-type="string" calcext:value-type="string">
            <text:p>The registered user is  received the password reset link </text:p>
            <text:p>On registered mail id successfully</text:p>
            <text:p/>
          </table:table-cell>
          <table:table-cell office:value-type="string" calcext:value-type="string">
            <text:p>01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Forgot Password Page</text:p>
          </table:table-cell>
          <table:table-cell/>
          <table:table-cell office:value-type="string" calcext:value-type="string">
            <text:p><text:span text:style-name="T1">To verify the submit functionality to ensure that a unregistered user is not allowed </text:span></text:p>
            <text:p><text:span text:style-name="T1">To forgot password with invalid username and “Please enter valid username” </text:span></text:p>
            <text:p><text:span text:style-name="T1">Message is visible above the username text field on Forgot Password Page</text:span></text:p>
            <text:p/>
          </table:table-cell>
          <table:table-cell office:value-type="string" calcext:value-type="string">
            <text:p>Forgot Password Page should be opened</text:p>
          </table:table-cell>
          <table:table-cell office:value-type="string" calcext:value-type="string">
            <text:p>Username=ramu</text:p>
          </table:table-cell>
          <table:table-cell office:value-type="string" calcext:value-type="string">
            <text:p>1.Enter Username in username text field</text:p>
            <text:p><text:span text:style-name="T1">2.Click on Submit button</text:span></text:p>
          </table:table-cell>
          <table:table-cell office:value-type="string" calcext:value-type="string">
            <text:p><text:span text:style-name="T1">“Please enter valid username” message is visible above the </text:span></text:p>
            <text:p><text:span text:style-name="T1">Username text field on Forgot Password Page</text:span></text:p>
            <text:p/>
          </table:table-cell>
          <table:table-cell office:value-type="string" calcext:value-type="string">
            <text:p><text:span text:style-name="T1">“Please enter valid username” message is visible above the </text:span></text:p>
            <text:p><text:span text:style-name="T1">Username text field on Forgot Password Page</text:span></text:p>
            <text:p/>
          </table:table-cell>
          <table:table-cell office:value-type="string" calcext:value-type="string">
            <text:p>01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Forgot Password Page</text:p>
          </table:table-cell>
          <table:table-cell/>
          <table:table-cell office:value-type="string" calcext:value-type="string">
            <text:p><text:span text:style-name="T1">To verify the submit functionality to ensure that with blank username, user is not </text:span></text:p>
            <text:p><text:span text:style-name="T1">allowed to forgot password and “Username is required” message is visible </text:span></text:p>
            <text:p><text:span text:style-name="T1">Below the username text field on Forgot Password Page</text:span></text:p>
            <text:p/>
          </table:table-cell>
          <table:table-cell office:value-type="string" calcext:value-type="string">
            <text:p>Forgot Password Page should be opened</text:p>
          </table:table-cell>
          <table:table-cell/>
          <table:table-cell office:value-type="string" calcext:value-type="string">
            <text:p>1.Click on Submit button</text:p>
          </table:table-cell>
          <table:table-cell office:value-type="string" calcext:value-type="string">
            <text:p><text:span text:style-name="T1">“Username is required” message is visible below the username </text:span></text:p>
            <text:p><text:span text:style-name="T1">Text field on Forgot Password Page</text:span></text:p>
            <text:p/>
          </table:table-cell>
          <table:table-cell office:value-type="string" calcext:value-type="string">
            <text:p><text:span text:style-name="T1">“Username is required” message is visible below the username </text:span></text:p>
            <text:p><text:span text:style-name="T1">Text field on Forgot Password Page</text:span></text:p>
            <text:p/>
          </table:table-cell>
          <table:table-cell office:value-type="string" calcext:value-type="string">
            <text:p>01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Forgot Password Page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<text:span text:style-name="T1">To verify that “Login to your account</text:span>” link text leads redirection to Login Page</text:p>
          </table:table-cell>
          <table:table-cell office:value-type="string" calcext:value-type="string">
            <text:p>Forgot Password Page should be opened</text:p>
          </table:table-cell>
          <table:table-cell/>
          <table:table-cell office:value-type="string" calcext:value-type="string">
            <text:p>1.Click on Login to your account link</text:p>
          </table:table-cell>
          <table:table-cell office:value-type="string" calcext:value-type="string">
            <text:p><text:span text:style-name="T1">“Login to your account” link text should lead redirection to </text:span></text:p>
            <text:p><text:span text:style-name="T1">Login Page</text:span></text:p>
          </table:table-cell>
          <table:table-cell office:value-type="string" calcext:value-type="string">
            <text:p>“Login to your account” link text is lead redirection to </text:p>
            <text:p>Login Page</text:p>
          </table:table-cell>
          <table:table-cell office:value-type="string" calcext:value-type="string">
            <text:p>01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Forgot Password Page</text:p>
          </table:table-cell>
          <table:table-cell office:value-type="string" calcext:value-type="string">
            <text:p>Bebo technologies official Website Home Page</text:p>
          </table:table-cell>
          <table:table-cell office:value-type="string" calcext:value-type="string">
            <text:p>To verify that Copyright header “Bebo technologies” link text leads </text:p>
            <text:p><text:span text:style-name="T1">redirection to Bebo technologies official website</text:span> Home Page</text:p>
          </table:table-cell>
          <table:table-cell office:value-type="string" calcext:value-type="string">
            <text:p>Forgot Password Page should be opened</text:p>
          </table:table-cell>
          <table:table-cell/>
          <table:table-cell office:value-type="string" calcext:value-type="string">
            <text:p>1.Click on Bebo technologies link text</text:p>
          </table:table-cell>
          <table:table-cell office:value-type="string" calcext:value-type="string">
            <text:p><text:span text:style-name="T1"> “Bebo technologies” link text should lead redirection to Bebo </text:span></text:p>
            <text:p><text:span text:style-name="T1">Technologies official website Home Page</text:span></text:p>
          </table:table-cell>
          <table:table-cell office:value-type="string" calcext:value-type="string">
            <text:p> “Bebo technologies” link text is lead redirection to Bebo </text:p>
            <text:p>Technologies official website Home Page</text:p>
          </table:table-cell>
          <table:table-cell office:value-type="string" calcext:value-type="string">
            <text:p>01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4" table:number-rows-repeated="8">
          <table:table-cell table:number-columns-repeated="16384"/>
        </table:table-row>
        <table:table-row table:style-name="ro4">
          <table:table-cell table:number-columns-repeated="9"/>
          <table:table-cell table:style-name="ce6" table:number-columns-repeated="2"/>
          <table:table-cell table:number-columns-repeated="16373"/>
        </table:table-row>
        <table:table-row table:style-name="ro4" table:number-rows-repeated="104855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T User ATS Smoke" table:style-name="ta1">
        <table:table-column table:style-name="co15" table:default-cell-style-name="ce5"/>
        <table:table-column table:style-name="co27" table:default-cell-style-name="ce5"/>
        <table:table-column table:style-name="co15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38" table:default-cell-style-name="ce5"/>
        <table:table-column table:style-name="co26" table:default-cell-style-name="ce5"/>
        <table:table-column table:style-name="co15" table:number-columns-repeated="16369" table:default-cell-style-name="ce5"/>
        <table:table-row table:style-name="ro5"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Application</text:p>
          </table:table-cell>
          <table:table-cell table:style-name="ce4" office:value-type="string" calcext:value-type="string">
            <text:p>Parent module</text:p>
          </table:table-cell>
          <table:table-cell table:style-name="ce4" office:value-type="string" calcext:value-type="string">
            <text:p>Sub module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Pre-requisites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Test case creation date</text:p>
          </table:table-cell>
          <table:table-cell table:style-name="ce4" office:value-type="string" calcext:value-type="string">
            <text:p>Manual Execution status</text:p>
          </table:table-cell>
          <table:table-cell table:style-name="ce4" office:value-type="string" calcext:value-type="string">
            <text:p>Script creation date</text:p>
          </table:table-cell>
          <table:table-cell table:style-name="ce4" office:value-type="string" calcext:value-type="string">
            <text:p>Automation Execution status</text:p>
          </table:table-cell>
          <table:table-cell table:number-columns-repeated="1636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Bebonet Dashboard Page</text:p>
          </table:table-cell>
          <table:table-cell/>
          <table:table-cell office:value-type="string" calcext:value-type="string">
            <text:p>To verify the visibility of ‘Applications’ list in Panel at left side of Bebonet Dashboard Page</text:p>
          </table:table-cell>
          <table:table-cell office:value-type="string" calcext:value-type="string">
            <text:p>User should be Logged in</text:p>
          </table:table-cell>
          <table:table-cell/>
          <table:table-cell office:value-type="string" calcext:value-type="string">
            <text:p>1.Verify that Applications list is visible </text:p>
          </table:table-cell>
          <table:table-cell office:value-type="string" calcext:value-type="string">
            <text:p>Applications list should be visible in Panel at left side of Bebonet </text:p>
            <text:p>Dashboard Page</text:p>
          </table:table-cell>
          <table:table-cell office:value-type="string" calcext:value-type="string">
            <text:p>Applications list is visible in Panel at left side of bebonet </text:p>
            <text:p>Dashboard Page</text:p>
          </table:table-cell>
          <table:table-cell office:value-type="string" calcext:value-type="string">
            <text:p>01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Bebonet Dashboard Page</text:p>
          </table:table-cell>
          <table:table-cell/>
          <table:table-cell office:value-type="string" calcext:value-type="string">
            <text:p>To verify the visibility of ‘Asset’ option in Applications  list at left side of Bebonet Dashboard </text:p>
            <text:p>Page</text:p>
          </table:table-cell>
          <table:table-cell office:value-type="string" calcext:value-type="string">
            <text:p>User should be Logged in</text:p>
          </table:table-cell>
          <table:table-cell/>
          <table:table-cell office:value-type="string" calcext:value-type="string">
            <text:p>1.Verify that Asset option is visible in </text:p>
            <text:p>Applications List</text:p>
          </table:table-cell>
          <table:table-cell office:value-type="string" calcext:value-type="string">
            <text:p><text:span text:style-name="T1">Asset option should be visible in Applications  list at left side of </text:span></text:p>
            <text:p><text:span text:style-name="T1">Bebonet Dashboard Page</text:span></text:p>
          </table:table-cell>
          <table:table-cell office:value-type="string" calcext:value-type="string">
            <text:p>Asset option is visible in Applications  list at left side of </text:p>
            <text:p>Bebonet Dashboard Page</text:p>
          </table:table-cell>
          <table:table-cell office:value-type="string" calcext:value-type="string">
            <text:p>01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To verify the visibility of <text:s/>‘New item’ button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New Item Button</text:p>
          </table:table-cell>
          <table:table-cell office:value-type="string" calcext:value-type="string">
            <text:p>New item button should be visible on ATS Dashboard Page</text:p>
          </table:table-cell>
          <table:table-cell office:value-type="string" calcext:value-type="string">
            <text:p>New item button is <text:s/>visible on ATS Dashboard Page</text:p>
          </table:table-cell>
          <table:table-cell office:value-type="string" calcext:value-type="string">
            <text:p>01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To verify the visibility of ‘Asset’ drop down at the left side of Dashboard option on ATS </text:p>
            <text:p>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Asset drop down list</text:p>
          </table:table-cell>
          <table:table-cell office:value-type="string" calcext:value-type="string">
            <text:p><text:span text:style-name="T1">Asset drop down should be visible at the left side of Dashboard option </text:span></text:p>
            <text:p><text:span text:style-name="T1">on ATS Dashboard Page</text:span></text:p>
          </table:table-cell>
          <table:table-cell office:value-type="string" calcext:value-type="string">
            <text:p>Asset drop down is  visible at the left side of Dashboard option </text:p>
            <text:p>on ATS Dashboard Page</text:p>
          </table:table-cell>
          <table:table-cell office:value-type="string" calcext:value-type="string">
            <text:p>01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moke</text:p>
          </table:table-cell>
          <table:table-cell table:style-name="ce9" office:value-type="string" calcext:value-type="string">
            <text:p>ATS</text:p>
          </table:table-cell>
          <table:table-cell table:style-name="ce9" office:value-type="string" calcext:value-type="string">
            <text:p>ATS <text:s/>Dashboard Page</text:p>
          </table:table-cell>
          <table:table-cell table:style-name="ce9"/>
          <table:table-cell table:style-name="ce9" office:value-type="string" calcext:value-type="string">
            <text:p>To verify that Mouse hover or click a down arrow is opening or not on Asset, displays the </text:p>
            <text:p>'Asset’ panel.</text:p>
          </table:table-cell>
          <table:table-cell table:style-name="ce9" office:value-type="string" calcext:value-type="string">
            <text:p>ATS Dashboard Page should be opened</text:p>
          </table:table-cell>
          <table:table-cell table:style-name="ce9"/>
          <table:table-cell table:style-name="ce9" office:value-type="string" calcext:value-type="string">
            <text:p>1.Mouse Hover on Asset</text:p>
          </table:table-cell>
          <table:table-cell table:style-name="ce9" office:value-type="string" calcext:value-type="string">
            <text:p>Mouse hover or click a down arrow should be displays the Asset panel</text:p>
          </table:table-cell>
          <table:table-cell table:style-name="ce9" office:value-type="string" calcext:value-type="string">
            <text:p>Mouse hover or click a down arrow is <text:s/>displays the Asset panel</text:p>
          </table:table-cell>
          <table:table-cell table:style-name="ce9" office:value-type="string" calcext:value-type="string">
            <text:p>01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sset Drop down</text:p>
          </table:table-cell>
          <table:table-cell office:value-type="string" calcext:value-type="string">
            <text:p><text:span text:style-name="T1">To verify the visibility of ‘Member Asset’ option in Asset drop down options list at the left </text:span></text:p>
            <text:p><text:span text:style-name="T1">Side of Dashboard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Asset</text:span></text:p>
            <text:p><text:span text:style-name="T1">2.verify the visibility of Member Asset </text:span></text:p>
            <text:p><text:span text:style-name="T1">Option</text:span></text:p>
          </table:table-cell>
          <table:table-cell office:value-type="string" calcext:value-type="string">
            <text:p><text:span text:style-name="T1">Member Asset option should be visible after mouse hovering on </text:span></text:p>
            <text:p><text:span text:style-name="T1">Asset drop down at the left side of Dashboard option on ATS </text:span></text:p>
            <text:p><text:span text:style-name="T1">Dashboard Page</text:span></text:p>
          </table:table-cell>
          <table:table-cell office:value-type="string" calcext:value-type="string">
            <text:p>Member Asset option is  visible after mouse hovering on </text:p>
            <text:p>Asset drop down at the left side of Dashboard option on ATS </text:p>
            <text:p>Dashboard Page</text:p>
          </table:table-cell>
          <table:table-cell office:value-type="string" calcext:value-type="string">
            <text:p>01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sset Drop down</text:p>
          </table:table-cell>
          <table:table-cell office:value-type="string" calcext:value-type="string">
            <text:p><text:span text:style-name="T1">To verify the visibility of ‘Manager/Lead Report’ option in Asset drop down options list at the </text:span></text:p>
            <text:p><text:span text:style-name="T1">left Side of Dashboard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Asset</text:span></text:p>
            <text:p><text:span text:style-name="T1">2.verify the visibility of Manager/Lead </text:span></text:p>
            <text:p><text:span text:style-name="T1">Report option</text:span></text:p>
          </table:table-cell>
          <table:table-cell office:value-type="string" calcext:value-type="string">
            <text:p><text:span text:style-name="T1">Manager/Lead Report option should be visible after mouse hovering on </text:span></text:p>
            <text:p><text:span text:style-name="T1">Asset drop down at the left side of Dashboard option on ATS </text:span></text:p>
            <text:p><text:span text:style-name="T1">Dashboard Page</text:span></text:p>
          </table:table-cell>
          <table:table-cell office:value-type="string" calcext:value-type="string">
            <text:p>Manager/Lead Report option is  visible after mouse hovering on </text:p>
            <text:p>Asset drop down at the left side of Dashboard option on ATS </text:p>
            <text:p>Dashboard Page</text:p>
          </table:table-cell>
          <table:table-cell office:value-type="string" calcext:value-type="string">
            <text:p>01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sset Drop down</text:p>
          </table:table-cell>
          <table:table-cell office:value-type="string" calcext:value-type="string">
            <text:p><text:span text:style-name="T1">To verify the visibility of ‘Department Report’ option in Asset drop down options list at the </text:span></text:p>
            <text:p><text:span text:style-name="T1">left Side of Dashboard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Asset</text:span></text:p>
            <text:p><text:span text:style-name="T1">2.verify the visibility of Department Report </text:span></text:p>
            <text:p><text:span text:style-name="T1">Option</text:span></text:p>
          </table:table-cell>
          <table:table-cell office:value-type="string" calcext:value-type="string">
            <text:p><text:span text:style-name="T1">Department Report option should be visible after mouse hovering on </text:span></text:p>
            <text:p><text:span text:style-name="T1">Asset drop down at the left side of Dashboard option on ATS </text:span></text:p>
            <text:p><text:span text:style-name="T1">Dashboard Page</text:span></text:p>
          </table:table-cell>
          <table:table-cell office:value-type="string" calcext:value-type="string">
            <text:p>Department Report option is  visible after mouse hovering on </text:p>
            <text:p>Asset drop down at the left side of Dashboard option on ATS </text:p>
            <text:p>Dashboard Page</text:p>
          </table:table-cell>
          <table:table-cell office:value-type="string" calcext:value-type="string">
            <text:p>02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sset Drop down</text:p>
          </table:table-cell>
          <table:table-cell office:value-type="string" calcext:value-type="string">
            <text:p><text:span text:style-name="T1">To verify the visibility of ‘Department Assignment Report’ option in Asset drop down options </text:span></text:p>
            <text:p><text:span text:style-name="T1">list at the left Side of Dashboard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Asset</text:span></text:p>
            <text:p><text:span text:style-name="T1">2.verify the visibility of Department </text:span></text:p>
            <text:p><text:span text:style-name="T1">Assignment Report Option</text:span></text:p>
          </table:table-cell>
          <table:table-cell office:value-type="string" calcext:value-type="string">
            <text:p><text:span text:style-name="T1">Department Assignment Report option should be visible after mouse </text:span></text:p>
            <text:p><text:span text:style-name="T1">hovering on Asset drop down at the left side of Dashboard option on </text:span></text:p>
            <text:p><text:span text:style-name="T1">ATS Dashboard Page</text:span></text:p>
          </table:table-cell>
          <table:table-cell office:value-type="string" calcext:value-type="string">
            <text:p>Department Assignment Report option is  visible after mouse </text:p>
            <text:p>hovering on Asset drop down at the left side of Dashboard option on </text:p>
            <text:p>ATS Dashboard Page</text:p>
          </table:table-cell>
          <table:table-cell office:value-type="string" calcext:value-type="string">
            <text:p>02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sset Drop down</text:p>
          </table:table-cell>
          <table:table-cell office:value-type="string" calcext:value-type="string">
            <text:p><text:span text:style-name="T1">To verify the visibility of ‘Department Asset Deleted Report’ option in Asset drop down options </text:span></text:p>
            <text:p><text:span text:style-name="T1">list at the left Side of Dashboard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Asset</text:span></text:p>
            <text:p><text:span text:style-name="T1">2.verify the visibility of Department Asset </text:span></text:p>
            <text:p><text:span text:style-name="T1">Deleted Report Option</text:span></text:p>
          </table:table-cell>
          <table:table-cell office:value-type="string" calcext:value-type="string">
            <text:p><text:span text:style-name="T1">Department Asset Deleted Report option should be visible after mouse </text:span></text:p>
            <text:p><text:span text:style-name="T1">hovering on Asset drop down at the left side of Dashboard option on </text:span></text:p>
            <text:p><text:span text:style-name="T1">ATS Dashboard Page</text:span></text:p>
          </table:table-cell>
          <table:table-cell office:value-type="string" calcext:value-type="string">
            <text:p>Department Asset Deleted Report option is  visible after mouse </text:p>
            <text:p>hovering on Asset drop down at the left side of Dashboard option on </text:p>
            <text:p>ATS Dashboard Page</text:p>
          </table:table-cell>
          <table:table-cell office:value-type="string" calcext:value-type="string">
            <text:p>02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To verify the visibility of ‘Dashboard’ option on the top left side of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Dashboard option</text:p>
          </table:table-cell>
          <table:table-cell office:value-type="string" calcext:value-type="string">
            <text:p><text:span text:style-name="T1">Dashboard option should be visible on the top left side of ATS </text:span></text:p>
            <text:p><text:span text:style-name="T1">Dashboard Page</text:span></text:p>
          </table:table-cell>
          <table:table-cell office:value-type="string" calcext:value-type="string">
            <text:p>Dashboard option is  visible on the top left side of ATS </text:p>
            <text:p>Dashboard Page</text:p>
          </table:table-cell>
          <table:table-cell office:value-type="string" calcext:value-type="string">
            <text:p>02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To verify the visibility of ‘Gate Pass’ drop down at the right side of Dashboard option on ATS </text:p>
            <text:p>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Gate Pass drop down list</text:p>
          </table:table-cell>
          <table:table-cell office:value-type="string" calcext:value-type="string">
            <text:p><text:span text:style-name="T1">Gate Pass drop down should be visible at the right side of Asset option </text:span></text:p>
            <text:p><text:span text:style-name="T1">on ATS Dashboard Page</text:span></text:p>
          </table:table-cell>
          <table:table-cell office:value-type="string" calcext:value-type="string">
            <text:p>Gate Pass drop down is  visible at the right side of Asset option </text:p>
            <text:p>on ATS Dashboard Page</text:p>
          </table:table-cell>
          <table:table-cell office:value-type="string" calcext:value-type="string">
            <text:p>02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Smoke</text:p>
          </table:table-cell>
          <table:table-cell table:style-name="ce9" office:value-type="string" calcext:value-type="string">
            <text:p>ATS</text:p>
          </table:table-cell>
          <table:table-cell table:style-name="ce9" office:value-type="string" calcext:value-type="string">
            <text:p>ATS <text:s/>Dashboard Page</text:p>
          </table:table-cell>
          <table:table-cell table:style-name="ce9"/>
          <table:table-cell table:style-name="ce9" office:value-type="string" calcext:value-type="string">
            <text:p><text:span text:style-name="T4">To verify that Mouse hover or click a down arrow is opening or not on Gate Pass</text:span>, displays the </text:p>
            <text:p><text:span text:style-name="T4">'Gate Pass</text:span>’ panel.</text:p>
          </table:table-cell>
          <table:table-cell table:style-name="ce9" office:value-type="string" calcext:value-type="string">
            <text:p>ATS Dashboard Page should be opened</text:p>
          </table:table-cell>
          <table:table-cell table:style-name="ce9"/>
          <table:table-cell table:style-name="ce9" office:value-type="string" calcext:value-type="string">
            <text:p>1.Mouse Hover on Gate Pass</text:p>
          </table:table-cell>
          <table:table-cell table:style-name="ce9" office:value-type="string" calcext:value-type="string">
            <text:p><text:span text:style-name="T4">Mouse hover or click a down arrow should be displays the Gate Pass</text:span> </text:p>
            <text:p>Panel on ATS Dashboard Page</text:p>
          </table:table-cell>
          <table:table-cell table:style-name="ce9" office:value-type="string" calcext:value-type="string">
            <text:p>Mouse hover or click a down arrow is  displays the Gate Pass </text:p>
            <text:p>Panel on ATS Dashboard Page</text:p>
          </table:table-cell>
          <table:table-cell table:style-name="ce9" office:value-type="string" calcext:value-type="string">
            <text:p>02 June, 2023</text:p>
          </table:table-cell>
          <table:table-cell table:style-name="ce8" office:value-type="string" calcext:value-type="string">
            <text:p>Pass</text:p>
          </table:table-cell>
          <table:table-cell table:style-name="ce9"/>
          <table:table-cell table:number-columns-repeated="16370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Gate Pass Drop down</text:p>
          </table:table-cell>
          <table:table-cell office:value-type="string" calcext:value-type="string">
            <text:p><text:span text:style-name="T1">To verify the visibility of ‘New Gate Pass’ option in Gate Pass drop down options list at the </text:span></text:p>
            <text:p><text:span text:style-name="T1">Right Side of Asset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Gate Pass</text:span></text:p>
            <text:p><text:span text:style-name="T1">2.verify the visibility of New Gate Pass option</text:span></text:p>
          </table:table-cell>
          <table:table-cell office:value-type="string" calcext:value-type="string">
            <text:p><text:span text:style-name="T1">New Gate Pass option should be visible after mouse hovering on </text:span></text:p>
            <text:p><text:span text:style-name="T1">Gate Pass drop down at the right side of Asset option on ATS </text:span></text:p>
            <text:p><text:span text:style-name="T1">Dashboard Page</text:span></text:p>
          </table:table-cell>
          <table:table-cell office:value-type="string" calcext:value-type="string">
            <text:p>New Gate Pass option is  visible after mouse hovering on </text:p>
            <text:p>Gate Pass drop down at the right side of Asset option on ATS </text:p>
            <text:p>Dashboard Page</text:p>
          </table:table-cell>
          <table:table-cell office:value-type="string" calcext:value-type="string">
            <text:p>02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Gate Pass Drop down</text:p>
          </table:table-cell>
          <table:table-cell office:value-type="string" calcext:value-type="string">
            <text:p><text:span text:style-name="T1">To verify the visibility of ‘Pending Approvals’ option in Gate Pass drop down options list at the </text:span></text:p>
            <text:p><text:span text:style-name="T1">Right Side of Asset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Gate Pass</text:span></text:p>
            <text:p><text:span text:style-name="T1">2.verify the visibility of Pending Approvals option</text:span></text:p>
          </table:table-cell>
          <table:table-cell office:value-type="string" calcext:value-type="string">
            <text:p><text:span text:style-name="T1">Pending Approvals option should be visible after mouse hovering on </text:span></text:p>
            <text:p><text:span text:style-name="T1">Gate Pass drop down at the right side of Asset option on ATS </text:span></text:p>
            <text:p><text:span text:style-name="T1">Dashboard Page</text:span></text:p>
          </table:table-cell>
          <table:table-cell office:value-type="string" calcext:value-type="string">
            <text:p>Pending Approvals option is  visible after mouse hovering on </text:p>
            <text:p>Gate Pass drop down at the right side of Asset option on ATS </text:p>
            <text:p>Dashboard Page</text:p>
          </table:table-cell>
          <table:table-cell office:value-type="string" calcext:value-type="string">
            <text:p>02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Gate Pass Drop down</text:p>
          </table:table-cell>
          <table:table-cell office:value-type="string" calcext:value-type="string">
            <text:p><text:span text:style-name="T1">To verify the visibility of ‘IT Approvals’ option in Gate Pass drop down options list at the </text:span></text:p>
            <text:p><text:span text:style-name="T1">Right Side of Asset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Gate Pass</text:span></text:p>
            <text:p><text:span text:style-name="T1">2.verify the visibility of IT Approvals option</text:span></text:p>
          </table:table-cell>
          <table:table-cell office:value-type="string" calcext:value-type="string">
            <text:p><text:span text:style-name="T1">IT Approvals option should be visible after mouse hovering on </text:span></text:p>
            <text:p><text:span text:style-name="T1">Gate Pass drop down at the right side of Asset option on ATS </text:span></text:p>
            <text:p><text:span text:style-name="T1">Dashboard Page</text:span></text:p>
          </table:table-cell>
          <table:table-cell office:value-type="string" calcext:value-type="string">
            <text:p>IT Approvals option is  visible after mouse hovering on </text:p>
            <text:p>Gate Pass drop down at the right side of Asset option on ATS </text:p>
            <text:p>Dashboard Page</text:p>
          </table:table-cell>
          <table:table-cell office:value-type="string" calcext:value-type="string">
            <text:p>02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Gate Pass Drop down</text:p>
          </table:table-cell>
          <table:table-cell office:value-type="string" calcext:value-type="string">
            <text:p><text:span text:style-name="T1">To verify the visibility of ‘Gate Pass Report’ option in Gate Pass drop down options list at the </text:span></text:p>
            <text:p><text:span text:style-name="T1">Right Side of Asset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Gate Pass</text:span></text:p>
            <text:p><text:span text:style-name="T1">2.verify the visibility of Gate Pass Report option</text:span></text:p>
          </table:table-cell>
          <table:table-cell office:value-type="string" calcext:value-type="string">
            <text:p><text:span text:style-name="T1">Gate Pass Report option should be visible after mouse hovering on </text:span></text:p>
            <text:p><text:span text:style-name="T1">Gate Pass drop down at the right side of Asset option on ATS </text:span></text:p>
            <text:p><text:span text:style-name="T1">Dashboard Page</text:span></text:p>
          </table:table-cell>
          <table:table-cell office:value-type="string" calcext:value-type="string">
            <text:p>Gate Pass Report option is  visible after mouse hovering on </text:p>
            <text:p>Gate Pass drop down at the right side of Asset option on ATS </text:p>
            <text:p>Dashboard Page</text:p>
          </table:table-cell>
          <table:table-cell office:value-type="string" calcext:value-type="string">
            <text:p>02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Gate Pass Drop down</text:p>
          </table:table-cell>
          <table:table-cell office:value-type="string" calcext:value-type="string">
            <text:p><text:span text:style-name="T1">To verify the visibility of ‘Gate Pass Department Report’ option in Gate Pass drop down options </text:span></text:p>
            <text:p><text:span text:style-name="T1">List at the Right Side of Asset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Gate Pass</text:span></text:p>
            <text:p><text:span text:style-name="T1">2.verify the visibility of Gate Pass Department </text:span></text:p>
            <text:p><text:span text:style-name="T1">Report option</text:span></text:p>
          </table:table-cell>
          <table:table-cell office:value-type="string" calcext:value-type="string">
            <text:p><text:span text:style-name="T1">Gate Pass Department Report option should be visible after mouse </text:span></text:p>
            <text:p><text:span text:style-name="T1">Hovering on Gate Pass drop down at the right side of Asset option on </text:span></text:p>
            <text:p><text:span text:style-name="T1">ATS Dashboard Page</text:span></text:p>
          </table:table-cell>
          <table:table-cell office:value-type="string" calcext:value-type="string">
            <text:p>Gate Pass Department Report option is  visible after mouse </text:p>
            <text:p>Hovering on Gate Pass drop down at the right side of Asset option on </text:p>
            <text:p>ATS Dashboard Page</text:p>
          </table:table-cell>
          <table:table-cell office:value-type="string" calcext:value-type="string">
            <text:p>02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To verify the visibility of ‘Upload Asset’ option at the right side of Gate Pass option on ATS </text:p>
            <text:p>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Upload Asset option</text:p>
          </table:table-cell>
          <table:table-cell office:value-type="string" calcext:value-type="string">
            <text:p><text:span text:style-name="T1">‘Upload Asset’ option should be visible at the right side of Gate Pass </text:span></text:p>
            <text:p><text:span text:style-name="T1">option on ATS Dashboard Page</text:span></text:p>
          </table:table-cell>
          <table:table-cell office:value-type="string" calcext:value-type="string">
            <text:p>‘Upload Asset’ option is  visible at the right side of Gate Pass </text:p>
            <text:p>option on ATS Dashboard Page</text:p>
          </table:table-cell>
          <table:table-cell office:value-type="string" calcext:value-type="string">
            <text:p>02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Smoke</text:p>
          </table:table-cell>
          <table:table-cell table:style-name="ce9" office:value-type="string" calcext:value-type="string">
            <text:p>ATS</text:p>
          </table:table-cell>
          <table:table-cell table:style-name="ce9" office:value-type="string" calcext:value-type="string">
            <text:p>ATS <text:s/>Dashboard Page</text:p>
          </table:table-cell>
          <table:table-cell table:style-name="ce9"/>
          <table:table-cell table:style-name="ce9" office:value-type="string" calcext:value-type="string">
            <text:p>To verify that Mouse hover or click a down arrow is opening or not on Master, displays the </text:p>
            <text:p>'Master’ panel.</text:p>
          </table:table-cell>
          <table:table-cell table:style-name="ce9" office:value-type="string" calcext:value-type="string">
            <text:p>ATS Dashboard Page should be opened</text:p>
          </table:table-cell>
          <table:table-cell table:style-name="ce9"/>
          <table:table-cell table:style-name="ce9" office:value-type="string" calcext:value-type="string">
            <text:p>1.Mouse Hover on Master</text:p>
          </table:table-cell>
          <table:table-cell table:style-name="ce9" office:value-type="string" calcext:value-type="string">
            <text:p>Mouse hover or click a down arrow should be displays the Master panel</text:p>
          </table:table-cell>
          <table:table-cell table:style-name="ce9" office:value-type="string" calcext:value-type="string">
            <text:p>Mouse hover or click a down arrow is <text:s/>displays the Master panel</text:p>
          </table:table-cell>
          <table:table-cell table:style-name="ce9" office:value-type="string" calcext:value-type="string">
            <text:p>05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<text:span text:style-name="T1">To verify the visibility of ‘Master’ Drop down option at the right side of Upload Asset option on </text:span></text:p>
            <text:p><text:span text:style-name="T1">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Master drop down option</text:p>
          </table:table-cell>
          <table:table-cell office:value-type="string" calcext:value-type="string">
            <text:p><text:span text:style-name="T1">‘Master’ drop down option should be visible at the right side of Upload </text:span></text:p>
            <text:p><text:span text:style-name="T1">Asset Option on ATS Dashboard Page</text:span></text:p>
          </table:table-cell>
          <table:table-cell office:value-type="string" calcext:value-type="string">
            <text:p>‘Master’ drop down option is  visible at the right side of Upload </text:p>
            <text:p>Asset Option on ATS Dashboard Page</text:p>
          </table:table-cell>
          <table:table-cell office:value-type="string" calcext:value-type="string">
            <text:p>05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Master drop down</text:p>
          </table:table-cell>
          <table:table-cell office:value-type="string" calcext:value-type="string">
            <text:p><text:span text:style-name="T1">To verify the visibility of ‘Brands’ option in Master drop down options list at the </text:span></text:p>
            <text:p><text:span text:style-name="T1">Right Side of Upload Asset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Master</text:span></text:p>
            <text:p><text:span text:style-name="T1">2.verify the visibility of Brands option</text:span></text:p>
          </table:table-cell>
          <table:table-cell office:value-type="string" calcext:value-type="string">
            <text:p><text:span text:style-name="T1">Brands option should be visible after mouse hovering on Master drop </text:span></text:p>
            <text:p><text:span text:style-name="T1">down at the right side of Upload Asset option on ATS Dashboard Page</text:span></text:p>
          </table:table-cell>
          <table:table-cell office:value-type="string" calcext:value-type="string">
            <text:p>Brands option is  visible after mouse hovering on Master drop </text:p>
            <text:p>down at the right side of Upload Asset option on ATS Dashboard Page</text:p>
          </table:table-cell>
          <table:table-cell office:value-type="string" calcext:value-type="string">
            <text:p>05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Master drop down</text:p>
          </table:table-cell>
          <table:table-cell office:value-type="string" calcext:value-type="string">
            <text:p><text:span text:style-name="T1">To verify the visibility of ‘Categories’ option in Master drop down options list at the </text:span></text:p>
            <text:p><text:span text:style-name="T1">Right Side of Upload Asset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Master</text:span></text:p>
            <text:p><text:span text:style-name="T1">2.verify the visibility of Categories option</text:span></text:p>
          </table:table-cell>
          <table:table-cell office:value-type="string" calcext:value-type="string">
            <text:p><text:span text:style-name="T1">Categories option should be visible after mouse hovering on Master drop </text:span></text:p>
            <text:p><text:span text:style-name="T1">down at the right side of Upload Asset option on ATS Dashboard Page</text:span></text:p>
          </table:table-cell>
          <table:table-cell office:value-type="string" calcext:value-type="string">
            <text:p>Categories option is  visible after mouse hovering on Master drop </text:p>
            <text:p>down at the right side of Upload Asset option on ATS Dashboard Page</text:p>
          </table:table-cell>
          <table:table-cell office:value-type="string" calcext:value-type="string">
            <text:p>05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Master drop down</text:p>
          </table:table-cell>
          <table:table-cell office:value-type="string" calcext:value-type="string">
            <text:p><text:span text:style-name="T1">To verify the visibility of ‘Vendor Category’ option in Master drop down options list at the </text:span></text:p>
            <text:p><text:span text:style-name="T1">Right Side of Upload Asset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Master</text:span></text:p>
            <text:p><text:span text:style-name="T1">2.verify the visibility of Vendor Category option</text:span></text:p>
          </table:table-cell>
          <table:table-cell office:value-type="string" calcext:value-type="string">
            <text:p><text:span text:style-name="T1">Vendor Category option should be visible after mouse hovering on Master </text:span></text:p>
            <text:p><text:span text:style-name="T1">drop down at the right side of Upload Asset option on ATS Dashboard Page</text:span></text:p>
          </table:table-cell>
          <table:table-cell office:value-type="string" calcext:value-type="string">
            <text:p>Vendor Category option is  visible after mouse hovering on Master </text:p>
            <text:p>drop down at the right side of Upload Asset option on ATS Dashboard Page</text:p>
          </table:table-cell>
          <table:table-cell office:value-type="string" calcext:value-type="string">
            <text:p>05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Master drop down</text:p>
          </table:table-cell>
          <table:table-cell office:value-type="string" calcext:value-type="string">
            <text:p><text:span text:style-name="T1">To verify the visibility of ‘Vendors’ option in Master drop down options list at the </text:span></text:p>
            <text:p><text:span text:style-name="T1">Right Side of Upload Asset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Master</text:span></text:p>
            <text:p><text:span text:style-name="T1">2.verify the visibility of Vendors option</text:span></text:p>
          </table:table-cell>
          <table:table-cell office:value-type="string" calcext:value-type="string">
            <text:p><text:span text:style-name="T1">Vendors option should be visible after mouse hovering on Master drop </text:span></text:p>
            <text:p><text:span text:style-name="T1">down at the right side of Upload Asset option on ATS Dashboard Page</text:span></text:p>
          </table:table-cell>
          <table:table-cell office:value-type="string" calcext:value-type="string">
            <text:p>Vendors option is  visible after mouse hovering on Master drop </text:p>
            <text:p>down at the right side of Upload Asset option on ATS Dashboard Page</text:p>
          </table:table-cell>
          <table:table-cell office:value-type="string" calcext:value-type="string">
            <text:p>05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Master drop down</text:p>
          </table:table-cell>
          <table:table-cell office:value-type="string" calcext:value-type="string">
            <text:p><text:span text:style-name="T1">To verify the visibility of ‘Office Floors’ option in Master drop down options list at the </text:span></text:p>
            <text:p><text:span text:style-name="T1">Right Side of Upload Asset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Master</text:span></text:p>
            <text:p><text:span text:style-name="T1">2.verify the visibility of Office Floors option</text:span></text:p>
          </table:table-cell>
          <table:table-cell office:value-type="string" calcext:value-type="string">
            <text:p><text:span text:style-name="T1">Office Floors option should be visible after mouse hovering on Master </text:span></text:p>
            <text:p><text:span text:style-name="T1">drop down at the right side of Upload Asset option on ATS Dashboard Page</text:span></text:p>
          </table:table-cell>
          <table:table-cell office:value-type="string" calcext:value-type="string">
            <text:p>Office Floors option is  visible after mouse hovering on Master </text:p>
            <text:p>drop down at the right side of Upload Asset option on ATS Dashboard Page</text:p>
          </table:table-cell>
          <table:table-cell office:value-type="string" calcext:value-type="string">
            <text:p>05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Master drop down</text:p>
          </table:table-cell>
          <table:table-cell office:value-type="string" calcext:value-type="string">
            <text:p><text:span text:style-name="T1">To verify the visibility of ‘Meeting Rooms’ option in Master drop down options list at the </text:span></text:p>
            <text:p><text:span text:style-name="T1">Right Side of Upload Asset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Master</text:span></text:p>
            <text:p><text:span text:style-name="T1">2.verify the visibility of Meeting Rooms option</text:span></text:p>
          </table:table-cell>
          <table:table-cell office:value-type="string" calcext:value-type="string">
            <text:p><text:span text:style-name="T1">Meeting Rooms option should be visible after mouse hovering on Master </text:span></text:p>
            <text:p><text:span text:style-name="T1">drop down at the right side of Upload Asset option on ATS Dashboard Page</text:span></text:p>
          </table:table-cell>
          <table:table-cell office:value-type="string" calcext:value-type="string">
            <text:p>Meeting Rooms option is  visible after mouse hovering on Master </text:p>
            <text:p>drop down at the right side of Upload Asset option on ATS Dashboard Page</text:p>
          </table:table-cell>
          <table:table-cell office:value-type="string" calcext:value-type="string">
            <text:p>05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Master drop down</text:p>
          </table:table-cell>
          <table:table-cell office:value-type="string" calcext:value-type="string">
            <text:p><text:span text:style-name="T1">To verify the visibility of ‘Attributes’ option in Master drop down options list at the </text:span></text:p>
            <text:p><text:span text:style-name="T1">Right Side of Upload Asset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Master</text:span></text:p>
            <text:p><text:span text:style-name="T1">2.verify the visibility of Attributes option</text:span></text:p>
          </table:table-cell>
          <table:table-cell office:value-type="string" calcext:value-type="string">
            <text:p><text:span text:style-name="T1">Attributes option should be visible after mouse hovering on Master drop </text:span></text:p>
            <text:p><text:span text:style-name="T1">down at the right side of Upload Asset option on ATS Dashboard Page</text:span></text:p>
          </table:table-cell>
          <table:table-cell office:value-type="string" calcext:value-type="string">
            <text:p>Attributes option is  visible after mouse hovering on Master drop </text:p>
            <text:p>down at the right side of Upload Asset option on ATS Dashboard Page</text:p>
          </table:table-cell>
          <table:table-cell office:value-type="string" calcext:value-type="string">
            <text:p>05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Master drop down</text:p>
          </table:table-cell>
          <table:table-cell office:value-type="string" calcext:value-type="string">
            <text:p><text:span text:style-name="T1">To verify the visibility of ‘Create Admin’ option in Master drop down options list at the </text:span></text:p>
            <text:p><text:span text:style-name="T1">Right Side of Upload Asset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Master</text:span></text:p>
            <text:p><text:span text:style-name="T1">2.verify the visibility of Create Admin option</text:span></text:p>
          </table:table-cell>
          <table:table-cell office:value-type="string" calcext:value-type="string">
            <text:p><text:span text:style-name="T1">Create Admin option should be visible after mouse hovering on Master </text:span></text:p>
            <text:p><text:span text:style-name="T1">drop down at the right side of Upload Asset option on ATS Dashboard Page</text:span></text:p>
          </table:table-cell>
          <table:table-cell office:value-type="string" calcext:value-type="string">
            <text:p>Create Admin option is  visible after mouse hovering on Master </text:p>
            <text:p>drop down at the right side of Upload Asset option on ATS Dashboard Page</text:p>
          </table:table-cell>
          <table:table-cell office:value-type="string" calcext:value-type="string">
            <text:p>05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<text:span text:style-name="T1">To verify the visibility of ‘Reports’ Drop down option at the right side of Master option on </text:span></text:p>
            <text:p><text:span text:style-name="T1">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Reports drop down option</text:p>
          </table:table-cell>
          <table:table-cell office:value-type="string" calcext:value-type="string">
            <text:p><text:span text:style-name="T1">‘Master’ drop down option should be visible at the right side of Upload </text:span></text:p>
            <text:p><text:span text:style-name="T1">Asset Option on ATS Dashboard Page</text:span></text:p>
          </table:table-cell>
          <table:table-cell office:value-type="string" calcext:value-type="string">
            <text:p>‘Master’ drop down option is  visible at the right side of Upload </text:p>
            <text:p>Asset Option on ATS 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Smoke</text:p>
          </table:table-cell>
          <table:table-cell table:style-name="ce9" office:value-type="string" calcext:value-type="string">
            <text:p>ATS</text:p>
          </table:table-cell>
          <table:table-cell table:style-name="ce9" office:value-type="string" calcext:value-type="string">
            <text:p>ATS <text:s/>Dashboard Page</text:p>
          </table:table-cell>
          <table:table-cell table:style-name="ce9"/>
          <table:table-cell table:style-name="ce9" office:value-type="string" calcext:value-type="string">
            <text:p>To verify that Mouse hover or click a down arrow is opening or not on Reports, displays the </text:p>
            <text:p>'Reports’ panel.</text:p>
          </table:table-cell>
          <table:table-cell table:style-name="ce9" office:value-type="string" calcext:value-type="string">
            <text:p>ATS Dashboard Page should be opened</text:p>
          </table:table-cell>
          <table:table-cell table:style-name="ce9"/>
          <table:table-cell table:style-name="ce9" office:value-type="string" calcext:value-type="string">
            <text:p>1.Mouse Hover on Reports</text:p>
          </table:table-cell>
          <table:table-cell table:style-name="ce9" office:value-type="string" calcext:value-type="string">
            <text:p><text:span text:style-name="T4">Mouse hover or click a down arrow should be displays the Reports</text:span> panel</text:p>
          </table:table-cell>
          <table:table-cell table:style-name="ce9" office:value-type="string" calcext:value-type="string">
            <text:p>Mouse hover or click a down arrow is <text:s/>displays the Reports panel</text:p>
          </table:table-cell>
          <table:table-cell table:style-name="ce9" office:value-type="string" calcext:value-type="string">
            <text:p>06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Reports drop down</text:p>
          </table:table-cell>
          <table:table-cell office:value-type="string" calcext:value-type="string">
            <text:p><text:span text:style-name="T1">To verify the visibility of ‘Items Agreement’ option in Reports drop down options list at the </text:span></text:p>
            <text:p><text:span text:style-name="T1">Right Side of Master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Reports</text:span></text:p>
            <text:p><text:span text:style-name="T1">2.verify the visibility of Items Agreement option</text:span></text:p>
          </table:table-cell>
          <table:table-cell office:value-type="string" calcext:value-type="string">
            <text:p><text:span text:style-name="T1">Items Agreement option should be visible after mouse hovering on Master </text:span></text:p>
            <text:p><text:span text:style-name="T1">drop down at the right side of Upload Asset option on ATS Dashboard Page</text:span></text:p>
          </table:table-cell>
          <table:table-cell office:value-type="string" calcext:value-type="string">
            <text:p>Items Agreement option is  visible after mouse hovering on Master </text:p>
            <text:p>drop down at the right side of Upload Asset option on ATS 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Reports drop down</text:p>
          </table:table-cell>
          <table:table-cell office:value-type="string" calcext:value-type="string">
            <text:p><text:span text:style-name="T1">To verify the visibility of ‘Export assigned Asset Report’ option in Master drop down options list </text:span></text:p>
            <text:p><text:span text:style-name="T1">at the right Side of Master option on ATS Dashboard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Mouse Hover on Master</text:span></text:p>
            <text:p><text:span text:style-name="T1">2.verify the visibility of Export Assigned Asset </text:span></text:p>
            <text:p><text:span text:style-name="T1">Report option</text:span></text:p>
          </table:table-cell>
          <table:table-cell office:value-type="string" calcext:value-type="string">
            <text:p><text:span text:style-name="T1">Export Assigned Asset Report option should be visible after mouse hovering </text:span></text:p>
            <text:p><text:span text:style-name="T1">On Master drop down at the right side of Upload Asset option on ATS </text:span></text:p>
            <text:p><text:span text:style-name="T1">Dashboard Page</text:span></text:p>
          </table:table-cell>
          <table:table-cell office:value-type="string" calcext:value-type="string">
            <text:p>Export Assigned Asset Report option is  visible after mouse hovering </text:p>
            <text:p>On Master drop down at the right side of Upload Asset option on ATS </text:p>
            <text:p>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To verify the visibility of ‘Dashboard’ breadcrumb below the Dashboard option on ATS </text:p>
            <text:p>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Dashboard breadcrumb</text:p>
          </table:table-cell>
          <table:table-cell office:value-type="string" calcext:value-type="string">
            <text:p><text:span text:style-name="T1">The ‘Dashboard’ breadcrumb below the Dashboard option on ATS </text:span></text:p>
            <text:p><text:span text:style-name="T1">Dashboard Page</text:span></text:p>
          </table:table-cell>
          <table:table-cell office:value-type="string" calcext:value-type="string">
            <text:p>The ‘Dashboard’ breadcrumb low the Dashboard option on ATS </text:p>
            <text:p>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To verify the visibility of ‘&lt;’ button below the Dashboard breadcrumb at Left side of ATS </text:p>
            <text:p>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‘&lt;’ button</text:p>
          </table:table-cell>
          <table:table-cell office:value-type="string" calcext:value-type="string">
            <text:p><text:span text:style-name="T1">The ‘&lt;’ button should be visible below the Dashboard breadcrumb at Left side </text:span></text:p>
            <text:p><text:span text:style-name="T1">of ATS Dashboard Page</text:span></text:p>
          </table:table-cell>
          <table:table-cell office:value-type="string" calcext:value-type="string">
            <text:p>The ‘&lt;’ button is  visible low the Dashboard breadcrumb at Left side </text:p>
            <text:p>of ATS 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To verify the visibility of ‘&gt;’ button below the New Item button at Right side of ATS </text:p>
            <text:p>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‘&gt;’ button</text:p>
          </table:table-cell>
          <table:table-cell office:value-type="string" calcext:value-type="string">
            <text:p><text:span text:style-name="T1">The ‘&gt;’ button should be visible below the New Item button at the right side </text:span></text:p>
            <text:p><text:span text:style-name="T1">of ATS Dashboard Page</text:span></text:p>
          </table:table-cell>
          <table:table-cell office:value-type="string" calcext:value-type="string">
            <text:p>The ‘&gt;’ button is  visible low the New Item button at the right side </text:p>
            <text:p>of ATS 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Smoke</text:p>
          </table:table-cell>
          <table:table-cell table:style-name="ce9" office:value-type="string" calcext:value-type="string">
            <text:p>ATS</text:p>
          </table:table-cell>
          <table:table-cell table:style-name="ce9" office:value-type="string" calcext:value-type="string">
            <text:p>ATS <text:s/>Dashboard Page</text:p>
          </table:table-cell>
          <table:table-cell table:style-name="ce9"/>
          <table:table-cell table:style-name="ce9" office:value-type="string" calcext:value-type="string">
            <text:p>To verify that after clicking on ‘&lt;’ button, previous desired option should be visible on ATS </text:p>
            <text:p>Dashboard Page</text:p>
          </table:table-cell>
          <table:table-cell table:style-name="ce9" office:value-type="string" calcext:value-type="string">
            <text:p>ATS Dashboard Page should be opened</text:p>
          </table:table-cell>
          <table:table-cell table:style-name="ce9"/>
          <table:table-cell table:style-name="ce9" office:value-type="string" calcext:value-type="string">
            <text:p>1.Click on ‘&lt;’ button</text:p>
          </table:table-cell>
          <table:table-cell table:style-name="ce9" office:value-type="string" calcext:value-type="string">
            <text:p>The previous desired option should be visible on ATS Dashboard Page</text:p>
          </table:table-cell>
          <table:table-cell table:style-name="ce9" office:value-type="string" calcext:value-type="string">
            <text:p>The previous desired option is <text:s/>visible on ATS Dashboard Page</text:p>
          </table:table-cell>
          <table:table-cell table:style-name="ce9" office:value-type="string" calcext:value-type="string">
            <text:p>06 June, 2023</text:p>
          </table:table-cell>
          <table:table-cell table:style-name="ce8" office:value-type="string" calcext:value-type="string">
            <text:p>Pass</text:p>
          </table:table-cell>
          <table:table-cell table:style-name="ce9"/>
          <table:table-cell table:number-columns-repeated="16370"/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string" calcext:value-type="string">
            <text:p>Smoke</text:p>
          </table:table-cell>
          <table:table-cell table:style-name="ce9" office:value-type="string" calcext:value-type="string">
            <text:p>ATS</text:p>
          </table:table-cell>
          <table:table-cell table:style-name="ce9" office:value-type="string" calcext:value-type="string">
            <text:p>ATS <text:s/>Dashboard Page</text:p>
          </table:table-cell>
          <table:table-cell table:style-name="ce9"/>
          <table:table-cell table:style-name="ce9" office:value-type="string" calcext:value-type="string">
            <text:p>To verify that after clicking on ‘&gt;’ button, Next desired option should be visible on ATS </text:p>
            <text:p>Dashboard Page</text:p>
          </table:table-cell>
          <table:table-cell table:style-name="ce9" office:value-type="string" calcext:value-type="string">
            <text:p>ATS Dashboard Page should be opened</text:p>
          </table:table-cell>
          <table:table-cell table:style-name="ce9"/>
          <table:table-cell table:style-name="ce9" office:value-type="string" calcext:value-type="string">
            <text:p>1.Click on ‘&gt;’ button</text:p>
          </table:table-cell>
          <table:table-cell table:style-name="ce9" office:value-type="string" calcext:value-type="string">
            <text:p>The next desired option should be visible on ATS Dashboard Page</text:p>
          </table:table-cell>
          <table:table-cell table:style-name="ce9" office:value-type="string" calcext:value-type="string">
            <text:p>The next desired option is <text:s/>visible on ATS Dashboard Page</text:p>
          </table:table-cell>
          <table:table-cell table:style-name="ce9" office:value-type="string" calcext:value-type="string">
            <text:p>06 June, 2023</text:p>
          </table:table-cell>
          <table:table-cell table:style-name="ce8" office:value-type="string" calcext:value-type="string">
            <text:p>Pass</text:p>
          </table:table-cell>
          <table:table-cell table:style-name="ce9"/>
          <table:table-cell table:number-columns-repeated="16370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To verify the visibility of In Stock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In Stock Panel</text:p>
          </table:table-cell>
          <table:table-cell office:value-type="string" calcext:value-type="string">
            <text:p>The In Stock Panel should be visible on ATS Dashboard Page</text:p>
          </table:table-cell>
          <table:table-cell office:value-type="string" calcext:value-type="string">
            <text:p>The In Stock Panel is <text:s/>visible on ATS 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In Stock Panel</text:p>
          </table:table-cell>
          <table:table-cell office:value-type="string" calcext:value-type="string">
            <text:p>To verify the visibility of ‘View Details’ link text in In Stock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View Details link text</text:p>
          </table:table-cell>
          <table:table-cell office:value-type="string" calcext:value-type="string">
            <text:p><text:span text:style-name="T1">The ‘View Details’ link text should be visible in In Stock Panel on ATS </text:span></text:p>
            <text:p><text:span text:style-name="T1">Dashboard page</text:span></text:p>
          </table:table-cell>
          <table:table-cell office:value-type="string" calcext:value-type="string">
            <text:p>The ‘View Details’ link text is  visible in In Stock Panel on ATS </text:p>
            <text:p>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To verify the visibility of In Use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In Use Panel</text:p>
          </table:table-cell>
          <table:table-cell office:value-type="string" calcext:value-type="string">
            <text:p>The In Use Panel should be visible on ATS Dashboard Page</text:p>
          </table:table-cell>
          <table:table-cell office:value-type="string" calcext:value-type="string">
            <text:p>The In Use Panel is <text:s/>visible on ATS 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In Use Panel</text:p>
          </table:table-cell>
          <table:table-cell office:value-type="string" calcext:value-type="string">
            <text:p>To verify the visibility of ‘View Details’ link text in In Use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View Details link text</text:p>
          </table:table-cell>
          <table:table-cell office:value-type="string" calcext:value-type="string">
            <text:p><text:span text:style-name="T1">The ‘View Details’ link text should be visible in In Use Panel on ATS </text:span></text:p>
            <text:p><text:span text:style-name="T1">Dashboard page</text:span></text:p>
          </table:table-cell>
          <table:table-cell office:value-type="string" calcext:value-type="string">
            <text:p>The ‘View Details’ link text is  visible in In Use Panel on ATS </text:p>
            <text:p>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To verify the visibility of Admin Stock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Verify the visibility of Admin Stock</text:span> Panel</text:p>
          </table:table-cell>
          <table:table-cell office:value-type="string" calcext:value-type="string">
            <text:p><text:span text:style-name="T1">The Admin Stock</text:span> Panel should be visible on ATS Dashboard Page</text:p>
          </table:table-cell>
          <table:table-cell office:value-type="string" calcext:value-type="string">
            <text:p>The Admin Stock Panel is <text:s/>visible on ATS 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dmin Stock Panel</text:p>
          </table:table-cell>
          <table:table-cell office:value-type="string" calcext:value-type="string">
            <text:p><text:span text:style-name="T1">To verify the visibility of ‘View Details’ link text in Admin Stock</text:span>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View Details link text</text:p>
          </table:table-cell>
          <table:table-cell office:value-type="string" calcext:value-type="string">
            <text:p><text:span text:style-name="T1">The ‘View Details’ link text should be visible in Admin Stock Panel on ATS </text:span></text:p>
            <text:p><text:span text:style-name="T1">Dashboard page</text:span></text:p>
          </table:table-cell>
          <table:table-cell office:value-type="string" calcext:value-type="string">
            <text:p>The ‘View Details’ link text is  visible in Admin Stock Panel on ATS </text:p>
            <text:p>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<text:span text:style-name="T1">To verify the visibility of E-Waste</text:span>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Verify the visibility of E-Waste</text:span> Panel</text:p>
          </table:table-cell>
          <table:table-cell office:value-type="string" calcext:value-type="string">
            <text:p><text:span text:style-name="T1">The E-Waste</text:span> Panel should be visible on ATS Dashboard Page</text:p>
          </table:table-cell>
          <table:table-cell office:value-type="string" calcext:value-type="string">
            <text:p>The E-Waste Panel is <text:s/>visible on ATS 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E-Waste Panel</text:p>
          </table:table-cell>
          <table:table-cell office:value-type="string" calcext:value-type="string">
            <text:p><text:span text:style-name="T1">To verify the visibility of ‘View Details’ link text in E-Waste</text:span>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View Details link text</text:p>
          </table:table-cell>
          <table:table-cell office:value-type="string" calcext:value-type="string">
            <text:p><text:span text:style-name="T1">The ‘View Details’ link text should be visible in E-Waste Panel on ATS </text:span></text:p>
            <text:p><text:span text:style-name="T1">Dashboard page</text:span></text:p>
          </table:table-cell>
          <table:table-cell office:value-type="string" calcext:value-type="string">
            <text:p>The ‘View Details’ link text is  visible in E-Waste Panel on ATS </text:p>
            <text:p>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<text:span text:style-name="T1">To verify the visibility of Spare IT Stock</text:span>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Verify the visibility of Spare IT Stock</text:span> Panel</text:p>
          </table:table-cell>
          <table:table-cell office:value-type="string" calcext:value-type="string">
            <text:p><text:span text:style-name="T1">The Spare IT Stock</text:span> Panel should be visible on ATS Dashboard Page</text:p>
          </table:table-cell>
          <table:table-cell office:value-type="string" calcext:value-type="string">
            <text:p>The Spare IT Stock Panel is <text:s/>visible on ATS 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Spare IT Stock Panel</text:p>
          </table:table-cell>
          <table:table-cell office:value-type="string" calcext:value-type="string">
            <text:p><text:span text:style-name="T1">To verify the visibility of ‘View Details’ link text in Spare IT Stock</text:span>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View Details link text</text:p>
          </table:table-cell>
          <table:table-cell office:value-type="string" calcext:value-type="string">
            <text:p><text:span text:style-name="T1">The ‘View Details’ link text should be visible in Spare IT Stock Panel on ATS </text:span></text:p>
            <text:p><text:span text:style-name="T1">Dashboard page</text:span></text:p>
          </table:table-cell>
          <table:table-cell office:value-type="string" calcext:value-type="string">
            <text:p>The ‘View Details’ link text is  visible in Spare IT Stock Panel on ATS </text:p>
            <text:p>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<text:span text:style-name="T1">To verify the visibility of Returnable To Purchase</text:span>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Verify the visibility of Returnable To Purchase</text:span> Panel</text:p>
          </table:table-cell>
          <table:table-cell office:value-type="string" calcext:value-type="string">
            <text:p><text:span text:style-name="T1">The Returnable To Purchase</text:span> Panel should be visible on ATS Dashboard Page</text:p>
          </table:table-cell>
          <table:table-cell office:value-type="string" calcext:value-type="string">
            <text:p>The Returnable To Purchase Panel is <text:s/>visible on ATS 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Returnable To Purchase Panel</text:p>
          </table:table-cell>
          <table:table-cell office:value-type="string" calcext:value-type="string">
            <text:p><text:span text:style-name="T1">To verify the visibility of ‘View Details’ link text in Returnable To Purchase</text:span> Panel on ATS </text:p>
            <text:p>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View Details link text</text:p>
          </table:table-cell>
          <table:table-cell office:value-type="string" calcext:value-type="string">
            <text:p><text:span text:style-name="T1">The ‘View Details’ link text should be visible in Returnable To Purchase Panel </text:span></text:p>
            <text:p><text:span text:style-name="T1">on ATS Dashboard page</text:span></text:p>
          </table:table-cell>
          <table:table-cell office:value-type="string" calcext:value-type="string">
            <text:p>The ‘View Details’ link text is  visible in Returnable To Purchase Panel </text:p>
            <text:p>on ATS 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<text:span text:style-name="T1">To verify the visibility of Returnable To Vendor</text:span>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Verify the visibility of Returnable To Vendor</text:span> Panel</text:p>
          </table:table-cell>
          <table:table-cell office:value-type="string" calcext:value-type="string">
            <text:p><text:span text:style-name="T1">The Returnable To Vendor</text:span> Panel should be visible on ATS Dashboard Page</text:p>
          </table:table-cell>
          <table:table-cell office:value-type="string" calcext:value-type="string">
            <text:p>The Returnable To Vendor Panel is <text:s/>visible on ATS Dashboard Page</text:p>
          </table:table-cell>
          <table:table-cell office:value-type="string" calcext:value-type="string">
            <text:p>0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Returnable To Vendor Panel</text:p>
          </table:table-cell>
          <table:table-cell office:value-type="string" calcext:value-type="string">
            <text:p><text:span text:style-name="T1">To verify the visibility of ‘View Details’ link text in Returnable To Vendor</text:span> Panel on ATS </text:p>
            <text:p>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View Details link text</text:p>
          </table:table-cell>
          <table:table-cell office:value-type="string" calcext:value-type="string">
            <text:p><text:span text:style-name="T1">The ‘View Details’ link text should be visible in Returnable To Vendor Panel </text:span></text:p>
            <text:p><text:span text:style-name="T1">on ATS Dashboard page</text:span></text:p>
          </table:table-cell>
          <table:table-cell office:value-type="string" calcext:value-type="string">
            <text:p>The ‘View Details’ link text is  visible in Returnable To Vendor Panel </text:p>
            <text:p>on ATS Dashboard page</text:p>
          </table:table-cell>
          <table:table-cell office:value-type="string" calcext:value-type="string">
            <text:p>07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<text:span text:style-name="T1">To verify the visibility of Sold Out</text:span>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Verify the visibility of Sold Out</text:span> Panel</text:p>
          </table:table-cell>
          <table:table-cell office:value-type="string" calcext:value-type="string">
            <text:p><text:span text:style-name="T1">The Sold Out To Vendor</text:span> Panel should be visible on ATS Dashboard Page</text:p>
          </table:table-cell>
          <table:table-cell office:value-type="string" calcext:value-type="string">
            <text:p>The Sold Out To Vendor Panel is <text:s/>visible on ATS Dashboard Page</text:p>
          </table:table-cell>
          <table:table-cell office:value-type="string" calcext:value-type="string">
            <text:p>07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Sold Out Panel</text:p>
          </table:table-cell>
          <table:table-cell office:value-type="string" calcext:value-type="string">
            <text:p><text:span text:style-name="T1">To verify the visibility of ‘View Details’ link text in Sold Out</text:span>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View Details link text</text:p>
          </table:table-cell>
          <table:table-cell office:value-type="string" calcext:value-type="string">
            <text:p><text:span text:style-name="T1">The ‘View Details’ link text should be visible in Sold Out Panel on ATS </text:span></text:p>
            <text:p><text:span text:style-name="T1">Dashboard page</text:span></text:p>
          </table:table-cell>
          <table:table-cell office:value-type="string" calcext:value-type="string">
            <text:p>The ‘View Details’ link text is  visible in Sold Out Panel on ATS </text:p>
            <text:p>Dashboard page</text:p>
          </table:table-cell>
          <table:table-cell office:value-type="string" calcext:value-type="string">
            <text:p>07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<text:span text:style-name="T1">To verify the visibility of Lost Hardware</text:span>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Verify the visibility of Lost Hardware</text:span> Panel</text:p>
          </table:table-cell>
          <table:table-cell office:value-type="string" calcext:value-type="string">
            <text:p><text:span text:style-name="T1">The Lost Hardware</text:span> Panel should be visible on ATS Dashboard Page</text:p>
          </table:table-cell>
          <table:table-cell office:value-type="string" calcext:value-type="string">
            <text:p>The Lost Hardware Panel is <text:s/>visible on ATS Dashboard Page</text:p>
          </table:table-cell>
          <table:table-cell office:value-type="string" calcext:value-type="string">
            <text:p>07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Lost Hardware Panel</text:p>
          </table:table-cell>
          <table:table-cell office:value-type="string" calcext:value-type="string">
            <text:p><text:span text:style-name="T1">To verify the visibility of ‘View Details’ link text in Lost Hardware</text:span>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View Details link text</text:p>
          </table:table-cell>
          <table:table-cell office:value-type="string" calcext:value-type="string">
            <text:p><text:span text:style-name="T1">The ‘View Details’ link text should be visible in Lost Hardware Panel on ATS </text:span></text:p>
            <text:p><text:span text:style-name="T1">Dashboard page</text:span></text:p>
          </table:table-cell>
          <table:table-cell office:value-type="string" calcext:value-type="string">
            <text:p>The ‘View Details’ link text is  visible in Lost Hardware Panel on ATS </text:p>
            <text:p>Dashboard page</text:p>
          </table:table-cell>
          <table:table-cell office:value-type="string" calcext:value-type="string">
            <text:p>07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To verify the visibility of ‘categories’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Categories Panel</text:p>
          </table:table-cell>
          <table:table-cell office:value-type="string" calcext:value-type="string">
            <text:p>The ‘categories’ Panel should be visible On ATS Dashboard Page</text:p>
          </table:table-cell>
          <table:table-cell office:value-type="string" calcext:value-type="string">
            <text:p>The ‘categories’ Panel is <text:s/>visible On ATS Dashboard Page</text:p>
          </table:table-cell>
          <table:table-cell office:value-type="string" calcext:value-type="string">
            <text:p>07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58" calcext:value-type="float">
            <text:p>58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Categories Panel</text:p>
          </table:table-cell>
          <table:table-cell office:value-type="string" calcext:value-type="string">
            <text:p>To verify the visibility of ‘View All’ link text in categories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View All link text</text:p>
          </table:table-cell>
          <table:table-cell office:value-type="string" calcext:value-type="string">
            <text:p><text:span text:style-name="T1">The ‘View All’ link text should be visible in categories Panel on ATS Dashboard </text:span></text:p>
            <text:p><text:span text:style-name="T1">Page</text:span></text:p>
          </table:table-cell>
          <table:table-cell office:value-type="string" calcext:value-type="string">
            <text:p>The ‘View All’ link text is  visible in categories Panel on ATS Dashboard </text:p>
            <text:p>Page</text:p>
          </table:table-cell>
          <table:table-cell office:value-type="string" calcext:value-type="string">
            <text:p>07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59" calcext:value-type="float">
            <text:p>59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To verify the visibility of <text:span text:style-name="T5">‘Brands’</text:span>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Brands Panel</text:p>
          </table:table-cell>
          <table:table-cell office:value-type="string" calcext:value-type="string">
            <text:p><text:span text:style-name="T1">The ‘Brands</text:span>’ Panel should be visible On ATS Dashboard Page</text:p>
          </table:table-cell>
          <table:table-cell office:value-type="string" calcext:value-type="string">
            <text:p>The ‘Brands’ Panel is <text:s/>visible On ATS Dashboard Page</text:p>
          </table:table-cell>
          <table:table-cell office:value-type="string" calcext:value-type="string">
            <text:p>07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Brands Panel</text:p>
          </table:table-cell>
          <table:table-cell office:value-type="string" calcext:value-type="string">
            <text:p>To verify the visibility of ‘View All’ link text in Brands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View All link text</text:p>
          </table:table-cell>
          <table:table-cell office:value-type="string" calcext:value-type="string">
            <text:p><text:span text:style-name="T1">The ‘View All’ link text should be visible in Brands Panel on ATS Dashboard </text:span></text:p>
            <text:p><text:span text:style-name="T1">Page</text:span></text:p>
          </table:table-cell>
          <table:table-cell office:value-type="string" calcext:value-type="string">
            <text:p>The ‘View All’ link text is  visible in Brands Panel on ATS Dashboard </text:p>
            <text:p>Page</text:p>
          </table:table-cell>
          <table:table-cell office:value-type="string" calcext:value-type="string">
            <text:p>07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/>
          <table:table-cell office:value-type="string" calcext:value-type="string">
            <text:p>To verify the visibility of <text:span text:style-name="T5">‘Asset’</text:span>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Verify the visibility of Asset</text:span> Panel</text:p>
          </table:table-cell>
          <table:table-cell office:value-type="string" calcext:value-type="string">
            <text:p><text:span text:style-name="T1">The ‘Asset</text:span>’ Panel should be visible On ATS Dashboard Page</text:p>
          </table:table-cell>
          <table:table-cell office:value-type="string" calcext:value-type="string">
            <text:p>The ‘Asset’ Panel is <text:s/>visible On ATS Dashboard Page</text:p>
          </table:table-cell>
          <table:table-cell office:value-type="string" calcext:value-type="string">
            <text:p>07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62" calcext:value-type="float">
            <text:p>62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sset Panel</text:p>
          </table:table-cell>
          <table:table-cell office:value-type="string" calcext:value-type="string">
            <text:p><text:span text:style-name="T1">To verify the visibility of ‘View All’ link text in Asset</text:span>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View All link text</text:p>
          </table:table-cell>
          <table:table-cell office:value-type="string" calcext:value-type="string">
            <text:p><text:span text:style-name="T1">The ‘View All’ link text should be visible in Asset Panel on ATS Dashboard </text:span></text:p>
            <text:p><text:span text:style-name="T1">Page</text:span></text:p>
          </table:table-cell>
          <table:table-cell office:value-type="string" calcext:value-type="string">
            <text:p>The ‘View All’ link text is  visible in Asset Panel on ATS Dashboard </text:p>
            <text:p>Page</text:p>
          </table:table-cell>
          <table:table-cell office:value-type="string" calcext:value-type="string">
            <text:p>07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63" calcext:value-type="float">
            <text:p>63</text:p>
          </table:table-cell>
          <table:table-cell office:value-type="string" calcext:value-type="string">
            <text:p>Smoke</text:p>
          </table:table-cell>
          <table:table-cell table:style-name="ce9" office:value-type="string" calcext:value-type="string">
            <text:p>ATS</text:p>
          </table:table-cell>
          <table:table-cell table:style-name="ce9" office:value-type="string" calcext:value-type="string">
            <text:p>ATS <text:s/>Dashboard Page</text:p>
          </table:table-cell>
          <table:table-cell table:style-name="ce9" office:value-type="string" calcext:value-type="string">
            <text:p>Asset Panel</text:p>
          </table:table-cell>
          <table:table-cell table:style-name="ce9" office:value-type="string" calcext:value-type="string">
            <text:p>To verify the visibility of Pie chart in Asset Panel when assigned and not-assigned button both are </text:p>
            <text:p>Enabled on ATS Dashboard Page</text:p>
          </table:table-cell>
          <table:table-cell table:style-name="ce9" office:value-type="string" calcext:value-type="string">
            <text:p>ATS Dashboard Page should be opened</text:p>
          </table:table-cell>
          <table:table-cell table:style-name="ce9"/>
          <table:table-cell table:style-name="ce9" office:value-type="string" calcext:value-type="string">
            <text:p>1.Enabled Assigned and Not-Assigned button</text:p>
            <text:p>2.Verify the visibility of pie chart</text:p>
          </table:table-cell>
          <table:table-cell table:style-name="ce9" office:value-type="string" calcext:value-type="string">
            <text:p><text:span text:style-name="T4">The Pie chart should be visible with both assigned &amp; not-assigned percentage in </text:span></text:p>
            <text:p><text:span text:style-name="T4">Asset Panel on ATS Dashboard Page </text:span></text:p>
          </table:table-cell>
          <table:table-cell table:style-name="ce9" office:value-type="string" calcext:value-type="string">
            <text:p>The Pie chart is  visible with both assigned &amp; not-assigned percentage in </text:p>
            <text:p>Asset Panel on ATS Dashboard Page </text:p>
          </table:table-cell>
          <table:table-cell table:style-name="ce9" office:value-type="string" calcext:value-type="string">
            <text:p>07 June, 2023</text:p>
          </table:table-cell>
          <table:table-cell table:style-name="ce8" office:value-type="string" calcext:value-type="string">
            <text:p>Pass</text:p>
          </table:table-cell>
          <table:table-cell table:style-name="ce9" table:number-columns-repeated="16371"/>
        </table:table-row>
        <table:table-row table:style-name="ro6">
          <table:table-cell office:value-type="float" office:value="64" calcext:value-type="float">
            <text:p>64</text:p>
          </table:table-cell>
          <table:table-cell office:value-type="string" calcext:value-type="string">
            <text:p>Smoke</text:p>
          </table:table-cell>
          <table:table-cell table:style-name="ce9" office:value-type="string" calcext:value-type="string">
            <text:p>ATS</text:p>
          </table:table-cell>
          <table:table-cell table:style-name="ce9" office:value-type="string" calcext:value-type="string">
            <text:p>ATS <text:s/>Dashboard Page</text:p>
          </table:table-cell>
          <table:table-cell table:style-name="ce9" office:value-type="string" calcext:value-type="string">
            <text:p>Asset Panel </text:p>
          </table:table-cell>
          <table:table-cell table:style-name="ce9" office:value-type="string" calcext:value-type="string">
            <text:p>To verify the visibility of Pie chart in Asset Panel when only assigned button is enabled on ATS </text:p>
            <text:p>Dashboard Page</text:p>
          </table:table-cell>
          <table:table-cell table:style-name="ce9" office:value-type="string" calcext:value-type="string">
            <text:p>ATS Dashboard Page should be opened</text:p>
          </table:table-cell>
          <table:table-cell table:style-name="ce9"/>
          <table:table-cell table:style-name="ce9" office:value-type="string" calcext:value-type="string">
            <text:p>1.Enabled only the Assigned button</text:p>
            <text:p><text:span text:style-name="T4">2.Verify the visibility of pie chart</text:span></text:p>
          </table:table-cell>
          <table:table-cell table:style-name="ce9" office:value-type="string" calcext:value-type="string">
            <text:p><text:span text:style-name="T4">The Pie chart should be visible only assigned percentage in Asset Panel on ATS </text:span></text:p>
            <text:p><text:span text:style-name="T4">Dashboard Page </text:span></text:p>
          </table:table-cell>
          <table:table-cell table:style-name="ce9" office:value-type="string" calcext:value-type="string">
            <text:p>The Pie chart is  visible only assigned percentage in Asset Panel on ATS </text:p>
            <text:p>Dashboard Page </text:p>
          </table:table-cell>
          <table:table-cell table:style-name="ce9" office:value-type="string" calcext:value-type="string">
            <text:p>07 June, 2023</text:p>
          </table:table-cell>
          <table:table-cell table:style-name="ce8" office:value-type="string" calcext:value-type="string">
            <text:p>Pass</text:p>
          </table:table-cell>
          <table:table-cell table:style-name="ce9" table:number-columns-repeated="16371"/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string" calcext:value-type="string">
            <text:p>Smoke</text:p>
          </table:table-cell>
          <table:table-cell table:style-name="ce9" office:value-type="string" calcext:value-type="string">
            <text:p>ATS</text:p>
          </table:table-cell>
          <table:table-cell table:style-name="ce9" office:value-type="string" calcext:value-type="string">
            <text:p>ATS <text:s/>Dashboard Page</text:p>
          </table:table-cell>
          <table:table-cell table:style-name="ce9" office:value-type="string" calcext:value-type="string">
            <text:p>Asset Panel </text:p>
          </table:table-cell>
          <table:table-cell table:style-name="ce9" office:value-type="string" calcext:value-type="string">
            <text:p>To verify the visibility of Pie chart in Asset Panel when only Not-assigned button is enabled on </text:p>
            <text:p>ATS Dashboard Page</text:p>
          </table:table-cell>
          <table:table-cell table:style-name="ce9" office:value-type="string" calcext:value-type="string">
            <text:p>ATS Dashboard Page should be opened</text:p>
          </table:table-cell>
          <table:table-cell table:style-name="ce9"/>
          <table:table-cell table:style-name="ce9" office:value-type="string" calcext:value-type="string">
            <text:p>1.Enabled only the Not-Assigned button</text:p>
            <text:p><text:span text:style-name="T4">2.Verify the visibility of pie chart</text:span></text:p>
          </table:table-cell>
          <table:table-cell table:style-name="ce9" office:value-type="string" calcext:value-type="string">
            <text:p><text:span text:style-name="T4">The Pie chart should be visible only Not-assigned percentage in Asset Panel on </text:span></text:p>
            <text:p><text:span text:style-name="T4">ATS Dashboard Page </text:span></text:p>
          </table:table-cell>
          <table:table-cell table:style-name="ce9" office:value-type="string" calcext:value-type="string">
            <text:p>The Pie chart is  visible only Not-assigned percentage in Asset Panel on </text:p>
            <text:p>ATS Dashboard Page </text:p>
          </table:table-cell>
          <table:table-cell table:style-name="ce9" office:value-type="string" calcext:value-type="string">
            <text:p>07 June, 2023</text:p>
          </table:table-cell>
          <table:table-cell table:style-name="ce8" office:value-type="string" calcext:value-type="string">
            <text:p>Pass</text:p>
          </table:table-cell>
          <table:table-cell table:style-name="ce9" table:number-columns-repeated="16371"/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ll Categories Count Panel</text:p>
          </table:table-cell>
          <table:table-cell office:value-type="string" calcext:value-type="string">
            <text:p>To verify the visibility of ‘All Categories Count’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All Categories Count Panel</text:p>
          </table:table-cell>
          <table:table-cell office:value-type="string" calcext:value-type="string">
            <text:p>The ‘All Categories Count’ Panel should be visible on ATS Dashboard Page</text:p>
          </table:table-cell>
          <table:table-cell office:value-type="string" calcext:value-type="string">
            <text:p>The ‘All Categories Count’ Panel is <text:s/>visible on ATS Dashboard Page</text:p>
          </table:table-cell>
          <table:table-cell office:value-type="string" calcext:value-type="string">
            <text:p>07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67" calcext:value-type="float">
            <text:p>67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Temporary Assigned Items Panel</text:p>
          </table:table-cell>
          <table:table-cell office:value-type="string" calcext:value-type="string">
            <text:p>To verify the visibility of ‘Temporary Assigned Items’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Temporary assigned Items </text:p>
            <text:p>Panel</text:p>
          </table:table-cell>
          <table:table-cell office:value-type="string" calcext:value-type="string">
            <text:p><text:span text:style-name="T1">The ‘Temporary Assigned Items’ Panel should be visible on ATS Dashboard </text:span></text:p>
            <text:p><text:span text:style-name="T1">Page</text:span></text:p>
          </table:table-cell>
          <table:table-cell office:value-type="string" calcext:value-type="string">
            <text:p>The ‘Temporary Assigned Items’ Panel is  visible on ATS Dashboard </text:p>
            <text:p>Page</text:p>
          </table:table-cell>
          <table:table-cell office:value-type="string" calcext:value-type="string">
            <text:p>07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68" calcext:value-type="float">
            <text:p>68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ttribute Wise Count Panel</text:p>
          </table:table-cell>
          <table:table-cell office:value-type="string" calcext:value-type="string">
            <text:p>To verify the visibility of ‘Attribute Wise Count’ Panel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1">1.Verify the visibility of Attribute Wise Count</text:span> Panel</text:p>
          </table:table-cell>
          <table:table-cell office:value-type="string" calcext:value-type="string">
            <text:p><text:span text:style-name="T1">The ‘Attribute Wise Count</text:span>’ Panel should be visible on ATS Dashboard Page</text:p>
          </table:table-cell>
          <table:table-cell office:value-type="string" calcext:value-type="string">
            <text:p>The ‘Attribute Wise Count’ Panel is <text:s/>visible on ATS Dashboard Page</text:p>
          </table:table-cell>
          <table:table-cell office:value-type="string" calcext:value-type="string">
            <text:p>07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69" calcext:value-type="float">
            <text:p>69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Users with no items Panel</text:p>
          </table:table-cell>
          <table:table-cell office:value-type="string" calcext:value-type="string">
            <text:p>To verify the visibility of ‘Users with no items’ Panel with member name, Team name, </text:p>
            <text:p>Department name on ATS 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Verify the visibility of Users with no items Panel</text:p>
          </table:table-cell>
          <table:table-cell office:value-type="string" calcext:value-type="string">
            <text:p><text:span text:style-name="T1">The ‘Users with no items’ Panel should be visible with member name, Team name, </text:span></text:p>
            <text:p><text:span text:style-name="T1">Department name on ATS Dashboard Page</text:span></text:p>
          </table:table-cell>
          <table:table-cell office:value-type="string" calcext:value-type="string">
            <text:p>The ‘Users with no items’ Panel is  visible with member name, Team name, </text:p>
            <text:p>Department name on ATS Dashboard Page</text:p>
          </table:table-cell>
          <table:table-cell office:value-type="string" calcext:value-type="string">
            <text:p>07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70" calcext:value-type="float">
            <text:p>70</text:p>
          </table:table-cell>
          <table:table-cell office:value-type="string" calcext:value-type="string">
            <text:p>Smoke</text:p>
          </table:table-cell>
          <table:table-cell table:style-name="ce9" office:value-type="string" calcext:value-type="string">
            <text:p>ATS</text:p>
          </table:table-cell>
          <table:table-cell table:style-name="ce9" office:value-type="string" calcext:value-type="string">
            <text:p>ATS <text:s/>Dashboard Page</text:p>
          </table:table-cell>
          <table:table-cell table:style-name="ce9" office:value-type="string" calcext:value-type="string">
            <text:p>Update Item Details Page</text:p>
          </table:table-cell>
          <table:table-cell table:style-name="ce9" office:value-type="string" calcext:value-type="string">
            <text:p><text:span text:style-name="T4">To verify that the Information symbol at right side of Department drop down contains information </text:span></text:p>
            <text:p><text:span text:style-name="T4">About pending approval from selected </text:span>Department on Update Item Details Page</text:p>
          </table:table-cell>
          <table:table-cell table:style-name="ce9" office:value-type="string" calcext:value-type="string">
            <text:p>Item should be assigned to user</text:p>
          </table:table-cell>
          <table:table-cell table:style-name="ce9"/>
          <table:table-cell table:style-name="ce9" office:value-type="string" calcext:value-type="string">
            <text:p>1.Click on Information Symbol</text:p>
          </table:table-cell>
          <table:table-cell table:style-name="ce9" office:value-type="string" calcext:value-type="string">
            <text:p><text:span text:style-name="T4">The Information symbol at right side of Department drop down should contain </text:span></text:p>
            <text:p><text:span text:style-name="T4">information about pending approval from selected Department on Update </text:span></text:p>
            <text:p><text:span text:style-name="T4">Item Details Page</text:span></text:p>
          </table:table-cell>
          <table:table-cell table:style-name="ce9" office:value-type="string" calcext:value-type="string">
            <text:p>The Information symbol at right side of Department drop down is contain </text:p>
            <text:p>information about pending approval from selected Department on Update </text:p>
            <text:p>Item Details Page</text:p>
          </table:table-cell>
          <table:table-cell office:value-type="string" calcext:value-type="string">
            <text:p>07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string" calcext:value-type="string">
            <text:p>Smoke</text:p>
          </table:table-cell>
          <table:table-cell table:style-name="ce9" office:value-type="string" calcext:value-type="string">
            <text:p>ATS</text:p>
          </table:table-cell>
          <table:table-cell table:style-name="ce9" office:value-type="string" calcext:value-type="string">
            <text:p>ATS <text:s/>Dashboard Page</text:p>
          </table:table-cell>
          <table:table-cell table:style-name="ce9" office:value-type="string" calcext:value-type="string">
            <text:p>New Item Page</text:p>
          </table:table-cell>
          <table:table-cell table:style-name="ce9" office:value-type="string" calcext:value-type="string">
            <text:p>To verify that discussion forum is visible for commenting after Asset is assigned to user</text:p>
          </table:table-cell>
          <table:table-cell table:style-name="ce9" office:value-type="string" calcext:value-type="string">
            <text:p>New Item Page should be opened</text:p>
          </table:table-cell>
          <table:table-cell table:style-name="ce9"/>
          <table:table-cell table:style-name="ce9" office:value-type="string" calcext:value-type="string">
            <text:p>1.Enter mandatory details</text:p>
            <text:p>2.Click on Save button</text:p>
            <text:p>3.Verify the visibility of discussion forum</text:p>
          </table:table-cell>
          <table:table-cell table:style-name="ce9" office:value-type="string" calcext:value-type="string">
            <text:p>The discussion forum should be visible for commenting after Asset is assigned </text:p>
            <text:p>To user</text:p>
          </table:table-cell>
          <table:table-cell table:style-name="ce9" office:value-type="string" calcext:value-type="string">
            <text:p>The discussion forum is  visible for commenting after Asset is assigned </text:p>
            <text:p>To user</text:p>
          </table:table-cell>
          <table:table-cell office:value-type="string" calcext:value-type="string">
            <text:p>07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72" calcext:value-type="float">
            <text:p>72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ember Asset Report Page</text:p>
          </table:table-cell>
          <table:table-cell office:value-type="string" calcext:value-type="string">
            <text:p>To verify that ‘Assigned Asset Items’ bread crumb is visible on Member Asset Report Page</text:p>
          </table:table-cell>
          <table:table-cell office:value-type="string" calcext:value-type="string">
            <text:p>Member Asset Report Page should be opened</text:p>
          </table:table-cell>
          <table:table-cell/>
          <table:table-cell office:value-type="string" calcext:value-type="string">
            <text:p>1.Verify the visibility of Assigned Asset items bread crumb</text:p>
          </table:table-cell>
          <table:table-cell office:value-type="string" calcext:value-type="string">
            <text:p><text:span text:style-name="T6">The ‘Assigned Asset Items’ bread crumb should be visible on Member Asset Report Page</text:span></text:p>
          </table:table-cell>
          <table:table-cell office:value-type="string" calcext:value-type="string">
            <text:p><text:span text:style-name="T6">The ‘Assigned Asset Items’ bread crumb is visible on Member Asset Report Page</text:span></text:p>
          </table:table-cell>
          <table:table-cell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73" calcext:value-type="float">
            <text:p>73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ember Asset Report Page</text:p>
          </table:table-cell>
          <table:table-cell office:value-type="string" calcext:value-type="string">
            <text:p><text:span text:style-name="T2">To verify that ‘Member Asset Report’ Panel is visible with Item name, Item code, Category, Brand, </text:span></text:p>
            <text:p><text:span text:style-name="T2">Office Location, Department, Assignment Date on Member Asset Report Page</text:span></text:p>
          </table:table-cell>
          <table:table-cell office:value-type="string" calcext:value-type="string">
            <text:p>Member Asset Report Page should be opened</text:p>
          </table:table-cell>
          <table:table-cell/>
          <table:table-cell office:value-type="string" calcext:value-type="string">
            <text:p>1.Verify the visibility of Member Asset Report Panel</text:p>
          </table:table-cell>
          <table:table-cell office:value-type="string" calcext:value-type="string">
            <text:p><text:span text:style-name="T6">The ‘Member Asset Report’ Panel should be visible with Item name, Item code, Category, </text:span></text:p>
            <text:p><text:span text:style-name="T6">Brand, Office Location, Department, Assignment Date on Member Asset Report Page</text:span></text:p>
          </table:table-cell>
          <table:table-cell office:value-type="string" calcext:value-type="string">
            <text:p><text:span text:style-name="T6">The ‘Member Asset Report’ Panel is visible with Item name, Item code, Category, </text:span></text:p>
            <text:p><text:span text:style-name="T6">Brand, Office Location, Department, Assignment Date</text:span> on Member Asset Report Page</text:p>
          </table:table-cell>
          <table:table-cell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74" calcext:value-type="float">
            <text:p>74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anager/Lead <text:s/>Report Page</text:p>
          </table:table-cell>
          <table:table-cell office:value-type="string" calcext:value-type="string">
            <text:p>To verify the visibility of ‘Manager/Lead Report’ bread crumb on Manager/Lead Report Page</text:p>
          </table:table-cell>
          <table:table-cell office:value-type="string" calcext:value-type="string">
            <text:p><text:span text:style-name="T6">Manager/Lead Report Page should be opened</text:span></text:p>
          </table:table-cell>
          <table:table-cell/>
          <table:table-cell office:value-type="string" calcext:value-type="string">
            <text:p>1.Verify the visibility of ‘Manager/Lead Report’ bread crumb</text:p>
          </table:table-cell>
          <table:table-cell office:value-type="string" calcext:value-type="string">
            <text:p><text:span text:style-name="T6">The ‘Manager/Lead Report’ bread crumb should be visible on Manager/Lead Report Page</text:span></text:p>
          </table:table-cell>
          <table:table-cell office:value-type="string" calcext:value-type="string">
            <text:p><text:span text:style-name="T6">The ‘Manager/Lead Report’ bread crumb is visible on Manager/Lead Report Page</text:span></text:p>
          </table:table-cell>
          <table:table-cell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anager/Lead <text:s/>Report Page</text:p>
          </table:table-cell>
          <table:table-cell office:value-type="string" calcext:value-type="string">
            <text:p>To verify that ‘Select Category’, ‘Select Manager’, ‘All Teams’, ‘Select Member’ Fields are visible on</text:p>
            <text:p><text:span text:style-name="T6">Manager/Lead report Page</text:span></text:p>
          </table:table-cell>
          <table:table-cell office:value-type="string" calcext:value-type="string">
            <text:p><text:span text:style-name="T6">Manager/Lead Report Page should be opened</text:span></text:p>
          </table:table-cell>
          <table:table-cell/>
          <table:table-cell office:value-type="string" calcext:value-type="string">
            <text:p><text:span text:style-name="T6">1.Verify the visibility of ‘Select Category’, ‘Select Manager’, </text:span></text:p>
            <text:p><text:span text:style-name="T6">‘All Teams’, ‘Select Member’ Fields</text:span></text:p>
          </table:table-cell>
          <table:table-cell office:value-type="string" calcext:value-type="string">
            <text:p><text:span text:style-name="T6">The ‘Select Category’, ‘Select Manager’, ‘All Teams’, ‘Select Member’ Fields should be </text:span></text:p>
            <text:p><text:span text:style-name="T6">visible on Manager/Lead report Page</text:span></text:p>
          </table:table-cell>
          <table:table-cell office:value-type="string" calcext:value-type="string">
            <text:p><text:span text:style-name="T6">The ‘Select Category’, ‘Select Manager’, ‘All Teams’, ‘Select Member’ Fields are visible on</text:span></text:p>
            <text:p><text:span text:style-name="T6">Manager/Lead report Page</text:span></text:p>
          </table:table-cell>
          <table:table-cell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76" calcext:value-type="float">
            <text:p>76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anager/Lead <text:s/>Report Page</text:p>
          </table:table-cell>
          <table:table-cell office:value-type="string" calcext:value-type="string">
            <text:p><text:span text:style-name="T6">To verify the visibility of Filter button on Manager/Lead report Page</text:span></text:p>
          </table:table-cell>
          <table:table-cell office:value-type="string" calcext:value-type="string">
            <text:p><text:span text:style-name="T6">Manager/Lead Report Page should be opened</text:span></text:p>
          </table:table-cell>
          <table:table-cell/>
          <table:table-cell office:value-type="string" calcext:value-type="string">
            <text:p>1.Verify the visibility of Filter button</text:p>
          </table:table-cell>
          <table:table-cell office:value-type="string" calcext:value-type="string">
            <text:p><text:span text:style-name="T6">The Filter button should be visible on Manager/Lead report Page</text:span></text:p>
          </table:table-cell>
          <table:table-cell office:value-type="string" calcext:value-type="string">
            <text:p><text:span text:style-name="T6">The Filter button is visible on Manager/Lead report Page</text:span></text:p>
          </table:table-cell>
          <table:table-cell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77" calcext:value-type="float">
            <text:p>77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anager/Lead <text:s/>Report Page</text:p>
          </table:table-cell>
          <table:table-cell office:value-type="string" calcext:value-type="string">
            <text:p><text:span text:style-name="T6">To verify the visibility of Clear button on Manager/Lead report Page</text:span></text:p>
          </table:table-cell>
          <table:table-cell office:value-type="string" calcext:value-type="string">
            <text:p><text:span text:style-name="T6">Manager/Lead Report Page should be opened</text:span></text:p>
          </table:table-cell>
          <table:table-cell/>
          <table:table-cell office:value-type="string" calcext:value-type="string">
            <text:p>1.Verify the visibility of Clear button</text:p>
          </table:table-cell>
          <table:table-cell office:value-type="string" calcext:value-type="string">
            <text:p><text:span text:style-name="T6">The Clear button should be visible on Manager/Lead report Page</text:span></text:p>
          </table:table-cell>
          <table:table-cell office:value-type="string" calcext:value-type="string">
            <text:p><text:span text:style-name="T6">The Clear button is visible on Manager/Lead report Page</text:span></text:p>
          </table:table-cell>
          <table:table-cell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78" calcext:value-type="float">
            <text:p>78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anager/Lead <text:s/>Report Page</text:p>
          </table:table-cell>
          <table:table-cell office:value-type="string" calcext:value-type="string">
            <text:p><text:span text:style-name="T2">To verify that ‘Manager/Lead Report’ Panel is visible with Item name, Item code, Category, Brand, </text:span></text:p>
            <text:p><text:span text:style-name="T2">Office Location, Department, Team Name, Member, Item Status, Barcode on Manager/Lead report Page</text:span></text:p>
          </table:table-cell>
          <table:table-cell office:value-type="string" calcext:value-type="string">
            <text:p><text:span text:style-name="T6">Manager/Lead Report Page should be opened</text:span></text:p>
          </table:table-cell>
          <table:table-cell/>
          <table:table-cell office:value-type="string" calcext:value-type="string">
            <text:p><text:span text:style-name="T6">1.Verify the visibility of Manager/Lead Report</text:span> Panel</text:p>
          </table:table-cell>
          <table:table-cell office:value-type="string" calcext:value-type="string">
            <text:p><text:span text:style-name="T6">The ‘Manager/Lead Report</text:span><text:span text:style-name="T2">’ Panel should be visible with Item name, Item code, Category, Brand, </text:span></text:p>
            <text:p><text:span text:style-name="T2">Office Location, Department, Team Name, Member, Item Status, Barcode on </text:span></text:p>
            <text:p><text:span text:style-name="T2">Manager/Lead report Page</text:span></text:p>
          </table:table-cell>
          <table:table-cell office:value-type="string" calcext:value-type="string">
            <text:p><text:span text:style-name="T2">The ‘Member Asset Report’ Panel is visible with Item name, Item code, Category, Brand, </text:span></text:p>
            <text:p><text:span text:style-name="T2">Office Location, Department, Team Name, Member, Item Status, Barcode on </text:span></text:p>
            <text:p><text:span text:style-name="T2">Manager/Lead report Page</text:span></text:p>
          </table:table-cell>
          <table:table-cell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79" calcext:value-type="float">
            <text:p>79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anager/Lead <text:s/>Report Page</text:p>
          </table:table-cell>
          <table:table-cell office:value-type="string" calcext:value-type="string">
            <text:p>To verify that ‘Print barcode’ message is visible when hovering on barcode for desired item on</text:p>
            <text:p><text:span text:style-name="T2">Manager/Lead report Page</text:span></text:p>
          </table:table-cell>
          <table:table-cell office:value-type="string" calcext:value-type="string">
            <text:p><text:span text:style-name="T6">Manager/Lead Report Page should be opened</text:span></text:p>
          </table:table-cell>
          <table:table-cell/>
          <table:table-cell office:value-type="string" calcext:value-type="string">
            <text:p>1.Verify the visibility of ‘Print barcode’ message</text:p>
          </table:table-cell>
          <table:table-cell office:value-type="string" calcext:value-type="string">
            <text:p><text:span text:style-name="T6">The ‘Print barcode’ message should be visible when hovering on barcode for desired item </text:span></text:p>
            <text:p><text:span text:style-name="T6">On Manager/Lead report Page</text:span></text:p>
          </table:table-cell>
          <table:table-cell office:value-type="string" calcext:value-type="string">
            <text:p><text:span text:style-name="T6">The ‘Print barcode’ message is visible when hovering on barcode for desired item on</text:span></text:p>
            <text:p><text:span text:style-name="T6">Manager/Lead report Page</text:span></text:p>
          </table:table-cell>
          <table:table-cell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>
          <table:table-cell office:value-type="float" office:value="80" calcext:value-type="float">
            <text:p>80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anager/Lead <text:s/>Report Page</text:p>
          </table:table-cell>
          <table:table-cell office:value-type="string" calcext:value-type="string">
            <text:p>To verify that Total records count is visible on Manager/Lead Report page</text:p>
          </table:table-cell>
          <table:table-cell office:value-type="string" calcext:value-type="string">
            <text:p><text:span text:style-name="T6">Manager/Lead Report Page should be opened</text:span></text:p>
          </table:table-cell>
          <table:table-cell/>
          <table:table-cell office:value-type="string" calcext:value-type="string">
            <text:p>1.Verify the visibility of Total records count</text:p>
          </table:table-cell>
          <table:table-cell office:value-type="string" calcext:value-type="string">
            <text:p><text:span text:style-name="T6">The Total records count should be visible on Manager/Lead Report page</text:span></text:p>
          </table:table-cell>
          <table:table-cell office:value-type="string" calcext:value-type="string">
            <text:p><text:span text:style-name="T6">The Total records count is visible on Manager/Lead Report page</text:span></text:p>
          </table:table-cell>
          <table:table-cell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6" table:number-rows-repeated="104849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IT User ATS Sanity" table:style-name="ta1">
        <table:table-column table:style-name="co15" table:number-columns-repeated="3" table:default-cell-style-name="ce9"/>
        <table:table-column table:style-name="co39" table:default-cell-style-name="ce9"/>
        <table:table-column table:style-name="co40" table:default-cell-style-name="ce9"/>
        <table:table-column table:style-name="co41" table:default-cell-style-name="ce9"/>
        <table:table-column table:style-name="co42" table:default-cell-style-name="ce9"/>
        <table:table-column table:style-name="co43" table:default-cell-style-name="ce9"/>
        <table:table-column table:style-name="co44" table:default-cell-style-name="ce9"/>
        <table:table-column table:style-name="co45" table:default-cell-style-name="ce9"/>
        <table:table-column table:style-name="co46" table:default-cell-style-name="ce9"/>
        <table:table-column table:style-name="co47" table:default-cell-style-name="ce9"/>
        <table:table-column table:style-name="co48" table:default-cell-style-name="ce9"/>
        <table:table-column table:style-name="co24" table:default-cell-style-name="ce9"/>
        <table:table-column table:style-name="co49" table:default-cell-style-name="ce9"/>
        <table:table-column table:style-name="co15" table:number-columns-repeated="16369" table:default-cell-style-name="ce9"/>
        <table:table-row table:style-name="ro1"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Application</text:p>
          </table:table-cell>
          <table:table-cell table:style-name="ce4" office:value-type="string" calcext:value-type="string">
            <text:p>Parent module</text:p>
          </table:table-cell>
          <table:table-cell table:style-name="ce4" office:value-type="string" calcext:value-type="string">
            <text:p>Sub module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Pre-requisites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Test case creation date</text:p>
          </table:table-cell>
          <table:table-cell table:style-name="ce4" office:value-type="string" calcext:value-type="string">
            <text:p>Manual Execution status</text:p>
          </table:table-cell>
          <table:table-cell table:style-name="ce4" office:value-type="string" calcext:value-type="string">
            <text:p>Script creation date</text:p>
          </table:table-cell>
          <table:table-cell table:style-name="ce4" office:value-type="string" calcext:value-type="string">
            <text:p>Automation Execution status</text:p>
          </table:table-cell>
          <table:table-cell table:style-name="ce5" table:number-columns-repeated="16369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Bebonet</text:p>
          </table:table-cell>
          <table:table-cell office:value-type="string" calcext:value-type="string">
            <text:p>Bebonet Dashboard Page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To verify that user is able to navigate to ATS application from bebonet Dashboard Page</text:p>
          </table:table-cell>
          <table:table-cell office:value-type="string" calcext:value-type="string">
            <text:p>User should be Logged in</text:p>
          </table:table-cell>
          <table:table-cell/>
          <table:table-cell office:value-type="string" calcext:value-type="string">
            <text:p>1.Click on Applications</text:p>
            <text:p>2.Click on Asset</text:p>
          </table:table-cell>
          <table:table-cell office:value-type="string" calcext:value-type="string">
            <text:p>The user should be able to navigate to ATS Dashboard Page</text:p>
            <text:p>from bebonet Dashboard Page successfully</text:p>
          </table:table-cell>
          <table:table-cell office:value-type="string" calcext:value-type="string">
            <text:p>The user is  able to navigate to ATS Dashboard Page</text:p>
            <text:p>from bebonet Dashboard Page successfully</text:p>
          </table:table-cell>
          <table:table-cell office:value-type="string" calcext:value-type="string">
            <text:p>01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dd New Item Page</text:p>
          </table:table-cell>
          <table:table-cell office:value-type="string" calcext:value-type="string">
            <text:p>To verify that ‘New item’ button leads the redirection to Add New Item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New Item</text:p>
          </table:table-cell>
          <table:table-cell office:value-type="string" calcext:value-type="string">
            <text:p><text:span text:style-name="T4">New item button leads the redirection to Add New Item Page </text:span></text:p>
            <text:p><text:span text:style-name="T4">Successfully from ATS Dashboard Page</text:span></text:p>
          </table:table-cell>
          <table:table-cell office:value-type="string" calcext:value-type="string">
            <text:p><text:span text:style-name="T4">New item button leads the redirection to Add New Item Page </text:span></text:p>
            <text:p><text:span text:style-name="T4">Successfully from ATS Dashboard Page</text:span></text:p>
          </table:table-cell>
          <table:table-cell office:value-type="string" calcext:value-type="string">
            <text:p>01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ssigned Asset Items Page</text:p>
          </table:table-cell>
          <table:table-cell office:value-type="string" calcext:value-type="string">
            <text:p><text:span text:style-name="T4">To verify that ‘Member Asset’ option in Asset Panel directs the user to Assigned Asset Items </text:span></text:p>
            <text:p><text:span text:style-name="T4">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Mouse Hover on Asset</text:p>
            <text:p>2.Click on Member Asset</text:p>
          </table:table-cell>
          <table:table-cell office:value-type="string" calcext:value-type="string">
            <text:p><text:span text:style-name="T4">The user should be redirected to Assigned Asset Items Page </text:span></text:p>
            <text:p><text:span text:style-name="T4">Successfully</text:span></text:p>
          </table:table-cell>
          <table:table-cell office:value-type="string" calcext:value-type="string">
            <text:p>The user is  redirected to Assigned Asset Items Page </text:p>
            <text:p>Successfully</text:p>
          </table:table-cell>
          <table:table-cell office:value-type="string" calcext:value-type="string">
            <text:p>01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Manager/Lead Report Page</text:p>
          </table:table-cell>
          <table:table-cell office:value-type="string" calcext:value-type="string">
            <text:p><text:span text:style-name="T4">To verify that ‘Manager/Lead Report’ option in Asset Panel leads the redirection of user to </text:span></text:p>
            <text:p><text:span text:style-name="T4">Manager/Lead Report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Mouse Hover on Asset</text:p>
            <text:p>2.Click on Manager/Lead Report</text:p>
          </table:table-cell>
          <table:table-cell office:value-type="string" calcext:value-type="string">
            <text:p><text:span text:style-name="T4">The user should be redirected to Manager/Lead Report Page </text:span></text:p>
            <text:p><text:span text:style-name="T4">Successfully</text:span></text:p>
          </table:table-cell>
          <table:table-cell office:value-type="string" calcext:value-type="string">
            <text:p>The user is  redirected to Manager/Lead Report Page </text:p>
            <text:p>Successfully</text:p>
          </table:table-cell>
          <table:table-cell office:value-type="string" calcext:value-type="string">
            <text:p>02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Department Report Page</text:p>
          </table:table-cell>
          <table:table-cell office:value-type="string" calcext:value-type="string">
            <text:p><text:span text:style-name="T4">To verify that ‘Department Report’ option in Asset Panel leads the redirection of user to </text:span></text:p>
            <text:p><text:span text:style-name="T4">Department Report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Mouse Hover on Asset</text:p>
            <text:p><text:span text:style-name="T4">2.Click on Department Report </text:span></text:p>
          </table:table-cell>
          <table:table-cell office:value-type="string" calcext:value-type="string">
            <text:p><text:span text:style-name="T4">The user should be redirected to Department Report Page</text:span></text:p>
            <text:p><text:span text:style-name="T4">Successfully</text:span></text:p>
          </table:table-cell>
          <table:table-cell office:value-type="string" calcext:value-type="string">
            <text:p>The user is  redirected to Department Report Page</text:p>
            <text:p>Successfully</text:p>
          </table:table-cell>
          <table:table-cell office:value-type="string" calcext:value-type="string">
            <text:p>02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Department Assignment Report Page</text:p>
          </table:table-cell>
          <table:table-cell office:value-type="string" calcext:value-type="string">
            <text:p><text:span text:style-name="T4">To verify that ‘Department Assignment Report’ option in Asset Panel leads the redirection </text:span></text:p>
            <text:p><text:span text:style-name="T4">of user to Department Assignment Report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Mouse Hover on Asset</text:p>
            <text:p><text:span text:style-name="T4">2.Click on Department Assignment Report</text:span></text:p>
          </table:table-cell>
          <table:table-cell office:value-type="string" calcext:value-type="string">
            <text:p><text:span text:style-name="T4">The user should be redirected to Department Assignment Report Page </text:span></text:p>
            <text:p><text:span text:style-name="T4">Successfully</text:span></text:p>
          </table:table-cell>
          <table:table-cell office:value-type="string" calcext:value-type="string">
            <text:p>The user is  redirected to Department Assignment Report Page </text:p>
            <text:p>Successfully</text:p>
          </table:table-cell>
          <table:table-cell office:value-type="string" calcext:value-type="string">
            <text:p>02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Department Asset Deleted Report Page</text:p>
          </table:table-cell>
          <table:table-cell office:value-type="string" calcext:value-type="string">
            <text:p><text:span text:style-name="T4">To verify that ‘Department Asset Deleted Report’ option in Asset Panel leads the redirection </text:span></text:p>
            <text:p><text:span text:style-name="T4">of user to Department Asset Deleted Report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Mouse Hover on Asset</text:p>
            <text:p><text:span text:style-name="T4">2.Click on Department Asset Deleted Report</text:span></text:p>
          </table:table-cell>
          <table:table-cell office:value-type="string" calcext:value-type="string">
            <text:p><text:span text:style-name="T4">The user should be redirected to Department Asset Deleted Report </text:span></text:p>
            <text:p><text:span text:style-name="T4">Page Successfully</text:span></text:p>
          </table:table-cell>
          <table:table-cell office:value-type="string" calcext:value-type="string">
            <text:p>The user is  redirected to Department Asset Deleted Report </text:p>
            <text:p>Page Successfully</text:p>
          </table:table-cell>
          <table:table-cell office:value-type="string" calcext:value-type="string">
            <text:p>02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igned Asset Items Page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To verify that after clicking on ‘Dashboard’ option leads the redirection of user to ATS </text:p>
            <text:p>Dashboard Page</text:p>
          </table:table-cell>
          <table:table-cell office:value-type="string" calcext:value-type="string">
            <text:p><text:span text:style-name="T4">Assigned Asset Items Page should be opened</text:span></text:p>
          </table:table-cell>
          <table:table-cell/>
          <table:table-cell office:value-type="string" calcext:value-type="string">
            <text:p>1.Click on Dashboard</text:p>
          </table:table-cell>
          <table:table-cell office:value-type="string" calcext:value-type="string">
            <text:p>The user should be redirected to ATS Dashboard Page Successfully</text:p>
          </table:table-cell>
          <table:table-cell office:value-type="string" calcext:value-type="string">
            <text:p>The user is <text:s/>redirected to ATS Dashboard Page Successfully</text:p>
          </table:table-cell>
          <table:table-cell office:value-type="string" calcext:value-type="string">
            <text:p>02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New Gate Pass Page</text:p>
          </table:table-cell>
          <table:table-cell office:value-type="string" calcext:value-type="string">
            <text:p><text:span text:style-name="T4">To verify that ‘New Gate Pass’ option in Gate Pass Panel leads the redirection of user to </text:span></text:p>
            <text:p><text:span text:style-name="T4">New Gate Pass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4">1.Mouse Hover on Gate Pass</text:span></text:p>
            <text:p><text:span text:style-name="T4">2.Click on New Gate Pass</text:span></text:p>
          </table:table-cell>
          <table:table-cell office:value-type="string" calcext:value-type="string">
            <text:p>The user should be redirected to New Gate Pass Page successfully</text:p>
          </table:table-cell>
          <table:table-cell office:value-type="string" calcext:value-type="string">
            <text:p>The user is <text:s/>redirected to New Gate Pass Page successfully</text:p>
          </table:table-cell>
          <table:table-cell office:value-type="string" calcext:value-type="string">
            <text:p>02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Pending Approvals Page</text:p>
          </table:table-cell>
          <table:table-cell office:value-type="string" calcext:value-type="string">
            <text:p><text:span text:style-name="T4">To verify that ‘Pending Approvals’ option in Gate Pass Panel leads the redirection of user to </text:span></text:p>
            <text:p><text:span text:style-name="T4">Pending Approvals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4">1.Mouse Hover on Gate Pass</text:span></text:p>
            <text:p><text:span text:style-name="T4">2.Click on Pending Approvals</text:span></text:p>
          </table:table-cell>
          <table:table-cell office:value-type="string" calcext:value-type="string">
            <text:p><text:span text:style-name="T4">The user should be redirected to Pending Approvals</text:span> Page successfully</text:p>
          </table:table-cell>
          <table:table-cell office:value-type="string" calcext:value-type="string">
            <text:p>The user is <text:s/>redirected to Pending Approvals Page successfully</text:p>
          </table:table-cell>
          <table:table-cell office:value-type="string" calcext:value-type="string">
            <text:p>02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IT Approvals Page</text:p>
          </table:table-cell>
          <table:table-cell office:value-type="string" calcext:value-type="string">
            <text:p><text:span text:style-name="T4">To verify that ‘IT Approvals’ option in Gate Pass Panel leads the redirection of user to </text:span></text:p>
            <text:p><text:span text:style-name="T4">IT Approvals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4">1.Mouse Hover on Gate Pass</text:span></text:p>
            <text:p><text:span text:style-name="T4">2.Click on IT Approvals</text:span></text:p>
          </table:table-cell>
          <table:table-cell office:value-type="string" calcext:value-type="string">
            <text:p><text:span text:style-name="T4">The user should be redirected to IT Approvals</text:span> Page successfully</text:p>
          </table:table-cell>
          <table:table-cell office:value-type="string" calcext:value-type="string">
            <text:p>The user is <text:s/>redirected to IT Approvals Page successfully</text:p>
          </table:table-cell>
          <table:table-cell office:value-type="string" calcext:value-type="string">
            <text:p>02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Gate Pass Report Page</text:p>
          </table:table-cell>
          <table:table-cell office:value-type="string" calcext:value-type="string">
            <text:p><text:span text:style-name="T4">To verify that ‘Gate Pass Report’ option in Gate Pass Panel leads the redirection of user to </text:span></text:p>
            <text:p><text:span text:style-name="T4">Gate Pass Report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4">1.Mouse Hover on Gate Pass</text:span></text:p>
            <text:p><text:span text:style-name="T4">2.Click on Gate Pass Report</text:span></text:p>
          </table:table-cell>
          <table:table-cell office:value-type="string" calcext:value-type="string">
            <text:p><text:span text:style-name="T4">The user should be redirected to Gate Pass Report</text:span> Page successfully</text:p>
          </table:table-cell>
          <table:table-cell office:value-type="string" calcext:value-type="string">
            <text:p>The user is <text:s/>redirected to Gate Pass Report Page successfully</text:p>
          </table:table-cell>
          <table:table-cell office:value-type="string" calcext:value-type="string">
            <text:p>02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Gate Pass Department Report Page</text:p>
          </table:table-cell>
          <table:table-cell office:value-type="string" calcext:value-type="string">
            <text:p><text:span text:style-name="T4">To verify that ‘Gate Pass Department Report’ option in Gate Pass Panel leads the redirection of </text:span></text:p>
            <text:p><text:span text:style-name="T4">user to Gate Pass Department Report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4">1.Mouse Hover on Gate Pass</text:span></text:p>
            <text:p><text:span text:style-name="T4">2.Click on Gate Pass Department Report</text:span></text:p>
          </table:table-cell>
          <table:table-cell office:value-type="string" calcext:value-type="string">
            <text:p><text:span text:style-name="T4">The user should be redirected to Gate Pass Department Report</text:span> Page </text:p>
            <text:p>Successfully</text:p>
          </table:table-cell>
          <table:table-cell office:value-type="string" calcext:value-type="string">
            <text:p>The user is  redirected to Gate Pass Department Report Page </text:p>
            <text:p>Successfully</text:p>
          </table:table-cell>
          <table:table-cell office:value-type="string" calcext:value-type="string">
            <text:p>02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Upload Asset Page</text:p>
          </table:table-cell>
          <table:table-cell office:value-type="string" calcext:value-type="string">
            <text:p>To verify whether ‘Upload Asset’ option leads the  redirection to Upload Asset Page from  ATS </text:p>
            <text:p>Dashboard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Upload Asset</text:p>
          </table:table-cell>
          <table:table-cell office:value-type="string" calcext:value-type="string">
            <text:p>The user should be redirected to Upload Asset Page successfully</text:p>
          </table:table-cell>
          <table:table-cell office:value-type="string" calcext:value-type="string">
            <text:p>The user is <text:s/>redirected to Upload Asset Page successfully</text:p>
          </table:table-cell>
          <table:table-cell office:value-type="string" calcext:value-type="string">
            <text:p>05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Brands Page</text:p>
          </table:table-cell>
          <table:table-cell office:value-type="string" calcext:value-type="string">
            <text:p>To verify that ‘Brands’ option in Master Panel directs the user to Brands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Mouse Hover on Master</text:p>
            <text:p>2.Click on Brands</text:p>
          </table:table-cell>
          <table:table-cell office:value-type="string" calcext:value-type="string">
            <text:p>The user should be redirected to Brands Page successfully</text:p>
          </table:table-cell>
          <table:table-cell office:value-type="string" calcext:value-type="string">
            <text:p>The user is <text:s/>redirected to Brands Page successfully</text:p>
          </table:table-cell>
          <table:table-cell office:value-type="string" calcext:value-type="string">
            <text:p>05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Categories Page</text:p>
          </table:table-cell>
          <table:table-cell office:value-type="string" calcext:value-type="string">
            <text:p>To verify that ‘Categories’ option in Master Panel leads the redirection of user to Categories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Mouse Hover on Master</text:p>
            <text:p>2.Click on Categories</text:p>
          </table:table-cell>
          <table:table-cell office:value-type="string" calcext:value-type="string">
            <text:p>The user should be redirected to Categories Page successfully</text:p>
          </table:table-cell>
          <table:table-cell office:value-type="string" calcext:value-type="string">
            <text:p>The user is <text:s/>redirected to Categories Page successfully</text:p>
          </table:table-cell>
          <table:table-cell office:value-type="string" calcext:value-type="string">
            <text:p>05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Vendor Category Page</text:p>
          </table:table-cell>
          <table:table-cell office:value-type="string" calcext:value-type="string">
            <text:p><text:span text:style-name="T4">To verify that ‘Vendor Category’ option in Master Panel leads the redirection of user to Vendor </text:span></text:p>
            <text:p><text:span text:style-name="T4">Category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Mouse Hover on Master</text:p>
            <text:p>2.Click on Vendor Category</text:p>
          </table:table-cell>
          <table:table-cell office:value-type="string" calcext:value-type="string">
            <text:p>The user should be redirected to Vendor Category Page successfully</text:p>
          </table:table-cell>
          <table:table-cell office:value-type="string" calcext:value-type="string">
            <text:p>The user is <text:s/>redirected to Vendor Category Page successfully</text:p>
          </table:table-cell>
          <table:table-cell office:value-type="string" calcext:value-type="string">
            <text:p>05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Vendors Page</text:p>
          </table:table-cell>
          <table:table-cell office:value-type="string" calcext:value-type="string">
            <text:p>To verify that ‘Vendors’ option in Master Panel leads the redirection of user to Vendors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Mouse Hover on Master</text:p>
            <text:p>2.Click on Vendors</text:p>
          </table:table-cell>
          <table:table-cell office:value-type="string" calcext:value-type="string">
            <text:p>The user should be redirected to Vendors Page successfully</text:p>
          </table:table-cell>
          <table:table-cell office:value-type="string" calcext:value-type="string">
            <text:p>The user is <text:s/>redirected to Vendors Page successfully</text:p>
          </table:table-cell>
          <table:table-cell office:value-type="string" calcext:value-type="string">
            <text:p>05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Office Floors Page</text:p>
          </table:table-cell>
          <table:table-cell office:value-type="string" calcext:value-type="string">
            <text:p>To verify that ‘Office Floors’ option in Master Panel leads the redirection of user to Office </text:p>
            <text:p>Floors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Mouse Hover on Master</text:p>
            <text:p>2.Click on Office Floors</text:p>
          </table:table-cell>
          <table:table-cell office:value-type="string" calcext:value-type="string">
            <text:p><text:span text:style-name="T4">The user should be redirected to Office Floors</text:span> Page successfully</text:p>
          </table:table-cell>
          <table:table-cell office:value-type="string" calcext:value-type="string">
            <text:p>The user is <text:s/>redirected to Office Floors Page successfully</text:p>
          </table:table-cell>
          <table:table-cell office:value-type="string" calcext:value-type="string">
            <text:p>05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Meeting Rooms Page</text:p>
          </table:table-cell>
          <table:table-cell office:value-type="string" calcext:value-type="string">
            <text:p><text:span text:style-name="T4">To verify that ‘Meeting Rooms’ option in Master Panel leads the redirection of user to Meeting </text:span></text:p>
            <text:p><text:span text:style-name="T4">Rooms</text:span>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Mouse Hover on Master</text:p>
            <text:p>2.Click on Meeting Rooms</text:p>
          </table:table-cell>
          <table:table-cell office:value-type="string" calcext:value-type="string">
            <text:p><text:span text:style-name="T4">The user should be redirected to Meeting Rooms</text:span> Page successfully</text:p>
          </table:table-cell>
          <table:table-cell office:value-type="string" calcext:value-type="string">
            <text:p>The user is <text:s/>redirected to Meeting Rooms Page successfully</text:p>
          </table:table-cell>
          <table:table-cell office:value-type="string" calcext:value-type="string">
            <text:p>05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ttributes Page</text:p>
          </table:table-cell>
          <table:table-cell office:value-type="string" calcext:value-type="string">
            <text:p><text:span text:style-name="T4">To verify that ‘Attributes’ option in Master Panel leads the redirection of user to Attributes</text:span>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Mouse Hover on Master</text:p>
            <text:p>2.Click on Attributes</text:p>
          </table:table-cell>
          <table:table-cell office:value-type="string" calcext:value-type="string">
            <text:p><text:span text:style-name="T4">The user should be redirected to Attributes</text:span> Page successfully</text:p>
          </table:table-cell>
          <table:table-cell office:value-type="string" calcext:value-type="string">
            <text:p>The user is <text:s/>redirected to Attributes Page successfully</text:p>
          </table:table-cell>
          <table:table-cell office:value-type="string" calcext:value-type="string">
            <text:p>05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Create Admin Page</text:p>
          </table:table-cell>
          <table:table-cell office:value-type="string" calcext:value-type="string">
            <text:p><text:span text:style-name="T4">To verify that ‘Create Admin’ option in Master Panel leads the redirection of user to Create </text:span></text:p>
            <text:p><text:span text:style-name="T4">Admin</text:span>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Mouse Hover on Master</text:p>
            <text:p>2.Click on Create Admin</text:p>
          </table:table-cell>
          <table:table-cell office:value-type="string" calcext:value-type="string">
            <text:p><text:span text:style-name="T4">The user should be redirected to Create Admin</text:span> Page successfully</text:p>
          </table:table-cell>
          <table:table-cell office:value-type="string" calcext:value-type="string">
            <text:p>The user is <text:s/>redirected to Create Admin Page successfully</text:p>
          </table:table-cell>
          <table:table-cell office:value-type="string" calcext:value-type="string">
            <text:p>05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Items Agreement Page</text:p>
          </table:table-cell>
          <table:table-cell office:value-type="string" calcext:value-type="string">
            <text:p><text:span text:style-name="T4">To verify that ‘Items Agreement’ option in Master Panel leads the redirection of user to Items </text:span></text:p>
            <text:p><text:span text:style-name="T4">Agreement</text:span>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Mouse Hover on Reports</text:p>
            <text:p>2.Click on Items Agreement</text:p>
          </table:table-cell>
          <table:table-cell office:value-type="string" calcext:value-type="string">
            <text:p><text:span text:style-name="T4">The user should be redirected to Items Agreement</text:span> Page successfully</text:p>
          </table:table-cell>
          <table:table-cell office:value-type="string" calcext:value-type="string">
            <text:p>The user is <text:s/>redirected to Items Agreement Page successfully</text:p>
          </table:table-cell>
          <table:table-cell office:value-type="string" calcext:value-type="string">
            <text:p>07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Export Assigned Asset Report</text:p>
          </table:table-cell>
          <table:table-cell office:value-type="string" calcext:value-type="string">
            <text:p>To verify that after clicking on ‘Export Assigned Asset Report’ option, The Assigned Asset </text:p>
            <text:p>Report file should be downloaded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Mouse Hover on Reports</text:p>
            <text:p>2.Click on Export Assigned Asset Report</text:p>
          </table:table-cell>
          <table:table-cell office:value-type="string" calcext:value-type="string">
            <text:p><text:span text:style-name="T4">The Assigned Asset Report should be downloaded </text:span>successfully</text:p>
          </table:table-cell>
          <table:table-cell office:value-type="string" calcext:value-type="string">
            <text:p>The Assigned Asset Report is <text:s/>downloaded successfully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Update Item Details Page</text:p>
          </table:table-cell>
          <table:table-cell office:value-type="string" calcext:value-type="string">
            <text:p>To verify that Assignment History link text is display the dialog contains assignment details </text:p>
            <text:p>About particular item</text:p>
          </table:table-cell>
          <table:table-cell office:value-type="string" calcext:value-type="string">
            <text:p>Update Item Details Page should be opened</text:p>
          </table:table-cell>
          <table:table-cell/>
          <table:table-cell office:value-type="string" calcext:value-type="string">
            <text:p>1.Click on Assignment History</text:p>
          </table:table-cell>
          <table:table-cell office:value-type="string" calcext:value-type="string">
            <text:p><text:span text:style-name="T4">Assignment History link text should display the dialog contains </text:span></text:p>
            <text:p><text:span text:style-name="T4">assignment details about particular item</text:span></text:p>
          </table:table-cell>
          <table:table-cell office:value-type="string" calcext:value-type="string">
            <text:p>Assignment History link text is display the dialog contains </text:p>
            <text:p>assignment details about particular item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In Stock Panel</text:p>
          </table:table-cell>
          <table:table-cell office:value-type="string" calcext:value-type="string">
            <text:p>To verify that ‘In Stock’ Panel ‘View Details’ link text leads the redirection to Department Report </text:p>
            <text:p>Page and Item status is In Stock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In Stock ‘View details’ link text</text:p>
          </table:table-cell>
          <table:table-cell office:value-type="string" calcext:value-type="string">
            <text:p><text:span text:style-name="T4">The  ‘In Stock’ Panel ‘View Details’ link text leads the redirection to </text:span></text:p>
            <text:p><text:span text:style-name="T4">Department Report Page and Item status is In Stock</text:span></text:p>
          </table:table-cell>
          <table:table-cell office:value-type="string" calcext:value-type="string">
            <text:p><text:span text:style-name="T4">The  ‘In Stock’ Panel ‘View Details’ link text leads the redirection to </text:span></text:p>
            <text:p><text:span text:style-name="T4">Department Report Page and Item status is In Stock</text:span>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In Stock Panel</text:p>
          </table:table-cell>
          <table:table-cell office:value-type="string" calcext:value-type="string">
            <text:p><text:span text:style-name="T4">To verify the count of In stock is same as In Stock count on Department Report Page after </text:span></text:p>
            <text:p><text:span text:style-name="T4">Redirection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View details link text</text:p>
            <text:p>2.Verify the In stock Count</text:p>
          </table:table-cell>
          <table:table-cell office:value-type="string" calcext:value-type="string">
            <text:p><text:span text:style-name="T4">The count of In stock should be same as In Stock count on Department Report </text:span></text:p>
            <text:p><text:span text:style-name="T4">Page after redirection</text:span></text:p>
          </table:table-cell>
          <table:table-cell office:value-type="string" calcext:value-type="string">
            <text:p>The count of In stock is  same as In Stock count on Department Report </text:p>
            <text:p>Page after redirection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In Use Panel</text:p>
          </table:table-cell>
          <table:table-cell office:value-type="string" calcext:value-type="string">
            <text:p>To verify that ‘In Use’ Panel ‘View Details’ link text leads the redirection to Department Report </text:p>
            <text:p>Page and Item status is In Us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In Use ‘View details’ link text</text:p>
          </table:table-cell>
          <table:table-cell office:value-type="string" calcext:value-type="string">
            <text:p><text:span text:style-name="T4">The  ‘In Use’ Panel ‘View Details’ link text leads the redirection to </text:span></text:p>
            <text:p><text:span text:style-name="T4">Department Report Page and Item status is In Use</text:span></text:p>
          </table:table-cell>
          <table:table-cell office:value-type="string" calcext:value-type="string">
            <text:p><text:span text:style-name="T4">The  ‘In Use’ Panel ‘View Details’ link text leads the redirection to </text:span></text:p>
            <text:p><text:span text:style-name="T4">Department Report Page and Item status is In Use</text:span>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In Use Panel</text:p>
          </table:table-cell>
          <table:table-cell office:value-type="string" calcext:value-type="string">
            <text:p><text:span text:style-name="T4">To verify the count of In Use is same as In Use count on Department Report Page after </text:span></text:p>
            <text:p><text:span text:style-name="T4">Redirection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View details link text</text:p>
            <text:p>2.Verify the In Use Count</text:p>
          </table:table-cell>
          <table:table-cell office:value-type="string" calcext:value-type="string">
            <text:p><text:span text:style-name="T4">The count of In Use should be same as In Use count on Department Report </text:span></text:p>
            <text:p><text:span text:style-name="T4">Page after redirection</text:span></text:p>
          </table:table-cell>
          <table:table-cell office:value-type="string" calcext:value-type="string">
            <text:p>The count of In Use is  same as In Use count on Department Report </text:p>
            <text:p>Page after redirection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dmin Stock Panel</text:p>
          </table:table-cell>
          <table:table-cell office:value-type="string" calcext:value-type="string">
            <text:p><text:span text:style-name="T4">To verify that ‘Admin Stock</text:span>’ Panel ‘View Details’ link text leads the redirection to Department </text:p>
            <text:p>Report <text:span text:style-name="T4">Page and Item status is Admin Stock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In Use ‘View details’ link text</text:p>
          </table:table-cell>
          <table:table-cell office:value-type="string" calcext:value-type="string">
            <text:p><text:span text:style-name="T4">The  ‘Admin Stock’ Panel ‘View Details’ link text leads the redirection to </text:span></text:p>
            <text:p><text:span text:style-name="T4">Department Report Page and Item status is Admin Stock</text:span></text:p>
          </table:table-cell>
          <table:table-cell office:value-type="string" calcext:value-type="string">
            <text:p><text:span text:style-name="T4">The  ‘Admin Stock’ Panel ‘View Details’ link text leads the redirection to </text:span></text:p>
            <text:p><text:span text:style-name="T4">Department Report Page and Item status is Admin Stock</text:span>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dmin Stock Panel</text:p>
          </table:table-cell>
          <table:table-cell office:value-type="string" calcext:value-type="string">
            <text:p><text:span text:style-name="T4">To verify the count of Admin Stock is same as Admin Stock count on Department Report Page after </text:span></text:p>
            <text:p><text:span text:style-name="T4">Redirection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View details link text</text:p>
            <text:p><text:span text:style-name="T4">2.Verify the Admin Stock</text:span> Count</text:p>
          </table:table-cell>
          <table:table-cell office:value-type="string" calcext:value-type="string">
            <text:p><text:span text:style-name="T4">The count of Admin Stock should be same as Admin Stock count on </text:span></text:p>
            <text:p><text:span text:style-name="T4">Department Report Page after redirection</text:span></text:p>
          </table:table-cell>
          <table:table-cell office:value-type="string" calcext:value-type="string">
            <text:p>The count of Admin Stock is  same as Admin Stock count on </text:p>
            <text:p>Department Report Page after redirection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E-Waste Panel</text:p>
          </table:table-cell>
          <table:table-cell office:value-type="string" calcext:value-type="string">
            <text:p><text:span text:style-name="T4">To verify that ‘E-Waste</text:span>’ Panel ‘View Details’ link text leads the redirection to Department </text:p>
            <text:p>Report <text:span text:style-name="T4">Page and Item status is E-Wast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4">1.Click on E-Waste</text:span> ‘View details’ link text</text:p>
          </table:table-cell>
          <table:table-cell office:value-type="string" calcext:value-type="string">
            <text:p><text:span text:style-name="T4">The  ‘E-Waste’ Panel ‘View Details’ link text leads the redirection to </text:span></text:p>
            <text:p><text:span text:style-name="T4">Department Report Page and Item status is E-Waste</text:span></text:p>
          </table:table-cell>
          <table:table-cell office:value-type="string" calcext:value-type="string">
            <text:p><text:span text:style-name="T4">The  ‘E-Waste’ Panel ‘View Details’ link text leads the redirection to </text:span></text:p>
            <text:p><text:span text:style-name="T4">Department Report Page and Item status is E-Waste</text:span>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E-Waste Panel</text:p>
          </table:table-cell>
          <table:table-cell office:value-type="string" calcext:value-type="string">
            <text:p><text:span text:style-name="T4">To verify the count of E-Waste is same as E-Waste count on Department Report Page after </text:span></text:p>
            <text:p><text:span text:style-name="T4">Redirection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View details link text</text:p>
            <text:p><text:span text:style-name="T4">2.Verify the E-Waste</text:span> Count</text:p>
          </table:table-cell>
          <table:table-cell office:value-type="string" calcext:value-type="string">
            <text:p><text:span text:style-name="T4">The count of E-Waste should be same as E-Waste count on </text:span></text:p>
            <text:p><text:span text:style-name="T4">Department Report Page after redirection</text:span></text:p>
          </table:table-cell>
          <table:table-cell office:value-type="string" calcext:value-type="string">
            <text:p>The count of E-Waste is  same as E-Waste count on </text:p>
            <text:p>Department Report Page after redirection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Spare IT Stock Panel</text:p>
          </table:table-cell>
          <table:table-cell office:value-type="string" calcext:value-type="string">
            <text:p><text:span text:style-name="T4">To verify that ‘Spare IT Stock</text:span>’ Panel ‘View Details’ link text leads the redirection to Department </text:p>
            <text:p>Report <text:span text:style-name="T4">Page and Item status is Spare IT Stock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4">1.Click on Spare IT Stock</text:span> ‘View details’ link text</text:p>
          </table:table-cell>
          <table:table-cell office:value-type="string" calcext:value-type="string">
            <text:p><text:span text:style-name="T4">The  ‘Spare IT Stock’ Panel ‘View Details’ link text leads the redirection to </text:span></text:p>
            <text:p><text:span text:style-name="T4">Department Report Page and Item status is Spare IT Stock</text:span></text:p>
          </table:table-cell>
          <table:table-cell office:value-type="string" calcext:value-type="string">
            <text:p><text:span text:style-name="T4">The  ‘Spare IT Stock’ Panel ‘View Details’ link text leads the redirection to </text:span></text:p>
            <text:p><text:span text:style-name="T4">Department Report Page and Item status is Spare IT Stock</text:span>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Spare IT Stock Panel</text:p>
          </table:table-cell>
          <table:table-cell office:value-type="string" calcext:value-type="string">
            <text:p><text:span text:style-name="T4">To verify the count of Spare IT Stock is same as Spare IT Stock count on Department Report Page </text:span></text:p>
            <text:p><text:span text:style-name="T4">after Redirection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View details link text</text:p>
            <text:p><text:span text:style-name="T4">2.Verify the Spare IT Stock</text:span> Count</text:p>
          </table:table-cell>
          <table:table-cell office:value-type="string" calcext:value-type="string">
            <text:p><text:span text:style-name="T4">The count of Spare IT Stock should be same as Spare IT Stock count on </text:span></text:p>
            <text:p><text:span text:style-name="T4">Department Report Page after redirection</text:span></text:p>
          </table:table-cell>
          <table:table-cell office:value-type="string" calcext:value-type="string">
            <text:p>The count of Spare IT Stock is  same as Spare IT Stock count on </text:p>
            <text:p>Department Report Page after redirection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Returnable To Purchase Panel</text:p>
          </table:table-cell>
          <table:table-cell office:value-type="string" calcext:value-type="string">
            <text:p><text:span text:style-name="T4">To verify that ‘Returnable To Purchase</text:span>’ Panel ‘View Details’ link text leads the redirection to </text:p>
            <text:p>Department Report <text:span text:style-name="T4">Page and Item status is Returnable To Purchas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4">1.Click on Returnable To Purchase</text:span> ‘View details’ link </text:p>
            <text:p>Text</text:p>
          </table:table-cell>
          <table:table-cell office:value-type="string" calcext:value-type="string">
            <text:p><text:span text:style-name="T4">The  ‘Returnable To Purchase’ Panel ‘View Details’ link text leads the </text:span></text:p>
            <text:p><text:span text:style-name="T4">redirection to Department Report Page and Item status is Returnable To Purchase</text:span></text:p>
          </table:table-cell>
          <table:table-cell office:value-type="string" calcext:value-type="string">
            <text:p><text:span text:style-name="T4">The  ‘Returnable To Purchase’ Panel ‘View Details’ link text leads the </text:span></text:p>
            <text:p><text:span text:style-name="T4">redirection to Department Report Page and Item status is Returnable To Purchase</text:span>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Returnable To Purchase Panel</text:p>
          </table:table-cell>
          <table:table-cell office:value-type="string" calcext:value-type="string">
            <text:p><text:span text:style-name="T4">To verify the count of Returnable To Purchase is same as Returnable To Purchase count on </text:span></text:p>
            <text:p><text:span text:style-name="T4">Department Report Page after Redirection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View details link text</text:p>
            <text:p><text:span text:style-name="T4">2.Verify the Returnable To Purchase</text:span> Count</text:p>
          </table:table-cell>
          <table:table-cell office:value-type="string" calcext:value-type="string">
            <text:p><text:span text:style-name="T4">The count of Returnable To Purchase should be same as Returnable To </text:span></text:p>
            <text:p><text:span text:style-name="T4">Purchase count on Department Report Page after redirection</text:span></text:p>
          </table:table-cell>
          <table:table-cell office:value-type="string" calcext:value-type="string">
            <text:p>The count of Returnable To Purchase is  same as Returnable To </text:p>
            <text:p>Purchase count on Department Report Page after redirection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Returnable To Vendor Panel</text:p>
          </table:table-cell>
          <table:table-cell office:value-type="string" calcext:value-type="string">
            <text:p><text:span text:style-name="T4">To verify that ‘Returnable To Vendor</text:span>’ Panel ‘View Details’ link text leads the redirection to </text:p>
            <text:p>Department Report <text:span text:style-name="T4">Page and Item status is Returnable To Vendor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4">1.Click on Returnable To Vendor</text:span> ‘View details’ link </text:p>
            <text:p>Text</text:p>
          </table:table-cell>
          <table:table-cell office:value-type="string" calcext:value-type="string">
            <text:p><text:span text:style-name="T4">The  ‘Returnable To Vendor’ Panel ‘View Details’ link text leads the redirection to </text:span></text:p>
            <text:p><text:span text:style-name="T4">Department Report Page and Item status is Returnable To Vendor</text:span></text:p>
          </table:table-cell>
          <table:table-cell office:value-type="string" calcext:value-type="string">
            <text:p><text:span text:style-name="T4">The  ‘Returnable To Vendor’ Panel ‘View Details’ link text leads the redirection to </text:span></text:p>
            <text:p><text:span text:style-name="T4">Department Report Page and Item status is Returnable To Vendor</text:span>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Returnable To Vendor Panel</text:p>
          </table:table-cell>
          <table:table-cell office:value-type="string" calcext:value-type="string">
            <text:p><text:span text:style-name="T4">To verify the count of Returnable To Vendor is same as Returnable To Vendor count on </text:span></text:p>
            <text:p><text:span text:style-name="T4">Department Report Page after Redirection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View details link text</text:p>
            <text:p><text:span text:style-name="T4">2.Verify the Returnable To Vendor</text:span> Count</text:p>
          </table:table-cell>
          <table:table-cell office:value-type="string" calcext:value-type="string">
            <text:p><text:span text:style-name="T4">The count of Returnable To Vendor should be same as Returnable To </text:span></text:p>
            <text:p><text:span text:style-name="T4">Vendor count on Department Report Page after redirection</text:span></text:p>
          </table:table-cell>
          <table:table-cell office:value-type="string" calcext:value-type="string">
            <text:p>The count of Returnable To Vendor is  same as Returnable To </text:p>
            <text:p>Vendor count on Department Report Page after redirection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Sold Out Panel</text:p>
          </table:table-cell>
          <table:table-cell office:value-type="string" calcext:value-type="string">
            <text:p><text:span text:style-name="T4">To verify that ‘Sold Out</text:span>’ Panel ‘View Details’ link text leads the redirection to Department </text:p>
            <text:p>Report <text:span text:style-name="T4">Page and Item status is Sold Out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4">1.Click on Sold Out</text:span> ‘View details’ link text</text:p>
          </table:table-cell>
          <table:table-cell office:value-type="string" calcext:value-type="string">
            <text:p><text:span text:style-name="T4">The  ‘Sold Out’ Panel ‘View Details’ link text leads the redirection to </text:span></text:p>
            <text:p><text:span text:style-name="T4">Department Report Page and Item status is Sold Out</text:span></text:p>
          </table:table-cell>
          <table:table-cell office:value-type="string" calcext:value-type="string">
            <text:p><text:span text:style-name="T4">The  ‘Sold Out’ Panel ‘View Details’ link text leads the redirection to </text:span></text:p>
            <text:p><text:span text:style-name="T4">Department Report Page and Item status is Sold Out</text:span>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Sold Out Panel</text:p>
          </table:table-cell>
          <table:table-cell office:value-type="string" calcext:value-type="string">
            <text:p><text:span text:style-name="T4">To verify the count of Sold Out is same as Sold Out count on Department Report Page after </text:span></text:p>
            <text:p><text:span text:style-name="T4">Redirection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View details link text</text:p>
            <text:p><text:span text:style-name="T4">2.Verify the Sold Out</text:span> Count</text:p>
          </table:table-cell>
          <table:table-cell office:value-type="string" calcext:value-type="string">
            <text:p><text:span text:style-name="T4">The count of Sold Out should be same as Sold Out count on Department Report </text:span></text:p>
            <text:p><text:span text:style-name="T4">Page after redirection</text:span></text:p>
          </table:table-cell>
          <table:table-cell office:value-type="string" calcext:value-type="string">
            <text:p>The count of Sold Out is  same as Sold Out count on Department Report </text:p>
            <text:p>Page after redirection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42" calcext:value-type="float">
            <text:p>42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Lost Hardware Panel</text:p>
          </table:table-cell>
          <table:table-cell office:value-type="string" calcext:value-type="string">
            <text:p><text:span text:style-name="T4">To verify that ‘Lost Hardware</text:span>’ Panel ‘View Details’ link text leads the redirection to Department </text:p>
            <text:p>Report <text:span text:style-name="T4">Page and Item status is Lost Hardwar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4">1.Click on Lost Hardware</text:span> ‘View details’ link text</text:p>
          </table:table-cell>
          <table:table-cell office:value-type="string" calcext:value-type="string">
            <text:p><text:span text:style-name="T4">The  ‘Lost Hardware’ Panel ‘View Details’ link text leads the redirection to </text:span></text:p>
            <text:p><text:span text:style-name="T4">Department Report Page and Item status is Lost Hardware</text:span></text:p>
          </table:table-cell>
          <table:table-cell office:value-type="string" calcext:value-type="string">
            <text:p><text:span text:style-name="T4">The  ‘Lost Hardware’ Panel ‘View Details’ link text leads the redirection to </text:span></text:p>
            <text:p><text:span text:style-name="T4">Department Report Page and Item status is Lost Hardware</text:span>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Lost Hardware Panel</text:p>
          </table:table-cell>
          <table:table-cell office:value-type="string" calcext:value-type="string">
            <text:p><text:span text:style-name="T4">To verify the count of Lost Hardware is same as Lost Hardware count on Department Report Page </text:span></text:p>
            <text:p><text:span text:style-name="T4">after Redirection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View details link text</text:p>
            <text:p><text:span text:style-name="T4">2.Verify the Lost Hardware</text:span> Count</text:p>
          </table:table-cell>
          <table:table-cell office:value-type="string" calcext:value-type="string">
            <text:p><text:span text:style-name="T4">The count of Lost Hardware should be same as Lost Hardware count on </text:span></text:p>
            <text:p><text:span text:style-name="T4">Department Report Page after redirection</text:span></text:p>
          </table:table-cell>
          <table:table-cell office:value-type="string" calcext:value-type="string">
            <text:p>The count of Lost Hardware is  same as Lost Hardware count on </text:p>
            <text:p>Department Report Page after redirection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Categories Panel</text:p>
          </table:table-cell>
          <table:table-cell office:value-type="string" calcext:value-type="string">
            <text:p>To verify that ‘View All’ link text in categories Panel leads the redirection to Category report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View All link text in Categories Panel</text:p>
          </table:table-cell>
          <table:table-cell office:value-type="string" calcext:value-type="string">
            <text:p><text:span text:style-name="T4">The ‘View All’ link text in categories Panel should leads the redirection to </text:span></text:p>
            <text:p><text:span text:style-name="T4">Category report Page</text:span></text:p>
          </table:table-cell>
          <table:table-cell office:value-type="string" calcext:value-type="string">
            <text:p>The ‘View All’ link text in categories Panel is leads the redirection to </text:p>
            <text:p>Category report Page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Brands Panel</text:p>
          </table:table-cell>
          <table:table-cell office:value-type="string" calcext:value-type="string">
            <text:p>To verify that ‘View All’ link text in Brands Panel leads the redirection to Brands report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4">1.Click on View All link text in Brands</text:span> Panel</text:p>
          </table:table-cell>
          <table:table-cell office:value-type="string" calcext:value-type="string">
            <text:p><text:span text:style-name="T4">The ‘View All’ link text in Brands Panel should leads the redirection to </text:span></text:p>
            <text:p><text:span text:style-name="T4">Brands report Page</text:span></text:p>
          </table:table-cell>
          <table:table-cell office:value-type="string" calcext:value-type="string">
            <text:p>The ‘View All’ link text in Brands Panel is leads the redirection to </text:p>
            <text:p>Brands report Page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46" calcext:value-type="float">
            <text:p>46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sset Panel</text:p>
          </table:table-cell>
          <table:table-cell office:value-type="string" calcext:value-type="string">
            <text:p><text:span text:style-name="T4">To verify that ‘View All’ link text in Asset</text:span> Panel leads the redirection to Department report Page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4">1.Click on View All link text in Asset</text:span> Panel</text:p>
          </table:table-cell>
          <table:table-cell office:value-type="string" calcext:value-type="string">
            <text:p><text:span text:style-name="T4">The ‘View All’ link text in Asset Panel should leads the redirection to </text:span></text:p>
            <text:p><text:span text:style-name="T4">Department report Page</text:span></text:p>
          </table:table-cell>
          <table:table-cell office:value-type="string" calcext:value-type="string">
            <text:p>The ‘View All’ link text in Asset Panel is leads the redirection to </text:p>
            <text:p>Department report Page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All Categories Count Panel</text:p>
          </table:table-cell>
          <table:table-cell office:value-type="string" calcext:value-type="string">
            <text:p><text:span text:style-name="T4">To verify the Item count visible for category Laptop is same as after clicking on Laptop </text:span></text:p>
            <text:p><text:span text:style-name="T4">Redirection leads the Department Report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Category Laptop</text:p>
            <text:p>2.Verify the Item count</text:p>
          </table:table-cell>
          <table:table-cell office:value-type="string" calcext:value-type="string">
            <text:p><text:span text:style-name="T4">The Item count visible for category Laptop should be same as after clicking on </text:span></text:p>
            <text:p><text:span text:style-name="T4">Laptop redirection leads the Department Report Page</text:span></text:p>
          </table:table-cell>
          <table:table-cell office:value-type="string" calcext:value-type="string">
            <text:p>The Item count visible for category Laptop is  same as after clicking on </text:p>
            <text:p>Laptop redirection leads the Department Report Page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48" calcext:value-type="float">
            <text:p>48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Temporary Assigned Items Panel</text:p>
          </table:table-cell>
          <table:table-cell office:value-type="string" calcext:value-type="string">
            <text:p>To verify that after clicking on Remind button for particular Item, The reminder message is sent </text:p>
            <text:p>To assigned  member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1.Click on Remind button</text:p>
          </table:table-cell>
          <table:table-cell office:value-type="string" calcext:value-type="string">
            <text:p>The reminder message should be sent to assigned <text:s/>member successfully</text:p>
          </table:table-cell>
          <table:table-cell office:value-type="string" calcext:value-type="string">
            <text:p>The reminder message is <text:s/>sent to assigned <text:s/>member successfully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49" calcext:value-type="float">
            <text:p>49</text:p>
          </table:table-cell>
          <table:table-cell office:value-type="string" calcext:value-type="string">
            <text:p>San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<text:s/>Dashboard Page</text:p>
          </table:table-cell>
          <table:table-cell office:value-type="string" calcext:value-type="string">
            <text:p><text:span text:style-name="T4">Attribute Wise Count</text:span> Panel</text:p>
          </table:table-cell>
          <table:table-cell office:value-type="string" calcext:value-type="string">
            <text:p><text:span text:style-name="T4">To verify the count visible for Attribute SEP Status is same as after clicking on Count </text:span></text:p>
            <text:p><text:span text:style-name="T4">Redirection leads the Department Report Page</text:span></text:p>
          </table:table-cell>
          <table:table-cell office:value-type="string" calcext:value-type="string">
            <text:p>ATS Dashboard Page should be opened</text:p>
          </table:table-cell>
          <table:table-cell/>
          <table:table-cell office:value-type="string" calcext:value-type="string">
            <text:p><text:span text:style-name="T4">1.Click on Attribute SEP Status</text:span></text:p>
            <text:p>2.Verify the count</text:p>
          </table:table-cell>
          <table:table-cell office:value-type="string" calcext:value-type="string">
            <text:p><text:span text:style-name="T4">The count visible for Attribute SEP Status should be same as after clicking on </text:span></text:p>
            <text:p><text:span text:style-name="T4">Count redirection leads the Department Report Page</text:span></text:p>
          </table:table-cell>
          <table:table-cell office:value-type="string" calcext:value-type="string">
            <text:p>The count visible for Attribute SEP Status is  same as after clicking on </text:p>
            <text:p>Count redirection leads the Department Report Page</text:p>
          </table:table-cell>
          <table:table-cell office:value-type="string" calcext:value-type="string">
            <text:p>08 June, 2023</text:p>
          </table:table-cell>
          <table:table-cell table:style-name="ce8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table:style-name="ce5" office:value-type="string" calcext:value-type="string">
            <text:p>To verify that assigned item by IT user to himself is visible on Member Asset Report Page</text:p>
          </table:table-cell>
          <table:table-cell table:style-name="ce5" office:value-type="string" calcext:value-type="string">
            <text:p>Item should be assigned to the IT user</text:p>
          </table:table-cell>
          <table:table-cell table:style-name="ce5"/>
          <table:table-cell table:style-name="ce5" office:value-type="string" calcext:value-type="string">
            <text:p><text:span text:style-name="T2">1.Mouse Hover on Asset</text:span></text:p>
            <text:p><text:span text:style-name="T2">2.Click on Member Asset</text:span></text:p>
            <text:p><text:span text:style-name="T2">3.Verify that assigned Item detail is visible</text:span></text:p>
          </table:table-cell>
          <table:table-cell table:style-name="ce5" office:value-type="string" calcext:value-type="string">
            <text:p>The assigned item by It user to himself, the details of item should be visible on </text:p>
            <text:p>Member Asset Report Page</text:p>
          </table:table-cell>
          <table:table-cell table:style-name="ce5" office:value-type="string" calcext:value-type="string">
            <text:p>The assigned item by IT user to himself, the details of item is  visible on Member Asset </text:p>
            <text:p>Report Page</text:p>
          </table:table-cell>
          <table:table-cell table:style-name="ce5"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style-name="ce5" table:number-columns-repeated="16371"/>
        </table:table-row>
        <table:table-row table:style-name="ro7"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table:style-name="ce5" office:value-type="string" calcext:value-type="string">
            <text:p>To verify that after clicking on Item name ‘Scale’, user is redirected to Update Item Details Page</text:p>
          </table:table-cell>
          <table:table-cell table:style-name="ce5" office:value-type="string" calcext:value-type="string">
            <text:p>Item should be assigned to member</text:p>
          </table:table-cell>
          <table:table-cell table:style-name="ce5"/>
          <table:table-cell table:style-name="ce5" office:value-type="string" calcext:value-type="string">
            <text:p>1.Click on Item name ‘Scale’</text:p>
          </table:table-cell>
          <table:table-cell table:style-name="ce5" office:value-type="string" calcext:value-type="string">
            <text:p><text:span text:style-name="T6">The user should be redirected to Update Item Details Page successfully</text:span></text:p>
          </table:table-cell>
          <table:table-cell table:style-name="ce5" office:value-type="string" calcext:value-type="string">
            <text:p><text:span text:style-name="T6">The user is redirected to Update Item Details Page successfully</text:span></text:p>
          </table:table-cell>
          <table:table-cell table:style-name="ce5"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style-name="ce5" table:number-columns-repeated="16371"/>
        </table:table-row>
        <table:table-row table:style-name="ro7"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table:style-name="ce5" office:value-type="string" calcext:value-type="string">
            <text:p>To verify that after clicking on Back button, user is redirected back from Update Item Details Page </text:p>
            <text:p>To Member Asset Report Page</text:p>
          </table:table-cell>
          <table:table-cell table:style-name="ce5" office:value-type="string" calcext:value-type="string">
            <text:p>Update Item details Page should be opened</text:p>
          </table:table-cell>
          <table:table-cell table:style-name="ce5"/>
          <table:table-cell table:style-name="ce5" office:value-type="string" calcext:value-type="string">
            <text:p>1.Click on Back button</text:p>
          </table:table-cell>
          <table:table-cell table:style-name="ce5" office:value-type="string" calcext:value-type="string">
            <text:p><text:span text:style-name="T6">The user should be redirected back from Update Item Details Page to Member Asset </text:span></text:p>
            <text:p><text:span text:style-name="T6">Report Page</text:span></text:p>
          </table:table-cell>
          <table:table-cell table:style-name="ce5" office:value-type="string" calcext:value-type="string">
            <text:p><text:span text:style-name="T6">The user is redirected back from Update Item Details Page to Member Asset Report Page</text:span></text:p>
          </table:table-cell>
          <table:table-cell table:style-name="ce5"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style-name="ce5" table:number-columns-repeated="16371"/>
        </table:table-row>
        <table:table-row table:style-name="ro7"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office:value-type="string" calcext:value-type="string">
            <text:p>To verify that user is able to sort the Member Asset Report in ascending order on  the basis of </text:p>
            <text:p>‘Item Name’ on Member Asset Report Page</text:p>
          </table:table-cell>
          <table:table-cell office:value-type="string" calcext:value-type="string">
            <text:p>Item should be assigned to member</text:p>
          </table:table-cell>
          <table:table-cell/>
          <table:table-cell office:value-type="string" calcext:value-type="string">
            <text:p>1.Click on Item Name up arrow button</text:p>
          </table:table-cell>
          <table:table-cell office:value-type="string" calcext:value-type="string">
            <text:p><text:span text:style-name="T2">The user should be able to sort the Member Asset Report in ascending order on  the basis </text:span></text:p>
            <text:p><text:span text:style-name="T2">Of ‘Item Name’ on Member Asset Report Page</text:span></text:p>
          </table:table-cell>
          <table:table-cell office:value-type="string" calcext:value-type="string">
            <text:p><text:span text:style-name="T6">The user is able to sort the Member Asset Report in ascending order on  the basis of </text:span></text:p>
            <text:p><text:span text:style-name="T6">‘Item Name’ on Member Asset Report Page</text:span></text:p>
          </table:table-cell>
          <table:table-cell table:style-name="ce5"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office:value-type="string" calcext:value-type="string">
            <text:p>To verify that user is able to sort the Member Asset Report in descending order on  the basis of </text:p>
            <text:p>‘Item Name’ on Member Asset Report Page</text:p>
          </table:table-cell>
          <table:table-cell office:value-type="string" calcext:value-type="string">
            <text:p>Item should be assigned to member</text:p>
          </table:table-cell>
          <table:table-cell/>
          <table:table-cell office:value-type="string" calcext:value-type="string">
            <text:p>1.Click on Item Name down arrow button</text:p>
          </table:table-cell>
          <table:table-cell office:value-type="string" calcext:value-type="string">
            <text:p><text:span text:style-name="T6">The user should be able to sort the Member Asset Report in descending order on  the </text:span></text:p>
            <text:p><text:span text:style-name="T6">basis Of ‘Item Name’ on Member Asset Report Page</text:span></text:p>
          </table:table-cell>
          <table:table-cell office:value-type="string" calcext:value-type="string">
            <text:p><text:span text:style-name="T6">The user is able to sort the Member Asset Report in descending order on  the basis of </text:span></text:p>
            <text:p><text:span text:style-name="T6">‘Item Name’ on Member Asset Report Page</text:span></text:p>
          </table:table-cell>
          <table:table-cell table:style-name="ce5"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office:value-type="string" calcext:value-type="string">
            <text:p>To verify that user is able to sort the Member Asset Report in ascending order on  the basis of </text:p>
            <text:p>‘Item Code’ on Member Asset Report Page</text:p>
          </table:table-cell>
          <table:table-cell office:value-type="string" calcext:value-type="string">
            <text:p>Item should be assigned to member</text:p>
          </table:table-cell>
          <table:table-cell/>
          <table:table-cell office:value-type="string" calcext:value-type="string">
            <text:p><text:span text:style-name="T6">1.Click on Item Code</text:span> up arrow button</text:p>
          </table:table-cell>
          <table:table-cell office:value-type="string" calcext:value-type="string">
            <text:p><text:span text:style-name="T6">The user should be able to sort the Member Asset Report in ascending order on  the basis </text:span></text:p>
            <text:p><text:span text:style-name="T6">Of ‘Item Code’ on Member Asset Report Page</text:span></text:p>
          </table:table-cell>
          <table:table-cell office:value-type="string" calcext:value-type="string">
            <text:p><text:span text:style-name="T6">The user is able to sort the Member Asset Report in ascending order on  the basis of </text:span></text:p>
            <text:p><text:span text:style-name="T6">‘Item Code’ on Member Asset Report Page</text:span></text:p>
          </table:table-cell>
          <table:table-cell table:style-name="ce5"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office:value-type="string" calcext:value-type="string">
            <text:p>To verify that user is able to sort the Member Asset Report in descending order on  the basis of </text:p>
            <text:p><text:span text:style-name="T6">‘Item Code</text:span>’ on Member Asset Report Page</text:p>
          </table:table-cell>
          <table:table-cell office:value-type="string" calcext:value-type="string">
            <text:p>Item should be assigned to member</text:p>
          </table:table-cell>
          <table:table-cell/>
          <table:table-cell office:value-type="string" calcext:value-type="string">
            <text:p><text:span text:style-name="T6">1.Click on Item Code</text:span> down arrow button</text:p>
          </table:table-cell>
          <table:table-cell office:value-type="string" calcext:value-type="string">
            <text:p><text:span text:style-name="T6">The user should be able to sort the Member Asset Report in descending order on  the </text:span></text:p>
            <text:p><text:span text:style-name="T6">basis Of ‘Item Code’ on Member Asset Report Page</text:span></text:p>
          </table:table-cell>
          <table:table-cell office:value-type="string" calcext:value-type="string">
            <text:p><text:span text:style-name="T6">The user is able to sort the Member Asset Report in descending order on  the basis of </text:span></text:p>
            <text:p><text:span text:style-name="T6">‘Item Code’ on Member Asset Report Page</text:span></text:p>
          </table:table-cell>
          <table:table-cell table:style-name="ce5"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office:value-type="string" calcext:value-type="string">
            <text:p>To verify that user is able to sort the Member Asset Report in ascending order on  the basis of </text:p>
            <text:p>‘Category’ on Member Asset Report Page</text:p>
          </table:table-cell>
          <table:table-cell office:value-type="string" calcext:value-type="string">
            <text:p>Item should be assigned to member</text:p>
          </table:table-cell>
          <table:table-cell/>
          <table:table-cell office:value-type="string" calcext:value-type="string">
            <text:p><text:span text:style-name="T6">1.Click on Category</text:span> up arrow button</text:p>
          </table:table-cell>
          <table:table-cell office:value-type="string" calcext:value-type="string">
            <text:p><text:span text:style-name="T6">The user should be able to sort the Member Asset Report in ascending order on  the basis </text:span></text:p>
            <text:p><text:span text:style-name="T6">Of ‘Category’ on Member Asset Report Page</text:span></text:p>
          </table:table-cell>
          <table:table-cell office:value-type="string" calcext:value-type="string">
            <text:p><text:span text:style-name="T6">The user is able to sort the Member Asset Report in ascending order on  the basis of </text:span></text:p>
            <text:p><text:span text:style-name="T6">‘Category’ on Member Asset Report Page</text:span></text:p>
          </table:table-cell>
          <table:table-cell table:style-name="ce5"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office:value-type="string" calcext:value-type="string">
            <text:p>To verify that user is able to sort the Member Asset Report in descending order on  the basis of </text:p>
            <text:p><text:span text:style-name="T6">‘Category</text:span>’ on Member Asset Report Page</text:p>
          </table:table-cell>
          <table:table-cell office:value-type="string" calcext:value-type="string">
            <text:p>Item should be assigned to member</text:p>
          </table:table-cell>
          <table:table-cell/>
          <table:table-cell office:value-type="string" calcext:value-type="string">
            <text:p><text:span text:style-name="T6">1.Click on Category</text:span> down arrow button</text:p>
          </table:table-cell>
          <table:table-cell office:value-type="string" calcext:value-type="string">
            <text:p><text:span text:style-name="T6">The user should be able to sort the Member Asset Report in descending order on  the </text:span></text:p>
            <text:p><text:span text:style-name="T6">basis Of ‘Category’ on Member Asset Report Page</text:span></text:p>
          </table:table-cell>
          <table:table-cell office:value-type="string" calcext:value-type="string">
            <text:p><text:span text:style-name="T6">The user is able to sort the Member Asset Report in descending order on  the basis of </text:span></text:p>
            <text:p><text:span text:style-name="T6">‘Category’ on Member Asset Report Page</text:span></text:p>
          </table:table-cell>
          <table:table-cell table:style-name="ce5"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office:value-type="string" calcext:value-type="string">
            <text:p>To verify that user is able to sort the Member Asset Report in ascending order on  the basis of </text:p>
            <text:p>‘Brand’ on Member Asset Report Page</text:p>
          </table:table-cell>
          <table:table-cell office:value-type="string" calcext:value-type="string">
            <text:p>Item should be assigned to member</text:p>
          </table:table-cell>
          <table:table-cell/>
          <table:table-cell office:value-type="string" calcext:value-type="string">
            <text:p><text:span text:style-name="T6">1.Click on Brand</text:span> up arrow button</text:p>
          </table:table-cell>
          <table:table-cell office:value-type="string" calcext:value-type="string">
            <text:p><text:span text:style-name="T6">The user should be able to sort the Member Asset Report in ascending order on  the basis </text:span></text:p>
            <text:p><text:span text:style-name="T6">Of ‘Brand’ on Member Asset Report Page</text:span></text:p>
          </table:table-cell>
          <table:table-cell office:value-type="string" calcext:value-type="string">
            <text:p><text:span text:style-name="T6">The user is able to sort the Member Asset Report in ascending order on  the basis of </text:span></text:p>
            <text:p><text:span text:style-name="T6">‘Brand’ on Member Asset Report Page</text:span></text:p>
          </table:table-cell>
          <table:table-cell table:style-name="ce5"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office:value-type="string" calcext:value-type="string">
            <text:p>To verify that user is able to sort the Member Asset Report in descending order on  the basis of </text:p>
            <text:p><text:span text:style-name="T6">‘Brand</text:span>’ on Member Asset Report Page</text:p>
          </table:table-cell>
          <table:table-cell office:value-type="string" calcext:value-type="string">
            <text:p>Item should be assigned to member</text:p>
          </table:table-cell>
          <table:table-cell/>
          <table:table-cell office:value-type="string" calcext:value-type="string">
            <text:p><text:span text:style-name="T6">1.Click on Brand</text:span> down arrow button</text:p>
          </table:table-cell>
          <table:table-cell office:value-type="string" calcext:value-type="string">
            <text:p><text:span text:style-name="T6">The user should be able to sort the Member Asset Report in descending order on  the </text:span></text:p>
            <text:p><text:span text:style-name="T6">basis Of ‘Brand’ on Member Asset Report Page</text:span></text:p>
          </table:table-cell>
          <table:table-cell office:value-type="string" calcext:value-type="string">
            <text:p><text:span text:style-name="T6">The user is able to sort the Member Asset Report in descending order on  the basis of </text:span></text:p>
            <text:p><text:span text:style-name="T6">‘Brand’ on Member Asset Report Page</text:span></text:p>
          </table:table-cell>
          <table:table-cell table:style-name="ce5"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office:value-type="string" calcext:value-type="string">
            <text:p>To verify that user is able to sort the Member Asset Report in ascending order on  the basis of </text:p>
            <text:p>‘Office Location’ on Member Asset Report Page</text:p>
          </table:table-cell>
          <table:table-cell office:value-type="string" calcext:value-type="string">
            <text:p>Item should be assigned to member</text:p>
          </table:table-cell>
          <table:table-cell/>
          <table:table-cell office:value-type="string" calcext:value-type="string">
            <text:p><text:span text:style-name="T6">1.Click on Office Location</text:span> up arrow button</text:p>
          </table:table-cell>
          <table:table-cell office:value-type="string" calcext:value-type="string">
            <text:p><text:span text:style-name="T6">The user should be able to sort the Member Asset Report in ascending order on  the basis </text:span></text:p>
            <text:p><text:span text:style-name="T6">Of ‘Office Location’ on Member Asset Report Page</text:span></text:p>
          </table:table-cell>
          <table:table-cell office:value-type="string" calcext:value-type="string">
            <text:p><text:span text:style-name="T6">The user is able to sort the Member Asset Report in ascending order on  the basis of </text:span></text:p>
            <text:p><text:span text:style-name="T6">‘Office Location’ on Member Asset Report Page</text:span></text:p>
          </table:table-cell>
          <table:table-cell table:style-name="ce5"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office:value-type="string" calcext:value-type="string">
            <text:p>To verify that user is able to sort the Member Asset Report in descending order on  the basis of </text:p>
            <text:p><text:span text:style-name="T6">‘Office Location</text:span>’ on Member Asset Report Page</text:p>
          </table:table-cell>
          <table:table-cell office:value-type="string" calcext:value-type="string">
            <text:p>Item should be assigned to member</text:p>
          </table:table-cell>
          <table:table-cell/>
          <table:table-cell office:value-type="string" calcext:value-type="string">
            <text:p><text:span text:style-name="T6">1.Click on Office Location</text:span> down arrow button</text:p>
          </table:table-cell>
          <table:table-cell office:value-type="string" calcext:value-type="string">
            <text:p><text:span text:style-name="T6">The user should be able to sort the Member Asset Report in descending order on  the </text:span></text:p>
            <text:p><text:span text:style-name="T6">basis Of ‘Office Location’ on Member Asset Report Page</text:span></text:p>
          </table:table-cell>
          <table:table-cell office:value-type="string" calcext:value-type="string">
            <text:p><text:span text:style-name="T6">The user is able to sort the Member Asset Report in descending order on  the basis of </text:span></text:p>
            <text:p><text:span text:style-name="T6">‘Office Location’ on Member Asset Report Page</text:span></text:p>
          </table:table-cell>
          <table:table-cell table:style-name="ce5"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office:value-type="string" calcext:value-type="string">
            <text:p>To verify that user is able to sort the Member Asset Report in ascending order on  the basis of </text:p>
            <text:p>‘Department’ on Member Asset Report Page</text:p>
          </table:table-cell>
          <table:table-cell office:value-type="string" calcext:value-type="string">
            <text:p>Item should be assigned to member</text:p>
          </table:table-cell>
          <table:table-cell/>
          <table:table-cell office:value-type="string" calcext:value-type="string">
            <text:p><text:span text:style-name="T6">1.Click on Department</text:span> up arrow button</text:p>
          </table:table-cell>
          <table:table-cell office:value-type="string" calcext:value-type="string">
            <text:p><text:span text:style-name="T6">The user should be able to sort the Member Asset Report in ascending order on  the basis </text:span></text:p>
            <text:p><text:span text:style-name="T6">Of ‘Department’ on Member Asset Report Page</text:span></text:p>
          </table:table-cell>
          <table:table-cell office:value-type="string" calcext:value-type="string">
            <text:p><text:span text:style-name="T6">The user is able to sort the Member Asset Report in ascending order on  the basis of </text:span></text:p>
            <text:p><text:span text:style-name="T6">‘Department’ on Member Asset Report Page</text:span></text:p>
          </table:table-cell>
          <table:table-cell table:style-name="ce5"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office:value-type="string" calcext:value-type="string">
            <text:p>To verify that user is able to sort the Member Asset Report in descending order on  the basis of </text:p>
            <text:p><text:span text:style-name="T6">‘Department</text:span>’ on Member Asset Report Page</text:p>
          </table:table-cell>
          <table:table-cell office:value-type="string" calcext:value-type="string">
            <text:p>Item should be assigned to member</text:p>
          </table:table-cell>
          <table:table-cell/>
          <table:table-cell office:value-type="string" calcext:value-type="string">
            <text:p><text:span text:style-name="T6">1.Click on Department</text:span> down arrow button</text:p>
          </table:table-cell>
          <table:table-cell office:value-type="string" calcext:value-type="string">
            <text:p><text:span text:style-name="T6">The user should be able to sort the Member Asset Report in descending order on  the </text:span></text:p>
            <text:p><text:span text:style-name="T6">basis Of ‘Department’ on Member Asset Report Page</text:span></text:p>
          </table:table-cell>
          <table:table-cell office:value-type="string" calcext:value-type="string">
            <text:p><text:span text:style-name="T6">The user is able to sort the Member Asset Report in descending order on  the basis of </text:span></text:p>
            <text:p><text:span text:style-name="T6">‘Department’ on Member Asset Report Page</text:span></text:p>
          </table:table-cell>
          <table:table-cell table:style-name="ce5"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office:value-type="string" calcext:value-type="string">
            <text:p>To verify that user is able to sort the Member Asset Report in ascending order on  the basis of </text:p>
            <text:p>‘Assignment Date’ on Member Asset Report Page</text:p>
          </table:table-cell>
          <table:table-cell office:value-type="string" calcext:value-type="string">
            <text:p>Item should be assigned to member</text:p>
          </table:table-cell>
          <table:table-cell/>
          <table:table-cell office:value-type="string" calcext:value-type="string">
            <text:p><text:span text:style-name="T6">1.Click on Assignment Date</text:span> up arrow button</text:p>
          </table:table-cell>
          <table:table-cell office:value-type="string" calcext:value-type="string">
            <text:p><text:span text:style-name="T6">The user should be able to sort the Member Asset Report in ascending order on  the basis </text:span></text:p>
            <text:p><text:span text:style-name="T6">Of ‘Assignment Date’ on Member Asset Report Page</text:span></text:p>
          </table:table-cell>
          <table:table-cell office:value-type="string" calcext:value-type="string">
            <text:p><text:span text:style-name="T6">The user is able to sort the Member Asset Report in ascending order on  the basis of </text:span></text:p>
            <text:p><text:span text:style-name="T6">‘Assignment Date’ on Member Asset Report Page</text:span></text:p>
          </table:table-cell>
          <table:table-cell table:style-name="ce5"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ember Asset Report Page</text:p>
          </table:table-cell>
          <table:table-cell office:value-type="string" calcext:value-type="string">
            <text:p>To verify that user is able to sort the Member Asset Report in descending order on  the basis of </text:p>
            <text:p><text:span text:style-name="T6">‘Assignment Date</text:span>’ on Member Asset Report Page</text:p>
          </table:table-cell>
          <table:table-cell office:value-type="string" calcext:value-type="string">
            <text:p>Item should be assigned to member</text:p>
          </table:table-cell>
          <table:table-cell/>
          <table:table-cell office:value-type="string" calcext:value-type="string">
            <text:p><text:span text:style-name="T6">1.Click on Assignment Date</text:span> down arrow button</text:p>
          </table:table-cell>
          <table:table-cell office:value-type="string" calcext:value-type="string">
            <text:p><text:span text:style-name="T6">The user should be able to sort the Member Asset Report in descending order on  the </text:span></text:p>
            <text:p><text:span text:style-name="T6">basis Of ‘Assignment Date’ on Member Asset Report Page</text:span></text:p>
          </table:table-cell>
          <table:table-cell office:value-type="string" calcext:value-type="string">
            <text:p><text:span text:style-name="T6">The user is able to sort the Member Asset Report in descending order on  the basis of </text:span></text:p>
            <text:p><text:span text:style-name="T6">‘Assignment Date’ on Member Asset Report Page</text:span></text:p>
          </table:table-cell>
          <table:table-cell table:style-name="ce5"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anager/Lead Report Page</text:p>
          </table:table-cell>
          <table:table-cell table:style-name="ce5" office:value-type="string" calcext:value-type="string">
            <text:p>To verify that user is able to clear the filter like Category, Manager, Team, Member on </text:p>
            <text:p>Manager/Lead Report Page</text:p>
          </table:table-cell>
          <table:table-cell table:style-name="ce5" office:value-type="string" calcext:value-type="string">
            <text:p>Filter should be applied to Manager/Lead Report Page</text:p>
          </table:table-cell>
          <table:table-cell table:style-name="ce5"/>
          <table:table-cell table:style-name="ce5" office:value-type="string" calcext:value-type="string">
            <text:p>1.Click on Clear</text:p>
          </table:table-cell>
          <table:table-cell table:style-name="ce5" office:value-type="string" calcext:value-type="string">
            <text:p><text:span text:style-name="T2">The user should be able to clear the filter like Category, Manager, Team, Member on </text:span></text:p>
            <text:p><text:span text:style-name="T2">Manager/Lead Report Page</text:span></text:p>
          </table:table-cell>
          <table:table-cell table:style-name="ce5" office:value-type="string" calcext:value-type="string">
            <text:p><text:span text:style-name="T2">The user is able to clear the filter like Category, Manager, Team, Member on </text:span></text:p>
            <text:p><text:span text:style-name="T2">Manager/Lead Report Page</text:span></text:p>
          </table:table-cell>
          <table:table-cell table:style-name="ce5"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table:style-name="ce5" office:value-type="string" calcext:value-type="string">
            <text:p>Manager/Lead Report Page</text:p>
          </table:table-cell>
          <table:table-cell office:value-type="string" calcext:value-type="string">
            <text:p>To verify the count of Total Records is same as records present on Manager/Lead Report Page</text:p>
          </table:table-cell>
          <table:table-cell office:value-type="string" calcext:value-type="string">
            <text:p>Manager/Lead Report Page should be opened</text:p>
          </table:table-cell>
          <table:table-cell/>
          <table:table-cell office:value-type="string" calcext:value-type="string">
            <text:p>1.Verify the total records count </text:p>
          </table:table-cell>
          <table:table-cell office:value-type="string" calcext:value-type="string">
            <text:p><text:span text:style-name="T6">The count of Total Records should be same as records present on Manager/Lead Report Page</text:span></text:p>
          </table:table-cell>
          <table:table-cell office:value-type="string" calcext:value-type="string">
            <text:p><text:span text:style-name="T6">The count of Total Records is same as records present on Manager/Lead Report Page</text:span></text:p>
          </table:table-cell>
          <table:table-cell table:style-name="ce5"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office:value-type="string" calcext:value-type="string">
            <text:p>Department Report Page</text:p>
          </table:table-cell>
          <table:table-cell office:value-type="string" calcext:value-type="string">
            <text:p>To verify that IT user is able to Export the Department Report in CSV format from Department </text:p>
            <text:p>Report Page</text:p>
          </table:table-cell>
          <table:table-cell office:value-type="string" calcext:value-type="string">
            <text:p>Department Report Page should be opened</text:p>
          </table:table-cell>
          <table:table-cell/>
          <table:table-cell office:value-type="string" calcext:value-type="string">
            <text:p>1.Click on Export button</text:p>
          </table:table-cell>
          <table:table-cell office:value-type="string" calcext:value-type="string">
            <text:p><text:span text:style-name="T6">The IT user should be able to Export the Department Report in CSV format from </text:span></text:p>
            <text:p><text:span text:style-name="T6">Department Report Page</text:span></text:p>
          </table:table-cell>
          <table:table-cell office:value-type="string" calcext:value-type="string">
            <text:p><text:span text:style-name="T6">The IT user is able to Export the Department Report in CSV format from </text:span></text:p>
            <text:p><text:span text:style-name="T6">Department Report Page</text:span></text:p>
          </table:table-cell>
          <table:table-cell table:style-name="ce5"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office:value-type="string" calcext:value-type="string">
            <text:p>Department Report Page</text:p>
          </table:table-cell>
          <table:table-cell office:value-type="string" calcext:value-type="string">
            <text:p>To verify that IT user is able to Filter the department report on the basis of specified Filters on </text:p>
            <text:p>Department Report Page</text:p>
          </table:table-cell>
          <table:table-cell office:value-type="string" calcext:value-type="string">
            <text:p>Department Report Page should be opened</text:p>
          </table:table-cell>
          <table:table-cell/>
          <table:table-cell office:value-type="string" calcext:value-type="string">
            <text:p>1.Click on Filter button</text:p>
            <text:p>2.Specify the Filter</text:p>
            <text:p>3.Click on Search</text:p>
          </table:table-cell>
          <table:table-cell office:value-type="string" calcext:value-type="string">
            <text:p>The Asset should be filter with specified column and barcode on the basis of specified Filter</text:p>
          </table:table-cell>
          <table:table-cell office:value-type="string" calcext:value-type="string">
            <text:p>The Asset is filter with specified column and barcode on the basis of specified Filter</text:p>
          </table:table-cell>
          <table:table-cell table:style-name="ce5"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Sanity</text:p>
          </table:table-cell>
          <table:table-cell table:style-name="ce5" office:value-type="string" calcext:value-type="string">
            <text:p>ATS</text:p>
          </table:table-cell>
          <table:table-cell table:style-name="ce5" office:value-type="string" calcext:value-type="string">
            <text:p>Asset</text:p>
          </table:table-cell>
          <table:table-cell office:value-type="string" calcext:value-type="string">
            <text:p>Department Report Page</text:p>
          </table:table-cell>
          <table:table-cell office:value-type="string" calcext:value-type="string">
            <text:p>To verify that IT user is able to clear the applied filter from Department Report page</text:p>
          </table:table-cell>
          <table:table-cell office:value-type="string" calcext:value-type="string">
            <text:p><text:span text:style-name="T6">Filter should be applied to Department Report</text:span> Page</text:p>
          </table:table-cell>
          <table:table-cell/>
          <table:table-cell office:value-type="string" calcext:value-type="string">
            <text:p>1.Click on Clear button</text:p>
          </table:table-cell>
          <table:table-cell office:value-type="string" calcext:value-type="string">
            <text:p>The IT user should be able to clear the applied filter from Department Report page</text:p>
          </table:table-cell>
          <table:table-cell office:value-type="string" calcext:value-type="string">
            <text:p>IT user is able to clear the applied filter from Department Report page</text:p>
          </table:table-cell>
          <table:table-cell table:style-name="ce5"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7" table:number-rows-repeated="1048503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IT User ATS Functionality" table:style-name="ta1">
        <table:table-column table:style-name="co15" table:default-cell-style-name="ce5"/>
        <table:table-column table:style-name="co50" table:default-cell-style-name="ce5"/>
        <table:table-column table:style-name="co15" table:default-cell-style-name="ce5"/>
        <table:table-column table:style-name="co12" table:default-cell-style-name="ce5"/>
        <table:table-column table:style-name="co26" table:default-cell-style-name="ce5"/>
        <table:table-column table:style-name="co51" table:default-cell-style-name="ce5"/>
        <table:table-column table:style-name="co52" table:default-cell-style-name="ce5"/>
        <table:table-column table:style-name="co53" table:default-cell-style-name="ce5"/>
        <table:table-column table:style-name="co54" table:default-cell-style-name="ce5"/>
        <table:table-column table:style-name="co55" table:default-cell-style-name="ce5"/>
        <table:table-column table:style-name="co56" table:default-cell-style-name="ce5"/>
        <table:table-column table:style-name="co57" table:default-cell-style-name="ce5"/>
        <table:table-column table:style-name="co58" table:default-cell-style-name="ce5"/>
        <table:table-column table:style-name="co37" table:default-cell-style-name="ce5"/>
        <table:table-column table:style-name="co59" table:default-cell-style-name="ce5"/>
        <table:table-column table:style-name="co15" table:number-columns-repeated="16369" table:default-cell-style-name="ce5"/>
        <table:table-row table:style-name="ro8"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Application</text:p>
          </table:table-cell>
          <table:table-cell table:style-name="ce4" office:value-type="string" calcext:value-type="string">
            <text:p>Parent module</text:p>
          </table:table-cell>
          <table:table-cell table:style-name="ce4" office:value-type="string" calcext:value-type="string">
            <text:p>Sub module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Pre-requisites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Test case creation date</text:p>
          </table:table-cell>
          <table:table-cell table:style-name="ce4" office:value-type="string" calcext:value-type="string">
            <text:p>Manual Execution status</text:p>
          </table:table-cell>
          <table:table-cell table:style-name="ce4" office:value-type="string" calcext:value-type="string">
            <text:p>Script creation date</text:p>
          </table:table-cell>
          <table:table-cell table:style-name="ce4" office:value-type="string" calcext:value-type="string">
            <text:p>Automation Execution status</text:p>
          </table:table-cell>
          <table:table-cell table:number-columns-repeated="16369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TS Dashboard Page</text:p>
          </table:table-cell>
          <table:table-cell office:value-type="string" calcext:value-type="string">
            <text:p>Add New Item Page</text:p>
          </table:table-cell>
          <table:table-cell office:value-type="string" calcext:value-type="string">
            <text:p><text:span text:style-name="T1">To verify that IT user is able to create new item and item created successfully message </text:span></text:p>
            <text:p><text:span text:style-name="T1">should be visible to IT user on Asset Add New Item Page</text:span></text:p>
          </table:table-cell>
          <table:table-cell office:value-type="string" calcext:value-type="string">
            <text:p>Add New Item Page should be opened</text:p>
          </table:table-cell>
          <table:table-cell office:value-type="string" calcext:value-type="string">
            <text:p>Identification No.=369</text:p>
            <text:p>Item Name=MouseTestLogitech</text:p>
            <text:p>Category=Wireless Mouse</text:p>
            <text:p>Department=QA</text:p>
            <text:p>In/Out=In</text:p>
            <text:p>Status=In stock</text:p>
            <text:p>Office Location=Chandigarh</text:p>
            <text:p>Assign to Type=Member</text:p>
            <text:p>Assignment Date=12-06-2023</text:p>
            <text:p>Select Team=QABebo</text:p>
            <text:p>Select Member=Aanchal Singh</text:p>
            <text:p/>
          </table:table-cell>
          <table:table-cell office:value-type="string" calcext:value-type="string">
            <text:p>1.Enter Identification Number</text:p>
            <text:p>2.Enter Item Name</text:p>
            <text:p>3.Select Category</text:p>
            <text:p>4.Select department</text:p>
            <text:p>5.Select In/Out</text:p>
            <text:p>6.Select status</text:p>
            <text:p>7.Select Office Location</text:p>
            <text:p>8.Select Assign To Type</text:p>
            <text:p>9.Select Assignment Date</text:p>
            <text:p>10.Select team</text:p>
            <text:p>11.Select member</text:p>
            <text:p>12.Click on Save Button</text:p>
          </table:table-cell>
          <table:table-cell office:value-type="string" calcext:value-type="string">
            <text:p>The IT user should be able to create new item and item created </text:p>
            <text:p>successfully message should be visible to IT user on Asset Add </text:p>
            <text:p>New Item Page</text:p>
          </table:table-cell>
          <table:table-cell office:value-type="string" calcext:value-type="string">
            <text:p>The IT user is  able to create new item and item created </text:p>
            <text:p>successfully message is  visible to IT user on Asset Add </text:p>
            <text:p>New Item Page</text:p>
          </table:table-cell>
          <table:table-cell office:value-type="string" calcext:value-type="string">
            <text:p>02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ember Asset Report Page</text:p>
          </table:table-cell>
          <table:table-cell office:value-type="string" calcext:value-type="string">
            <text:p>To verify that IT user is able to update the item details and add item attribute except Item code on </text:p>
            <text:p>Update Item Details Page</text:p>
          </table:table-cell>
          <table:table-cell office:value-type="string" calcext:value-type="string">
            <text:p>Member Asset Report Page should be opened</text:p>
          </table:table-cell>
          <table:table-cell/>
          <table:table-cell office:value-type="string" calcext:value-type="string">
            <text:p><text:span text:style-name="T6">1.Click on </text:span><text:span text:style-name="T7">desired </text:span>Item name</text:p>
            <text:p>2.Update desired Item Details</text:p>
            <text:p>3.Add Item Attribute </text:p>
            <text:p>4.Click on Update button</text:p>
          </table:table-cell>
          <table:table-cell office:value-type="string" calcext:value-type="string">
            <text:p><text:span text:style-name="T1">The IT user should be able to update the item details and add item attribute </text:span></text:p>
            <text:p><text:span text:style-name="T1">except Item code on Update Item Details Page</text:span></text:p>
          </table:table-cell>
          <table:table-cell office:value-type="string" calcext:value-type="string">
            <text:p><text:span text:style-name="T1">The IT user is able to update the item details and add item attribute except Item </text:span></text:p>
            <text:p><text:span text:style-name="T1">code on Update Item Details Page</text:span></text:p>
          </table:table-cell>
          <table:table-cell office:value-type="string" calcext:value-type="string">
            <text:p>08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ember Asset Report Page</text:p>
          </table:table-cell>
          <table:table-cell office:value-type="string" calcext:value-type="string">
            <text:p>To verify that IT user is able to reset the item details except Item code on Update Item Details Page</text:p>
          </table:table-cell>
          <table:table-cell office:value-type="string" calcext:value-type="string">
            <text:p>Item should be assigned to user</text:p>
          </table:table-cell>
          <table:table-cell/>
          <table:table-cell office:value-type="string" calcext:value-type="string">
            <text:p><text:span text:style-name="T6">1.Click on </text:span><text:span text:style-name="T7">desired </text:span><text:span text:style-name="T8">Item name</text:span></text:p>
            <text:p>2.Update desired Item Details</text:p>
            <text:p>3.Click on Reset button</text:p>
          </table:table-cell>
          <table:table-cell office:value-type="string" calcext:value-type="string">
            <text:p><text:span text:style-name="T1">The IT user should be able to reset the item details except Item code on </text:span></text:p>
            <text:p><text:span text:style-name="T1">Update Item Details Page</text:span></text:p>
          </table:table-cell>
          <table:table-cell office:value-type="string" calcext:value-type="string">
            <text:p><text:span text:style-name="T1">The IT user is able to reset the item details except Item code on Update Item </text:span></text:p>
            <text:p><text:span text:style-name="T1">Details Page</text:span></text:p>
          </table:table-cell>
          <table:table-cell office:value-type="string" calcext:value-type="string">
            <text:p>08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ember Asset Report Page</text:p>
          </table:table-cell>
          <table:table-cell office:value-type="string" calcext:value-type="string">
            <text:p>To verify that IT user is able to update the details of already assigned item to a user and is able to </text:p>
            <text:p>Assigned the item to another user or himself</text:p>
          </table:table-cell>
          <table:table-cell office:value-type="string" calcext:value-type="string">
            <text:p>Item should be assigned to user</text:p>
          </table:table-cell>
          <table:table-cell/>
          <table:table-cell office:value-type="string" calcext:value-type="string">
            <text:p><text:span text:style-name="T2">1.Click on desired Item Name</text:span></text:p>
            <text:p><text:span text:style-name="T2">2.Update item details</text:span></text:p>
            <text:p><text:span text:style-name="T2">3.Click on Update Button</text:span></text:p>
          </table:table-cell>
          <table:table-cell office:value-type="string" calcext:value-type="string">
            <text:p><text:span text:style-name="T1">The IT user should be able to update the details of already assigned item</text:span></text:p>
            <text:p><text:span text:style-name="T1">to a user and is able to assigned the item to another user or himself </text:span></text:p>
            <text:p><text:span text:style-name="T1">Successfully</text:span></text:p>
          </table:table-cell>
          <table:table-cell office:value-type="string" calcext:value-type="string">
            <text:p>The IT user is  able to update the details of already assigned item</text:p>
            <text:p>to a user and is able to assigned the item to another user or himself </text:p>
            <text:p>Successfully</text:p>
          </table:table-cell>
          <table:table-cell office:value-type="string" calcext:value-type="string">
            <text:p>08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ember Asset Report Page</text:p>
          </table:table-cell>
          <table:table-cell office:value-type="string" calcext:value-type="string">
            <text:p>To verify that IT user is able to assign the same item to same user and in Assignment History </text:p>
            <text:p>Dialog, entry should be visible for second assignment as well for the same user</text:p>
          </table:table-cell>
          <table:table-cell office:value-type="string" calcext:value-type="string">
            <text:p>Item should be assigned to user</text:p>
          </table:table-cell>
          <table:table-cell/>
          <table:table-cell office:value-type="string" calcext:value-type="string">
            <text:p>1.Click on Item Name</text:p>
            <text:p>2.Click on Update button</text:p>
            <text:p>3.Click on Assignment History</text:p>
          </table:table-cell>
          <table:table-cell office:value-type="string" calcext:value-type="string">
            <text:p><text:span text:style-name="T1">The IT user should be able to assign the same item to same user and in </text:span></text:p>
            <text:p><text:span text:style-name="T1">Assignment History dialog, entry should be visible for second assignment as </text:span></text:p>
            <text:p><text:span text:style-name="T1">Well for the same user</text:span></text:p>
          </table:table-cell>
          <table:table-cell office:value-type="string" calcext:value-type="string">
            <text:p>The IT user is  able to assign the same item to same user and in </text:p>
            <text:p>Assignment History dialog, entry is  visible for second assignment as </text:p>
            <text:p>Well for the same user</text:p>
          </table:table-cell>
          <table:table-cell office:value-type="string" calcext:value-type="string">
            <text:p>08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ember Asset Report Page</text:p>
          </table:table-cell>
          <table:table-cell office:value-type="string" calcext:value-type="string">
            <text:p>To verify that user is able to comment on Discussion form and comment is visible to IT user, </text:p>
            <text:p>Manager and user</text:p>
          </table:table-cell>
          <table:table-cell office:value-type="string" calcext:value-type="string">
            <text:p>Item should be assigned to user</text:p>
          </table:table-cell>
          <table:table-cell/>
          <table:table-cell office:value-type="string" calcext:value-type="string">
            <text:p>1.Enter the comment in Discussion Forum text box</text:p>
            <text:p>2.Click on sent button</text:p>
          </table:table-cell>
          <table:table-cell office:value-type="string" calcext:value-type="string">
            <text:p><text:span text:style-name="T1">The user should be able to comment on Discussion form and comment should </text:span></text:p>
            <text:p><text:span text:style-name="T1">Be visible to IT user, Manager and user</text:span></text:p>
          </table:table-cell>
          <table:table-cell office:value-type="string" calcext:value-type="string">
            <text:p>The user is  able to comment on Discussion form and comment is </text:p>
            <text:p> visible to IT user, Manager and user</text:p>
          </table:table-cell>
          <table:table-cell office:value-type="string" calcext:value-type="string">
            <text:p>08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anager/Lead report Page</text:p>
          </table:table-cell>
          <table:table-cell office:value-type="string" calcext:value-type="string">
            <text:p>To verify that user is able to filter the report on the basis of Category, Manager, Team, Member on </text:p>
            <text:p>Manager/Lead Report Page</text:p>
          </table:table-cell>
          <table:table-cell office:value-type="string" calcext:value-type="string">
            <text:p>Item should be assigned to Team members</text:p>
          </table:table-cell>
          <table:table-cell/>
          <table:table-cell office:value-type="string" calcext:value-type="string">
            <text:p>1.Select Category</text:p>
            <text:p>2.Select Manager</text:p>
            <text:p>3.Select Team</text:p>
            <text:p>4.Select Member</text:p>
            <text:p>5.Click on Filter</text:p>
          </table:table-cell>
          <table:table-cell office:value-type="string" calcext:value-type="string">
            <text:p><text:span text:style-name="T6">The user should be able to filter the report on the basis of Category, Manager, Team, </text:span></text:p>
            <text:p><text:span text:style-name="T6">Member on Manager/Lead Report Page</text:span></text:p>
          </table:table-cell>
          <table:table-cell office:value-type="string" calcext:value-type="string">
            <text:p><text:span text:style-name="T6">The user is able to filter the report on the basis of Category, Manager, Team, </text:span></text:p>
            <text:p><text:span text:style-name="T6">Member on Manager/Lead Report Page</text:span></text:p>
          </table:table-cell>
          <table:table-cell office:value-type="string" calcext:value-type="string">
            <text:p>08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Manager/Lead report Page</text:p>
          </table:table-cell>
          <table:table-cell office:value-type="string" calcext:value-type="string">
            <text:p><text:span text:style-name="T6">To verify that Barcode details for ‘Headphone 1’ or desired Item is opening in another tab after clicking on </text:span></text:p>
            <text:p><text:span text:style-name="T6">Barcode sign given for ‘Headphone 1’ or desired item on Manager/Lead Report Page</text:span></text:p>
          </table:table-cell>
          <table:table-cell office:value-type="string" calcext:value-type="string">
            <text:p>Manager/Lead report Page should be opened</text:p>
          </table:table-cell>
          <table:table-cell/>
          <table:table-cell office:value-type="string" calcext:value-type="string">
            <text:p>1.Click on Barcode sign for ‘Headphone 1’</text:p>
          </table:table-cell>
          <table:table-cell office:value-type="string" calcext:value-type="string">
            <text:p><text:span text:style-name="T6">The Barcode details for ‘Headphone 1’ or desired Item should be opening in another </text:span></text:p>
            <text:p><text:span text:style-name="T6">tab after clicking on Barcode sign given for ‘Headphone 1’ or desired item on </text:span></text:p>
            <text:p><text:span text:style-name="T6">Manager/Lead Report Page</text:span></text:p>
          </table:table-cell>
          <table:table-cell office:value-type="string" calcext:value-type="string">
            <text:p><text:span text:style-name="T6">The Barcode details for ‘Headphone 1’ or desired Item is opening in another </text:span></text:p>
            <text:p><text:span text:style-name="T6">tab after clicking on Barcode sign given for ‘Headphone 1’ or desired item on </text:span></text:p>
            <text:p><text:span text:style-name="T6">Manager/Lead Report Page</text:span></text:p>
          </table:table-cell>
          <table:table-cell office:value-type="string" calcext:value-type="string">
            <text:p>09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Gate Pass</text:p>
          </table:table-cell>
          <table:table-cell office:value-type="string" calcext:value-type="string">
            <text:p>Create New Gate Pass Page</text:p>
          </table:table-cell>
          <table:table-cell office:value-type="string" calcext:value-type="string">
            <text:p>To verify that IT user is able to raise the gate pass request or create new gate pass to himself and </text:p>
            <text:p>able to approved  the pending approval on his reporting authority level</text:p>
          </table:table-cell>
          <table:table-cell office:value-type="string" calcext:value-type="string">
            <text:p>Item should be assigned to the user</text:p>
          </table:table-cell>
          <table:table-cell/>
          <table:table-cell office:value-type="string" calcext:value-type="string">
            <text:p><text:span text:style-name="T1">1.Mouse Hover on Gate Pass</text:span></text:p>
            <text:p><text:span text:style-name="T1">2.Click on New Gate Pass</text:span></text:p>
            <text:p><text:span text:style-name="T1">3.Select Gate Pass Type as Member</text:span></text:p>
            <text:p><text:span text:style-name="T1">4.Fill mandatory details</text:span></text:p>
            <text:p><text:span text:style-name="T1">5.Click on Create</text:span></text:p>
          </table:table-cell>
          <table:table-cell office:value-type="string" calcext:value-type="string">
            <text:p><text:span text:style-name="T1">The IT user should be able to raise the gate pass request or create new </text:span></text:p>
            <text:p><text:span text:style-name="T1">Gate pass to himself successfully</text:span></text:p>
          </table:table-cell>
          <table:table-cell office:value-type="string" calcext:value-type="string">
            <text:p>The IT user is  able to raise the gate pass request or create new </text:p>
            <text:p>Gate pass to himself successfully</text:p>
          </table:table-cell>
          <table:table-cell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Gate Pass</text:p>
          </table:table-cell>
          <table:table-cell office:value-type="string" calcext:value-type="string">
            <text:p>Create New Gate Pass Page</text:p>
          </table:table-cell>
          <table:table-cell office:value-type="string" calcext:value-type="string">
            <text:p>To verify that IT user is able to raise the gate pass request or create new gate pass for any user</text:p>
          </table:table-cell>
          <table:table-cell office:value-type="string" calcext:value-type="string">
            <text:p>Item should be assigned to the user</text:p>
          </table:table-cell>
          <table:table-cell/>
          <table:table-cell office:value-type="string" calcext:value-type="string">
            <text:p><text:span text:style-name="T1">1.Mouse Hover on Gate Pass</text:span></text:p>
            <text:p><text:span text:style-name="T1">2.Click on New Gate Pass</text:span></text:p>
            <text:p><text:span text:style-name="T1">3.Select Gate Pass Type as Member</text:span></text:p>
            <text:p><text:span text:style-name="T1">4.Fill mandatory details</text:span></text:p>
            <text:p><text:span text:style-name="T1">5.Click on Create</text:span></text:p>
          </table:table-cell>
          <table:table-cell office:value-type="string" calcext:value-type="string">
            <text:p>The IT user should be able to raise the gate pass request or create new </text:p>
            <text:p><text:span text:style-name="T1">Gate pass for any user successfully</text:span></text:p>
          </table:table-cell>
          <table:table-cell office:value-type="string" calcext:value-type="string">
            <text:p>The IT user is  able to raise the gate pass request or create new </text:p>
            <text:p>Gate pass for any user successfully</text:p>
          </table:table-cell>
          <table:table-cell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Gate Pass</text:p>
          </table:table-cell>
          <table:table-cell office:value-type="string" calcext:value-type="string">
            <text:p>Create New Gate Pass Page</text:p>
          </table:table-cell>
          <table:table-cell office:value-type="string" calcext:value-type="string">
            <text:p>To verify that IT user is able to raise the gate pass request or create new gate pass for vendor</text:p>
          </table:table-cell>
          <table:table-cell office:value-type="string" calcext:value-type="string">
            <text:p>Vendor should be approved</text:p>
          </table:table-cell>
          <table:table-cell/>
          <table:table-cell office:value-type="string" calcext:value-type="string">
            <text:p><text:span text:style-name="T1">1.Mouse Hover on Gate Pass</text:span></text:p>
            <text:p><text:span text:style-name="T1">2.Click on New Gate Pass</text:span></text:p>
            <text:p><text:span text:style-name="T1">3.Select Gate Pass Type as Vendor</text:span></text:p>
            <text:p><text:span text:style-name="T1">4.Fill mandatory details</text:span></text:p>
            <text:p><text:span text:style-name="T1">5.Click on Create</text:span></text:p>
          </table:table-cell>
          <table:table-cell office:value-type="string" calcext:value-type="string">
            <text:p><text:span text:style-name="T1">The IT user should be able to raise the gate pass request or create new </text:span></text:p>
            <text:p><text:span text:style-name="T1">Gate pass for vendor successfully</text:span></text:p>
          </table:table-cell>
          <table:table-cell office:value-type="string" calcext:value-type="string">
            <text:p>The IT user is  able to raise the gate pass request or create new </text:p>
            <text:p>Gate pass for vendor successfully</text:p>
          </table:table-cell>
          <table:table-cell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Department Report Page</text:p>
          </table:table-cell>
          <table:table-cell office:value-type="string" calcext:value-type="string">
            <text:p>To verify that IT user is able to delete asset even if it has assignment detail or any gate pass is created on </text:p>
            <text:p>Department Report Page </text:p>
          </table:table-cell>
          <table:table-cell office:value-type="string" calcext:value-type="string">
            <text:p>Item should be assigned to user</text:p>
          </table:table-cell>
          <table:table-cell/>
          <table:table-cell office:value-type="string" calcext:value-type="string">
            <text:p>1.Mouse Hover on Asset</text:p>
            <text:p>2.Click on Department Report</text:p>
            <text:p>3.Select the desired Item you want to delete</text:p>
            <text:p>4.Click on Delete button</text:p>
            <text:p>5.Click on OK button</text:p>
          </table:table-cell>
          <table:table-cell office:value-type="string" calcext:value-type="string">
            <text:p>The IT user should able to delete the asset from the Department Report Page</text:p>
          </table:table-cell>
          <table:table-cell office:value-type="string" calcext:value-type="string">
            <text:p><text:span text:style-name="T6">The Asset should be deleted and ‘Asset has been deleted successfully’ message visible </text:span></text:p>
            <text:p><text:span text:style-name="T6">On the Department Report Page</text:span></text:p>
          </table:table-cell>
          <table:table-cell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10">
          <table:table-cell office:value-type="float" office:value="13" calcext:value-type="float">
            <text:p>13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Department Report Page</text:p>
          </table:table-cell>
          <table:table-cell office:value-type="string" calcext:value-type="string">
            <text:p>To verify that IT user is not able to delete asset without selecting the desired Asset on </text:p>
            <text:p>Department Report Page </text:p>
          </table:table-cell>
          <table:table-cell office:value-type="string" calcext:value-type="string">
            <text:p>Department Report Page should be opened</text:p>
          </table:table-cell>
          <table:table-cell/>
          <table:table-cell office:value-type="string" calcext:value-type="string">
            <text:p><text:span text:style-name="T6">1.Mouse Hover on Asset</text:span></text:p>
            <text:p><text:span text:style-name="T6">2.Click on Department Report</text:span></text:p>
            <text:p><text:span text:style-name="T6">3.Click on Delete button</text:span></text:p>
            <text:p><text:span text:style-name="T6">4.Click on OK button</text:span></text:p>
          </table:table-cell>
          <table:table-cell office:value-type="string" calcext:value-type="string">
            <text:p>The IT user should not able to delete the asset from the Department Report Page</text:p>
          </table:table-cell>
          <table:table-cell office:value-type="string" calcext:value-type="string">
            <text:p><text:span text:style-name="T6">Any Asset is not deleted and ‘Please select at least one item’ message visible </text:span></text:p>
            <text:p><text:span text:style-name="T6">On the Department Report Page</text:span></text:p>
          </table:table-cell>
          <table:table-cell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Department Report Page</text:p>
          </table:table-cell>
          <table:table-cell office:value-type="string" calcext:value-type="string">
            <text:p>To verify that IT user is able to print barcode of more than one Asset on Department Report Page </text:p>
          </table:table-cell>
          <table:table-cell office:value-type="string" calcext:value-type="string">
            <text:p>Item should be assigned to user</text:p>
          </table:table-cell>
          <table:table-cell/>
          <table:table-cell office:value-type="string" calcext:value-type="string">
            <text:p><text:span text:style-name="T6">1.Mouse Hover on Asset</text:span></text:p>
            <text:p><text:span text:style-name="T6">2.Click on Department Report</text:span></text:p>
            <text:p><text:span text:style-name="T6">3.Select the desired item more than one you want to </text:span></text:p>
            <text:p><text:span text:style-name="T6">Print barcode</text:span></text:p>
            <text:p><text:span text:style-name="T6">4.Click on Print Selected Barcode button</text:span></text:p>
          </table:table-cell>
          <table:table-cell office:value-type="string" calcext:value-type="string">
            <text:p><text:span text:style-name="T6">The IT user should be able to print barcode of more than one Asset on </text:span></text:p>
            <text:p><text:span text:style-name="T6">Department Report Page </text:span></text:p>
          </table:table-cell>
          <table:table-cell office:value-type="string" calcext:value-type="string">
            <text:p><text:span text:style-name="T6">The IT user is able to print barcode of more than one Asset on </text:span></text:p>
            <text:p><text:span text:style-name="T6">Department Report Page </text:span></text:p>
          </table:table-cell>
          <table:table-cell office:value-type="string" calcext:value-type="string">
            <text:p>26 June, 2023</text:p>
          </table:table-cell>
          <table:table-cell table:style-name="ce12" office:value-type="string" calcext:value-type="string">
            <text:p>Pass</text:p>
          </table:table-cell>
          <table:table-cell table:number-columns-repeated="16371"/>
        </table:table-row>
        <table:table-row table:style-name="ro10" table:number-rows-repeated="1048560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7:16.706000000</meta:creation-date>
    <dc:date>2023-06-26T12:10:56.810000000</dc:date>
    <meta:editing-duration>P2DT50S</meta:editing-duration>
    <meta:editing-cycles>428</meta:editing-cycles>
    <meta:generator>LibreOffice/7.4.1.2$Windows_X86_64 LibreOffice_project/3c58a8f3a960df8bc8fd77b461821e42c061c5f0</meta:generator>
    <meta:document-statistic meta:table-count="5" meta:cell-count="2344" meta:object-count="0"/>
  </office:meta>
</office:document-meta>
</file>